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1" table:number-rows-spanned="2">
            <text:p>x location</text:p>
          </table:table-cell>
          <table:table-cell table:style-name="ce1" office:value-type="string" calcext:value-type="string" table:number-columns-spanned="1" table:number-rows-spanned="2">
            <text:p>x/D</text:p>
          </table:table-cell>
          <table:table-cell table:style-name="ce1" office:value-type="string" calcext:value-type="string" table:number-columns-spanned="4" table:number-rows-spanned="1">
            <text:p>Source 1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Source 2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Source 3</text:p>
          </table:table-cell>
          <table:covered-table-cell table:number-columns-repeated="3" table:style-name="ce2"/>
          <table:table-cell table:style-name="ce2" table:number-columns-repeated="101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U0</text:p>
          </table:table-cell>
          <table:table-cell table:style-name="ce2" office:value-type="string" calcext:value-type="string">
            <text:p>U0adim</text:p>
          </table:table-cell>
          <table:table-cell table:style-name="ce2" office:value-type="string" calcext:value-type="string">
            <text:p>Umean0</text:p>
          </table:table-cell>
          <table:table-cell table:style-name="ce2" office:value-type="string" calcext:value-type="string">
            <text:p>Umean0adim</text:p>
          </table:table-cell>
          <table:table-cell table:style-name="ce2" office:value-type="string" calcext:value-type="string">
            <text:p>U0</text:p>
          </table:table-cell>
          <table:table-cell table:style-name="ce2" office:value-type="string" calcext:value-type="string">
            <text:p>U0adim</text:p>
          </table:table-cell>
          <table:table-cell table:style-name="ce2" office:value-type="string" calcext:value-type="string">
            <text:p>Umean0</text:p>
          </table:table-cell>
          <table:table-cell table:style-name="ce2" office:value-type="string" calcext:value-type="string">
            <text:p>Umean0adim</text:p>
          </table:table-cell>
          <table:table-cell table:style-name="ce2" office:value-type="string" calcext:value-type="string">
            <text:p>U0</text:p>
          </table:table-cell>
          <table:table-cell table:style-name="ce2" office:value-type="string" calcext:value-type="string">
            <text:p>U0adim</text:p>
          </table:table-cell>
          <table:table-cell table:style-name="ce2" office:value-type="string" calcext:value-type="string">
            <text:p>Umean0</text:p>
          </table:table-cell>
          <table:table-cell table:style-name="ce2" office:value-type="string" calcext:value-type="string">
            <text:p>Umean0adim</text:p>
          </table:table-cell>
          <table:table-cell table:style-name="ce2" table:number-columns-repeated="1010"/>
        </table:table-row>
        <table:table-row table:style-name="ro1">
          <table:table-cell table:style-name="Default" office:value-type="float" office:value="10.68" calcext:value-type="float">
            <text:p>10.68</text:p>
          </table:table-cell>
          <table:table-cell table:formula="of:=([.A3]-15)/4.5" office:value-type="float" office:value="-0.96" calcext:value-type="float">
            <text:p>-0.96</text:p>
          </table:table-cell>
          <table:table-cell office:value-type="float" office:value="9.6558" calcext:value-type="float">
            <text:p>9.6558</text:p>
          </table:table-cell>
          <table:table-cell office:value-type="float" office:value="1" calcext:value-type="float">
            <text:p>1</text:p>
          </table:table-cell>
          <table:table-cell office:value-type="float" office:value="9.6753" calcext:value-type="float">
            <text:p>9.6753</text:p>
          </table:table-cell>
          <table:table-cell office:value-type="float" office:value="1" calcext:value-type="float">
            <text:p>1</text:p>
          </table:table-cell>
          <table:table-cell office:value-type="float" office:value="14.6973333333333" calcext:value-type="float">
            <text:p>14.6973333333333</text:p>
          </table:table-cell>
          <table:table-cell office:value-type="float" office:value="1" calcext:value-type="float">
            <text:p>1</text:p>
          </table:table-cell>
          <table:table-cell office:value-type="float" office:value="14.7046666666667" calcext:value-type="float">
            <text:p>14.7046666666667</text:p>
          </table:table-cell>
          <table:table-cell office:value-type="float" office:value="1" calcext:value-type="float">
            <text:p>1</text:p>
          </table:table-cell>
          <table:table-cell office:value-type="float" office:value="19.7643333333333" calcext:value-type="float">
            <text:p>19.7643333333333</text:p>
          </table:table-cell>
          <table:table-cell office:value-type="float" office:value="1" calcext:value-type="float">
            <text:p>1</text:p>
          </table:table-cell>
          <table:table-cell office:value-type="float" office:value="19.767" calcext:value-type="float">
            <text:p>19.767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Default" office:value-type="float" office:value="10.78" calcext:value-type="float">
            <text:p>10.78</text:p>
          </table:table-cell>
          <table:table-cell table:formula="of:=([.A4]-15)/4.5" office:value-type="float" office:value="-0.937777777777778" calcext:value-type="float">
            <text:p>-0.937777777777778</text:p>
          </table:table-cell>
          <table:table-cell office:value-type="float" office:value="9.6416" calcext:value-type="float">
            <text:p>9.6416</text:p>
          </table:table-cell>
          <table:table-cell office:value-type="float" office:value="0.998529351092847" calcext:value-type="float">
            <text:p>0.998529351092847</text:p>
          </table:table-cell>
          <table:table-cell office:value-type="float" office:value="9.6618" calcext:value-type="float">
            <text:p>9.6618</text:p>
          </table:table-cell>
          <table:table-cell office:value-type="float" office:value="0.998604671152578" calcext:value-type="float">
            <text:p>0.998604671152578</text:p>
          </table:table-cell>
          <table:table-cell office:value-type="float" office:value="14.6846666666667" calcext:value-type="float">
            <text:p>14.6846666666667</text:p>
          </table:table-cell>
          <table:table-cell office:value-type="float" office:value="0.999138153675386" calcext:value-type="float">
            <text:p>0.999138153675386</text:p>
          </table:table-cell>
          <table:table-cell office:value-type="float" office:value="14.6923333333333" calcext:value-type="float">
            <text:p>14.6923333333333</text:p>
          </table:table-cell>
          <table:table-cell office:value-type="float" office:value="0.999161252010959" calcext:value-type="float">
            <text:p>0.999161252010959</text:p>
          </table:table-cell>
          <table:table-cell office:value-type="float" office:value="19.7543333333333" calcext:value-type="float">
            <text:p>19.7543333333333</text:p>
          </table:table-cell>
          <table:table-cell office:value-type="float" office:value="0.999494038045513" calcext:value-type="float">
            <text:p>0.999494038045513</text:p>
          </table:table-cell>
          <table:table-cell office:value-type="float" office:value="19.7566666666667" calcext:value-type="float">
            <text:p>19.7566666666667</text:p>
          </table:table-cell>
          <table:table-cell office:value-type="float" office:value="0.999477232948599" calcext:value-type="float">
            <text:p>0.999477232948599</text:p>
          </table:table-cell>
          <table:table-cell table:number-columns-repeated="1010"/>
        </table:table-row>
        <table:table-row table:style-name="ro1">
          <table:table-cell table:style-name="Default" office:value-type="float" office:value="10.881" calcext:value-type="float">
            <text:p>10.881</text:p>
          </table:table-cell>
          <table:table-cell table:formula="of:=([.A5]-15)/4.5" office:value-type="float" office:value="-0.915333333333333" calcext:value-type="float">
            <text:p>-0.915333333333333</text:p>
          </table:table-cell>
          <table:table-cell office:value-type="float" office:value="9.62683333333334" calcext:value-type="float">
            <text:p>9.62683333333334</text:p>
          </table:table-cell>
          <table:table-cell office:value-type="float" office:value="0.997000012457554" calcext:value-type="float">
            <text:p>0.997000012457554</text:p>
          </table:table-cell>
          <table:table-cell office:value-type="float" office:value="9.64773333333333" calcext:value-type="float">
            <text:p>9.64773333333333</text:p>
          </table:table-cell>
          <table:table-cell office:value-type="float" office:value="0.99715076531632" calcext:value-type="float">
            <text:p>0.99715076531632</text:p>
          </table:table-cell>
          <table:table-cell office:value-type="float" office:value="14.6713333333333" calcext:value-type="float">
            <text:p>14.6713333333333</text:p>
          </table:table-cell>
          <table:table-cell office:value-type="float" office:value="0.99823094815089" calcext:value-type="float">
            <text:p>0.99823094815089</text:p>
          </table:table-cell>
          <table:table-cell office:value-type="float" office:value="14.6793333333333" calcext:value-type="float">
            <text:p>14.6793333333333</text:p>
          </table:table-cell>
          <table:table-cell office:value-type="float" office:value="0.998277178752239" calcext:value-type="float">
            <text:p>0.998277178752239</text:p>
          </table:table-cell>
          <table:table-cell office:value-type="float" office:value="19.7436666666667" calcext:value-type="float">
            <text:p>19.7436666666667</text:p>
          </table:table-cell>
          <table:table-cell office:value-type="float" office:value="0.998954339605928" calcext:value-type="float">
            <text:p>0.998954339605928</text:p>
          </table:table-cell>
          <table:table-cell office:value-type="float" office:value="19.7463333333333" calcext:value-type="float">
            <text:p>19.7463333333333</text:p>
          </table:table-cell>
          <table:table-cell office:value-type="float" office:value="0.998954471014213" calcext:value-type="float">
            <text:p>0.998954471014213</text:p>
          </table:table-cell>
          <table:table-cell table:number-columns-repeated="1010"/>
        </table:table-row>
        <table:table-row table:style-name="ro1">
          <table:table-cell table:style-name="Default" office:value-type="float" office:value="10.981" calcext:value-type="float">
            <text:p>10.981</text:p>
          </table:table-cell>
          <table:table-cell table:formula="of:=([.A6]-15)/4.5" office:value-type="float" office:value="-0.893111111111111" calcext:value-type="float">
            <text:p>-0.893111111111111</text:p>
          </table:table-cell>
          <table:table-cell office:value-type="float" office:value="9.61153333333333" calcext:value-type="float">
            <text:p>9.61153333333333</text:p>
          </table:table-cell>
          <table:table-cell office:value-type="float" office:value="0.995415439113227" calcext:value-type="float">
            <text:p>0.995415439113227</text:p>
          </table:table-cell>
          <table:table-cell office:value-type="float" office:value="9.63316666666667" calcext:value-type="float">
            <text:p>9.63316666666667</text:p>
          </table:table-cell>
          <table:table-cell office:value-type="float" office:value="0.995645181472589" calcext:value-type="float">
            <text:p>0.995645181472589</text:p>
          </table:table-cell>
          <table:table-cell office:value-type="float" office:value="14.6576666666667" calcext:value-type="float">
            <text:p>14.6576666666667</text:p>
          </table:table-cell>
          <table:table-cell office:value-type="float" office:value="0.997301062260786" calcext:value-type="float">
            <text:p>0.997301062260786</text:p>
          </table:table-cell>
          <table:table-cell office:value-type="float" office:value="14.6656666666667" calcext:value-type="float">
            <text:p>14.6656666666667</text:p>
          </table:table-cell>
          <table:table-cell office:value-type="float" office:value="0.99734775555954" calcext:value-type="float">
            <text:p>0.99734775555954</text:p>
          </table:table-cell>
          <table:table-cell office:value-type="float" office:value="19.7326666666667" calcext:value-type="float">
            <text:p>19.7326666666667</text:p>
          </table:table-cell>
          <table:table-cell office:value-type="float" office:value="0.998397770362955" calcext:value-type="float">
            <text:p>0.998397770362955</text:p>
          </table:table-cell>
          <table:table-cell office:value-type="float" office:value="19.7353333333333" calcext:value-type="float">
            <text:p>19.7353333333333</text:p>
          </table:table-cell>
          <table:table-cell office:value-type="float" office:value="0.998397987952764" calcext:value-type="float">
            <text:p>0.998397987952764</text:p>
          </table:table-cell>
          <table:table-cell table:number-columns-repeated="1010"/>
        </table:table-row>
        <table:table-row table:style-name="ro1">
          <table:table-cell table:style-name="Default" office:value-type="float" office:value="11.081" calcext:value-type="float">
            <text:p>11.081</text:p>
          </table:table-cell>
          <table:table-cell table:formula="of:=([.A7]-15)/4.5" office:value-type="float" office:value="-0.870888888888889" calcext:value-type="float">
            <text:p>-0.870888888888889</text:p>
          </table:table-cell>
          <table:table-cell office:value-type="float" office:value="9.59503333333333" calcext:value-type="float">
            <text:p>9.59503333333333</text:p>
          </table:table-cell>
          <table:table-cell office:value-type="float" office:value="0.993706585388241" calcext:value-type="float">
            <text:p>0.993706585388241</text:p>
          </table:table-cell>
          <table:table-cell office:value-type="float" office:value="9.61743333333333" calcext:value-type="float">
            <text:p>9.61743333333333</text:p>
          </table:table-cell>
          <table:table-cell office:value-type="float" office:value="0.994019012692467" calcext:value-type="float">
            <text:p>0.994019012692467</text:p>
          </table:table-cell>
          <table:table-cell office:value-type="float" office:value="14.6426666666667" calcext:value-type="float">
            <text:p>14.6426666666667</text:p>
          </table:table-cell>
          <table:table-cell office:value-type="float" office:value="0.99628044563206" calcext:value-type="float">
            <text:p>0.99628044563206</text:p>
          </table:table-cell>
          <table:table-cell office:value-type="float" office:value="14.6513333333333" calcext:value-type="float">
            <text:p>14.6513333333333</text:p>
          </table:table-cell>
          <table:table-cell office:value-type="float" office:value="0.996372996299927" calcext:value-type="float">
            <text:p>0.996372996299927</text:p>
          </table:table-cell>
          <table:table-cell office:value-type="float" office:value="19.7206666666667" calcext:value-type="float">
            <text:p>19.7206666666667</text:p>
          </table:table-cell>
          <table:table-cell office:value-type="float" office:value="0.99779061601757" calcext:value-type="float">
            <text:p>0.99779061601757</text:p>
          </table:table-cell>
          <table:table-cell office:value-type="float" office:value="19.7236666666667" calcext:value-type="float">
            <text:p>19.7236666666667</text:p>
          </table:table-cell>
          <table:table-cell office:value-type="float" office:value="0.997807773527117" calcext:value-type="float">
            <text:p>0.997807773527117</text:p>
          </table:table-cell>
          <table:table-cell table:number-columns-repeated="1010"/>
        </table:table-row>
        <table:table-row table:style-name="ro1">
          <table:table-cell table:style-name="Default" office:value-type="float" office:value="11.182" calcext:value-type="float">
            <text:p>11.182</text:p>
          </table:table-cell>
          <table:table-cell table:formula="of:=([.A8]-15)/4.5" office:value-type="float" office:value="-0.848444444444444" calcext:value-type="float">
            <text:p>-0.848444444444444</text:p>
          </table:table-cell>
          <table:table-cell office:value-type="float" office:value="9.5786" calcext:value-type="float">
            <text:p>9.5786</text:p>
          </table:table-cell>
          <table:table-cell office:value-type="float" office:value="0.99200462990386" calcext:value-type="float">
            <text:p>0.99200462990386</text:p>
          </table:table-cell>
          <table:table-cell office:value-type="float" office:value="9.60176666666667" calcext:value-type="float">
            <text:p>9.60176666666667</text:p>
          </table:table-cell>
          <table:table-cell office:value-type="float" office:value="0.992399731570883" calcext:value-type="float">
            <text:p>0.992399731570883</text:p>
          </table:table-cell>
          <table:table-cell office:value-type="float" office:value="14.6276666666667" calcext:value-type="float">
            <text:p>14.6276666666667</text:p>
          </table:table-cell>
          <table:table-cell office:value-type="float" office:value="0.995259852149718" calcext:value-type="float">
            <text:p>0.995259852149718</text:p>
          </table:table-cell>
          <table:table-cell office:value-type="float" office:value="14.637" calcext:value-type="float">
            <text:p>14.637</text:p>
          </table:table-cell>
          <table:table-cell office:value-type="float" office:value="0.995398223173249" calcext:value-type="float">
            <text:p>0.995398223173249</text:p>
          </table:table-cell>
          <table:table-cell office:value-type="float" office:value="19.7086666666667" calcext:value-type="float">
            <text:p>19.7086666666667</text:p>
          </table:table-cell>
          <table:table-cell office:value-type="float" office:value="0.997183450579149" calcext:value-type="float">
            <text:p>0.997183450579149</text:p>
          </table:table-cell>
          <table:table-cell office:value-type="float" office:value="19.712" calcext:value-type="float">
            <text:p>19.712</text:p>
          </table:table-cell>
          <table:table-cell office:value-type="float" office:value="0.99721755910147" calcext:value-type="float">
            <text:p>0.99721755910147</text:p>
          </table:table-cell>
          <table:table-cell table:number-columns-repeated="1010"/>
        </table:table-row>
        <table:table-row table:style-name="ro1">
          <table:table-cell table:style-name="Default" office:value-type="float" office:value="11.282" calcext:value-type="float">
            <text:p>11.282</text:p>
          </table:table-cell>
          <table:table-cell table:formula="of:=([.A9]-15)/4.5" office:value-type="float" office:value="-0.826222222222222" calcext:value-type="float">
            <text:p>-0.826222222222222</text:p>
          </table:table-cell>
          <table:table-cell office:value-type="float" office:value="9.5613" calcext:value-type="float">
            <text:p>9.5613</text:p>
          </table:table-cell>
          <table:table-cell office:value-type="float" office:value="0.990212918482147" calcext:value-type="float">
            <text:p>0.990212918482147</text:p>
          </table:table-cell>
          <table:table-cell office:value-type="float" office:value="9.58523333333333" calcext:value-type="float">
            <text:p>9.58523333333333</text:p>
          </table:table-cell>
          <table:table-cell office:value-type="float" office:value="0.990690872317391" calcext:value-type="float">
            <text:p>0.990690872317391</text:p>
          </table:table-cell>
          <table:table-cell office:value-type="float" office:value="14.6116666666667" calcext:value-type="float">
            <text:p>14.6116666666667</text:p>
          </table:table-cell>
          <table:table-cell office:value-type="float" office:value="0.994171195955502" calcext:value-type="float">
            <text:p>0.994171195955502</text:p>
          </table:table-cell>
          <table:table-cell office:value-type="float" office:value="14.6216666666667" calcext:value-type="float">
            <text:p>14.6216666666667</text:p>
          </table:table-cell>
          <table:table-cell office:value-type="float" office:value="0.994355458278349" calcext:value-type="float">
            <text:p>0.994355458278349</text:p>
          </table:table-cell>
          <table:table-cell office:value-type="float" office:value="19.6963333333333" calcext:value-type="float">
            <text:p>19.6963333333333</text:p>
          </table:table-cell>
          <table:table-cell office:value-type="float" office:value="0.996559425430377" calcext:value-type="float">
            <text:p>0.996559425430377</text:p>
          </table:table-cell>
          <table:table-cell office:value-type="float" office:value="19.6996666666667" calcext:value-type="float">
            <text:p>19.6996666666667</text:p>
          </table:table-cell>
          <table:table-cell office:value-type="float" office:value="0.996593618428638" calcext:value-type="float">
            <text:p>0.996593618428638</text:p>
          </table:table-cell>
          <table:table-cell table:number-columns-repeated="1010"/>
        </table:table-row>
        <table:table-row table:style-name="ro1">
          <table:table-cell table:style-name="Default" office:value-type="float" office:value="11.382" calcext:value-type="float">
            <text:p>11.382</text:p>
          </table:table-cell>
          <table:table-cell table:formula="of:=([.A10]-15)/4.5" office:value-type="float" office:value="-0.804" calcext:value-type="float">
            <text:p>-0.804</text:p>
          </table:table-cell>
          <table:table-cell office:value-type="float" office:value="9.54186666666667" calcext:value-type="float">
            <text:p>9.54186666666667</text:p>
          </table:table-cell>
          <table:table-cell office:value-type="float" office:value="0.98820026285675" calcext:value-type="float">
            <text:p>0.98820026285675</text:p>
          </table:table-cell>
          <table:table-cell office:value-type="float" office:value="9.56673333333333" calcext:value-type="float">
            <text:p>9.56673333333333</text:p>
          </table:table-cell>
          <table:table-cell office:value-type="float" office:value="0.988778746411001" calcext:value-type="float">
            <text:p>0.988778746411001</text:p>
          </table:table-cell>
          <table:table-cell office:value-type="float" office:value="14.5946666666667" calcext:value-type="float">
            <text:p>14.5946666666667</text:p>
          </table:table-cell>
          <table:table-cell office:value-type="float" office:value="0.993014500195797" calcext:value-type="float">
            <text:p>0.993014500195797</text:p>
          </table:table-cell>
          <table:table-cell office:value-type="float" office:value="14.6046666666667" calcext:value-type="float">
            <text:p>14.6046666666667</text:p>
          </table:table-cell>
          <table:table-cell office:value-type="float" office:value="0.993199337814184" calcext:value-type="float">
            <text:p>0.993199337814184</text:p>
          </table:table-cell>
          <table:table-cell office:value-type="float" office:value="19.6826666666667" calcext:value-type="float">
            <text:p>19.6826666666667</text:p>
          </table:table-cell>
          <table:table-cell office:value-type="float" office:value="0.995867938404445" calcext:value-type="float">
            <text:p>0.995867938404445</text:p>
          </table:table-cell>
          <table:table-cell office:value-type="float" office:value="19.6856666666667" calcext:value-type="float">
            <text:p>19.6856666666667</text:p>
          </table:table-cell>
          <table:table-cell office:value-type="float" office:value="0.995885357022385" calcext:value-type="float">
            <text:p>0.995885357022385</text:p>
          </table:table-cell>
          <table:table-cell table:number-columns-repeated="1010"/>
        </table:table-row>
        <table:table-row table:style-name="ro1">
          <table:table-cell table:style-name="Default" office:value-type="float" office:value="11.483" calcext:value-type="float">
            <text:p>11.483</text:p>
          </table:table-cell>
          <table:table-cell table:formula="of:=([.A11]-15)/4.5" office:value-type="float" office:value="-0.781555555555555" calcext:value-type="float">
            <text:p>-0.781555555555555</text:p>
          </table:table-cell>
          <table:table-cell office:value-type="float" office:value="9.5221" calcext:value-type="float">
            <text:p>9.5221</text:p>
          </table:table-cell>
          <table:table-cell office:value-type="float" office:value="0.986153082788026" calcext:value-type="float">
            <text:p>0.986153082788026</text:p>
          </table:table-cell>
          <table:table-cell office:value-type="float" office:value="9.54783333333333" calcext:value-type="float">
            <text:p>9.54783333333333</text:p>
          </table:table-cell>
          <table:table-cell office:value-type="float" office:value="0.98682526934177" calcext:value-type="float">
            <text:p>0.98682526934177</text:p>
          </table:table-cell>
          <table:table-cell office:value-type="float" office:value="14.5766666666667" calcext:value-type="float">
            <text:p>14.5766666666667</text:p>
          </table:table-cell>
          <table:table-cell office:value-type="float" office:value="0.991789764870602" calcext:value-type="float">
            <text:p>0.991789764870602</text:p>
          </table:table-cell>
          <table:table-cell office:value-type="float" office:value="14.587" calcext:value-type="float">
            <text:p>14.587</text:p>
          </table:table-cell>
          <table:table-cell office:value-type="float" office:value="0.991997892080341" calcext:value-type="float">
            <text:p>0.991997892080341</text:p>
          </table:table-cell>
          <table:table-cell office:value-type="float" office:value="19.6683333333333" calcext:value-type="float">
            <text:p>19.6683333333333</text:p>
          </table:table-cell>
          <table:table-cell office:value-type="float" office:value="0.995142720864776" calcext:value-type="float">
            <text:p>0.995142720864776</text:p>
          </table:table-cell>
          <table:table-cell office:value-type="float" office:value="19.6713333333333" calcext:value-type="float">
            <text:p>19.6713333333333</text:p>
          </table:table-cell>
          <table:table-cell office:value-type="float" office:value="0.995160237611108" calcext:value-type="float">
            <text:p>0.995160237611108</text:p>
          </table:table-cell>
          <table:table-cell table:number-columns-repeated="1010"/>
        </table:table-row>
        <table:table-row table:style-name="ro1">
          <table:table-cell table:style-name="Default" office:value-type="float" office:value="11.583" calcext:value-type="float">
            <text:p>11.583</text:p>
          </table:table-cell>
          <table:table-cell table:formula="of:=([.A12]-15)/4.5" office:value-type="float" office:value="-0.759333333333333" calcext:value-type="float">
            <text:p>-0.759333333333333</text:p>
          </table:table-cell>
          <table:table-cell office:value-type="float" office:value="9.50166666666667" calcext:value-type="float">
            <text:p>9.50166666666667</text:p>
          </table:table-cell>
          <table:table-cell office:value-type="float" office:value="0.984036856516421" calcext:value-type="float">
            <text:p>0.984036856516421</text:p>
          </table:table-cell>
          <table:table-cell office:value-type="float" office:value="9.5283" calcext:value-type="float">
            <text:p>9.5283</text:p>
          </table:table-cell>
          <table:table-cell office:value-type="float" office:value="0.984806333816064" calcext:value-type="float">
            <text:p>0.984806333816064</text:p>
          </table:table-cell>
          <table:table-cell office:value-type="float" office:value="14.558" calcext:value-type="float">
            <text:p>14.558</text:p>
          </table:table-cell>
          <table:table-cell office:value-type="float" office:value="0.990519681153051" calcext:value-type="float">
            <text:p>0.990519681153051</text:p>
          </table:table-cell>
          <table:table-cell office:value-type="float" office:value="14.569" calcext:value-type="float">
            <text:p>14.569</text:p>
          </table:table-cell>
          <table:table-cell office:value-type="float" office:value="0.99077376598089" calcext:value-type="float">
            <text:p>0.99077376598089</text:p>
          </table:table-cell>
          <table:table-cell office:value-type="float" office:value="19.6536666666667" calcext:value-type="float">
            <text:p>19.6536666666667</text:p>
          </table:table-cell>
          <table:table-cell office:value-type="float" office:value="0.994400626550358" calcext:value-type="float">
            <text:p>0.994400626550358</text:p>
          </table:table-cell>
          <table:table-cell office:value-type="float" office:value="19.6566666666667" calcext:value-type="float">
            <text:p>19.6566666666667</text:p>
          </table:table-cell>
          <table:table-cell office:value-type="float" office:value="0.994418255077793" calcext:value-type="float">
            <text:p>0.994418255077793</text:p>
          </table:table-cell>
          <table:table-cell table:number-columns-repeated="1010"/>
        </table:table-row>
        <table:table-row table:style-name="ro1">
          <table:table-cell table:style-name="Default" office:value-type="float" office:value="11.684" calcext:value-type="float">
            <text:p>11.684</text:p>
          </table:table-cell>
          <table:table-cell table:formula="of:=([.A13]-15)/4.5" office:value-type="float" office:value="-0.736888888888889" calcext:value-type="float">
            <text:p>-0.736888888888889</text:p>
          </table:table-cell>
          <table:table-cell office:value-type="float" office:value="9.4802" calcext:value-type="float">
            <text:p>9.4802</text:p>
          </table:table-cell>
          <table:table-cell office:value-type="float" office:value="0.981813604579502" calcext:value-type="float">
            <text:p>0.981813604579502</text:p>
          </table:table-cell>
          <table:table-cell office:value-type="float" office:value="9.5078" calcext:value-type="float">
            <text:p>9.5078</text:p>
          </table:table-cell>
          <table:table-cell office:value-type="float" office:value="0.982687481461507" calcext:value-type="float">
            <text:p>0.982687481461507</text:p>
          </table:table-cell>
          <table:table-cell office:value-type="float" office:value="14.5386666666667" calcext:value-type="float">
            <text:p>14.5386666666667</text:p>
          </table:table-cell>
          <table:table-cell office:value-type="float" office:value="0.989204238235619" calcext:value-type="float">
            <text:p>0.989204238235619</text:p>
          </table:table-cell>
          <table:table-cell office:value-type="float" office:value="14.55" calcext:value-type="float">
            <text:p>14.55</text:p>
          </table:table-cell>
          <table:table-cell office:value-type="float" office:value="0.989481634246153" calcext:value-type="float">
            <text:p>0.989481634246153</text:p>
          </table:table-cell>
          <table:table-cell office:value-type="float" office:value="19.638" calcext:value-type="float">
            <text:p>19.638</text:p>
          </table:table-cell>
          <table:table-cell office:value-type="float" office:value="0.99360794713353" calcext:value-type="float">
            <text:p>0.99360794713353</text:p>
          </table:table-cell>
          <table:table-cell office:value-type="float" office:value="19.6416666666667" calcext:value-type="float">
            <text:p>19.6416666666667</text:p>
          </table:table-cell>
          <table:table-cell office:value-type="float" office:value="0.993659404302318" calcext:value-type="float">
            <text:p>0.993659404302318</text:p>
          </table:table-cell>
          <table:table-cell table:number-columns-repeated="1010"/>
        </table:table-row>
        <table:table-row table:style-name="ro1">
          <table:table-cell table:style-name="Default" office:value-type="float" office:value="11.784" calcext:value-type="float">
            <text:p>11.784</text:p>
          </table:table-cell>
          <table:table-cell table:formula="of:=([.A14]-15)/4.5" office:value-type="float" office:value="-0.714666666666667" calcext:value-type="float">
            <text:p>-0.714666666666667</text:p>
          </table:table-cell>
          <table:table-cell office:value-type="float" office:value="9.45756666666667" calcext:value-type="float">
            <text:p>9.45756666666667</text:p>
          </table:table-cell>
          <table:table-cell office:value-type="float" office:value="0.979469524066001" calcext:value-type="float">
            <text:p>0.979469524066001</text:p>
          </table:table-cell>
          <table:table-cell office:value-type="float" office:value="9.48613333333334" calcext:value-type="float">
            <text:p>9.48613333333334</text:p>
          </table:table-cell>
          <table:table-cell office:value-type="float" office:value="0.980448041604595" calcext:value-type="float">
            <text:p>0.980448041604595</text:p>
          </table:table-cell>
          <table:table-cell office:value-type="float" office:value="14.518" calcext:value-type="float">
            <text:p>14.518</text:p>
          </table:table-cell>
          <table:table-cell office:value-type="float" office:value="0.987798052240704" calcext:value-type="float">
            <text:p>0.987798052240704</text:p>
          </table:table-cell>
          <table:table-cell office:value-type="float" office:value="14.53" calcext:value-type="float">
            <text:p>14.53</text:p>
          </table:table-cell>
          <table:table-cell office:value-type="float" office:value="0.98812149687613" calcext:value-type="float">
            <text:p>0.98812149687613</text:p>
          </table:table-cell>
          <table:table-cell office:value-type="float" office:value="19.6216666666667" calcext:value-type="float">
            <text:p>19.6216666666667</text:p>
          </table:table-cell>
          <table:table-cell office:value-type="float" office:value="0.992781526109925" calcext:value-type="float">
            <text:p>0.992781526109925</text:p>
          </table:table-cell>
          <table:table-cell office:value-type="float" office:value="19.625" calcext:value-type="float">
            <text:p>19.625</text:p>
          </table:table-cell>
          <table:table-cell office:value-type="float" office:value="0.992816243030557" calcext:value-type="float">
            <text:p>0.992816243030557</text:p>
          </table:table-cell>
          <table:table-cell table:number-columns-repeated="1010"/>
        </table:table-row>
        <table:table-row table:style-name="ro1">
          <table:table-cell table:style-name="Default" office:value-type="float" office:value="11.884" calcext:value-type="float">
            <text:p>11.884</text:p>
          </table:table-cell>
          <table:table-cell table:formula="of:=([.A15]-15)/4.5" office:value-type="float" office:value="-0.692444444444444" calcext:value-type="float">
            <text:p>-0.692444444444444</text:p>
          </table:table-cell>
          <table:table-cell office:value-type="float" office:value="9.43366666666667" calcext:value-type="float">
            <text:p>9.43366666666667</text:p>
          </table:table-cell>
          <table:table-cell office:value-type="float" office:value="0.976994258501177" calcext:value-type="float">
            <text:p>0.976994258501177</text:p>
          </table:table-cell>
          <table:table-cell office:value-type="float" office:value="9.46323333333333" calcext:value-type="float">
            <text:p>9.46323333333333</text:p>
          </table:table-cell>
          <table:table-cell office:value-type="float" office:value="0.978081129152754" calcext:value-type="float">
            <text:p>0.978081129152754</text:p>
          </table:table-cell>
          <table:table-cell office:value-type="float" office:value="14.4963333333333" calcext:value-type="float">
            <text:p>14.4963333333333</text:p>
          </table:table-cell>
          <table:table-cell office:value-type="float" office:value="0.986323849826685" calcext:value-type="float">
            <text:p>0.986323849826685</text:p>
          </table:table-cell>
          <table:table-cell office:value-type="float" office:value="14.509" calcext:value-type="float">
            <text:p>14.509</text:p>
          </table:table-cell>
          <table:table-cell office:value-type="float" office:value="0.98669335387082" calcext:value-type="float">
            <text:p>0.98669335387082</text:p>
          </table:table-cell>
          <table:table-cell office:value-type="float" office:value="19.604" calcext:value-type="float">
            <text:p>19.604</text:p>
          </table:table-cell>
          <table:table-cell office:value-type="float" office:value="0.991887654302199" calcext:value-type="float">
            <text:p>0.991887654302199</text:p>
          </table:table-cell>
          <table:table-cell office:value-type="float" office:value="19.6076666666667" calcext:value-type="float">
            <text:p>19.6076666666667</text:p>
          </table:table-cell>
          <table:table-cell office:value-type="float" office:value="0.991939345274476" calcext:value-type="float">
            <text:p>0.991939345274476</text:p>
          </table:table-cell>
          <table:table-cell table:number-columns-repeated="1010"/>
        </table:table-row>
        <table:table-row table:style-name="ro1">
          <table:table-cell table:style-name="Default" office:value-type="float" office:value="11.985" calcext:value-type="float">
            <text:p>11.985</text:p>
          </table:table-cell>
          <table:table-cell table:formula="of:=([.A16]-15)/4.5" office:value-type="float" office:value="-0.67" calcext:value-type="float">
            <text:p>-0.67</text:p>
          </table:table-cell>
          <table:table-cell office:value-type="float" office:value="9.40846666666667" calcext:value-type="float">
            <text:p>9.40846666666667</text:p>
          </table:table-cell>
          <table:table-cell office:value-type="float" office:value="0.974384356080954" calcext:value-type="float">
            <text:p>0.974384356080954</text:p>
          </table:table-cell>
          <table:table-cell office:value-type="float" office:value="9.4391" calcext:value-type="float">
            <text:p>9.4391</text:p>
          </table:table-cell>
          <table:table-cell office:value-type="float" office:value="0.975586738974058" calcext:value-type="float">
            <text:p>0.975586738974058</text:p>
          </table:table-cell>
          <table:table-cell office:value-type="float" office:value="14.473" calcext:value-type="float">
            <text:p>14.473</text:p>
          </table:table-cell>
          <table:table-cell office:value-type="float" office:value="0.984736225500909" calcext:value-type="float">
            <text:p>0.984736225500909</text:p>
          </table:table-cell>
          <table:table-cell office:value-type="float" office:value="14.4866666666667" calcext:value-type="float">
            <text:p>14.4866666666667</text:p>
          </table:table-cell>
          <table:table-cell office:value-type="float" office:value="0.985174524864618" calcext:value-type="float">
            <text:p>0.985174524864618</text:p>
          </table:table-cell>
          <table:table-cell office:value-type="float" office:value="19.5856666666667" calcext:value-type="float">
            <text:p>19.5856666666667</text:p>
          </table:table-cell>
          <table:table-cell office:value-type="float" office:value="0.990960040887698" calcext:value-type="float">
            <text:p>0.990960040887698</text:p>
          </table:table-cell>
          <table:table-cell office:value-type="float" office:value="19.5896666666667" calcext:value-type="float">
            <text:p>19.5896666666667</text:p>
          </table:table-cell>
          <table:table-cell office:value-type="float" office:value="0.991028726391333" calcext:value-type="float">
            <text:p>0.991028726391333</text:p>
          </table:table-cell>
          <table:table-cell table:number-columns-repeated="1010"/>
        </table:table-row>
        <table:table-row table:style-name="ro1">
          <table:table-cell table:style-name="Default" office:value-type="float" office:value="12.085" calcext:value-type="float">
            <text:p>12.085</text:p>
          </table:table-cell>
          <table:table-cell table:formula="of:=([.A17]-15)/4.5" office:value-type="float" office:value="-0.647777777777778" calcext:value-type="float">
            <text:p>-0.647777777777778</text:p>
          </table:table-cell>
          <table:table-cell office:value-type="float" office:value="9.38183333333333" calcext:value-type="float">
            <text:p>9.38183333333333</text:p>
          </table:table-cell>
          <table:table-cell office:value-type="float" office:value="0.971625998881425" calcext:value-type="float">
            <text:p>0.971625998881425</text:p>
          </table:table-cell>
          <table:table-cell office:value-type="float" office:value="9.4136" calcext:value-type="float">
            <text:p>9.4136</text:p>
          </table:table-cell>
          <table:table-cell office:value-type="float" office:value="0.972951089560532" calcext:value-type="float">
            <text:p>0.972951089560532</text:p>
          </table:table-cell>
          <table:table-cell office:value-type="float" office:value="14.449" calcext:value-type="float">
            <text:p>14.449</text:p>
          </table:table-cell>
          <table:table-cell office:value-type="float" office:value="0.983103252782778" calcext:value-type="float">
            <text:p>0.983103252782778</text:p>
          </table:table-cell>
          <table:table-cell office:value-type="float" office:value="14.4633333333333" calcext:value-type="float">
            <text:p>14.4633333333333</text:p>
          </table:table-cell>
          <table:table-cell office:value-type="float" office:value="0.983587701020365" calcext:value-type="float">
            <text:p>0.983587701020365</text:p>
          </table:table-cell>
          <table:table-cell office:value-type="float" office:value="19.5666666666667" calcext:value-type="float">
            <text:p>19.5666666666667</text:p>
          </table:table-cell>
          <table:table-cell office:value-type="float" office:value="0.989998702081135" calcext:value-type="float">
            <text:p>0.989998702081135</text:p>
          </table:table-cell>
          <table:table-cell office:value-type="float" office:value="19.5706666666667" calcext:value-type="float">
            <text:p>19.5706666666667</text:p>
          </table:table-cell>
          <table:table-cell office:value-type="float" office:value="0.990067518138967" calcext:value-type="float">
            <text:p>0.990067518138967</text:p>
          </table:table-cell>
          <table:table-cell table:number-columns-repeated="1010"/>
        </table:table-row>
        <table:table-row table:style-name="ro1">
          <table:table-cell table:style-name="Default" office:value-type="float" office:value="12.185" calcext:value-type="float">
            <text:p>12.185</text:p>
          </table:table-cell>
          <table:table-cell table:formula="of:=([.A18]-15)/4.5" office:value-type="float" office:value="-0.625555555555555" calcext:value-type="float">
            <text:p>-0.625555555555555</text:p>
          </table:table-cell>
          <table:table-cell office:value-type="float" office:value="9.3537" calcext:value-type="float">
            <text:p>9.3537</text:p>
          </table:table-cell>
          <table:table-cell office:value-type="float" office:value="0.96871229134576" calcext:value-type="float">
            <text:p>0.96871229134576</text:p>
          </table:table-cell>
          <table:table-cell office:value-type="float" office:value="9.38663333333333" calcext:value-type="float">
            <text:p>9.38663333333333</text:p>
          </table:table-cell>
          <table:table-cell office:value-type="float" office:value="0.970163842744719" calcext:value-type="float">
            <text:p>0.970163842744719</text:p>
          </table:table-cell>
          <table:table-cell office:value-type="float" office:value="14.4233333333333" calcext:value-type="float">
            <text:p>14.4233333333333</text:p>
          </table:table-cell>
          <table:table-cell office:value-type="float" office:value="0.981356868960416" calcext:value-type="float">
            <text:p>0.981356868960416</text:p>
          </table:table-cell>
          <table:table-cell office:value-type="float" office:value="14.4386666666667" calcext:value-type="float">
            <text:p>14.4386666666667</text:p>
          </table:table-cell>
          <table:table-cell office:value-type="float" office:value="0.981910191175218" calcext:value-type="float">
            <text:p>0.981910191175218</text:p>
          </table:table-cell>
          <table:table-cell office:value-type="float" office:value="19.546" calcext:value-type="float">
            <text:p>19.546</text:p>
          </table:table-cell>
          <table:table-cell office:value-type="float" office:value="0.988953030594025" calcext:value-type="float">
            <text:p>0.988953030594025</text:p>
          </table:table-cell>
          <table:table-cell office:value-type="float" office:value="19.5503333333333" calcext:value-type="float">
            <text:p>19.5503333333333</text:p>
          </table:table-cell>
          <table:table-cell office:value-type="float" office:value="0.98903885739534" calcext:value-type="float">
            <text:p>0.98903885739534</text:p>
          </table:table-cell>
          <table:table-cell table:number-columns-repeated="1010"/>
        </table:table-row>
        <table:table-row table:style-name="ro1">
          <table:table-cell table:style-name="Default" office:value-type="float" office:value="12.286" calcext:value-type="float">
            <text:p>12.286</text:p>
          </table:table-cell>
          <table:table-cell table:formula="of:=([.A19]-15)/4.5" office:value-type="float" office:value="-0.603111111111111" calcext:value-type="float">
            <text:p>-0.603111111111111</text:p>
          </table:table-cell>
          <table:table-cell office:value-type="float" office:value="9.32396666666667" calcext:value-type="float">
            <text:p>9.32396666666667</text:p>
          </table:table-cell>
          <table:table-cell office:value-type="float" office:value="0.965632865732867" calcext:value-type="float">
            <text:p>0.965632865732867</text:p>
          </table:table-cell>
          <table:table-cell office:value-type="float" office:value="9.3581" calcext:value-type="float">
            <text:p>9.3581</text:p>
          </table:table-cell>
          <table:table-cell office:value-type="float" office:value="0.967214662925123" calcext:value-type="float">
            <text:p>0.967214662925123</text:p>
          </table:table-cell>
          <table:table-cell office:value-type="float" office:value="14.396" calcext:value-type="float">
            <text:p>14.396</text:p>
          </table:table-cell>
          <table:table-cell office:value-type="float" office:value="0.979497086372683" calcext:value-type="float">
            <text:p>0.979497086372683</text:p>
          </table:table-cell>
          <table:table-cell office:value-type="float" office:value="14.4123333333333" calcext:value-type="float">
            <text:p>14.4123333333333</text:p>
          </table:table-cell>
          <table:table-cell office:value-type="float" office:value="0.98011933962787" calcext:value-type="float">
            <text:p>0.98011933962787</text:p>
          </table:table-cell>
          <table:table-cell office:value-type="float" office:value="19.5246666666667" calcext:value-type="float">
            <text:p>19.5246666666667</text:p>
          </table:table-cell>
          <table:table-cell office:value-type="float" office:value="0.987873628593178" calcext:value-type="float">
            <text:p>0.987873628593178</text:p>
          </table:table-cell>
          <table:table-cell office:value-type="float" office:value="19.529" calcext:value-type="float">
            <text:p>19.529</text:p>
          </table:table-cell>
          <table:table-cell office:value-type="float" office:value="0.987959602162369" calcext:value-type="float">
            <text:p>0.987959602162369</text:p>
          </table:table-cell>
          <table:table-cell table:number-columns-repeated="1010"/>
        </table:table-row>
        <table:table-row table:style-name="ro1">
          <table:table-cell table:style-name="Default" office:value-type="float" office:value="12.386" calcext:value-type="float">
            <text:p>12.386</text:p>
          </table:table-cell>
          <table:table-cell table:formula="of:=([.A20]-15)/4.5" office:value-type="float" office:value="-0.580888888888889" calcext:value-type="float">
            <text:p>-0.580888888888889</text:p>
          </table:table-cell>
          <table:table-cell office:value-type="float" office:value="9.29253333333333" calcext:value-type="float">
            <text:p>9.29253333333333</text:p>
          </table:table-cell>
          <table:table-cell office:value-type="float" office:value="0.962377368251779" calcext:value-type="float">
            <text:p>0.962377368251779</text:p>
          </table:table-cell>
          <table:table-cell office:value-type="float" office:value="9.3279" calcext:value-type="float">
            <text:p>9.3279</text:p>
          </table:table-cell>
          <table:table-cell office:value-type="float" office:value="0.9640932175957" calcext:value-type="float">
            <text:p>0.9640932175957</text:p>
          </table:table-cell>
          <table:table-cell office:value-type="float" office:value="14.3673333333333" calcext:value-type="float">
            <text:p>14.3673333333333</text:p>
          </table:table-cell>
          <table:table-cell office:value-type="float" office:value="0.977546583853853" calcext:value-type="float">
            <text:p>0.977546583853853</text:p>
          </table:table-cell>
          <table:table-cell office:value-type="float" office:value="14.3846666666667" calcext:value-type="float">
            <text:p>14.3846666666667</text:p>
          </table:table-cell>
          <table:table-cell office:value-type="float" office:value="0.978237812876865" calcext:value-type="float">
            <text:p>0.978237812876865</text:p>
          </table:table-cell>
          <table:table-cell office:value-type="float" office:value="19.5023333333333" calcext:value-type="float">
            <text:p>19.5023333333333</text:p>
          </table:table-cell>
          <table:table-cell office:value-type="float" office:value="0.986743624425521" calcext:value-type="float">
            <text:p>0.986743624425521</text:p>
          </table:table-cell>
          <table:table-cell office:value-type="float" office:value="19.5063333333333" calcext:value-type="float">
            <text:p>19.5063333333333</text:p>
          </table:table-cell>
          <table:table-cell office:value-type="float" office:value="0.986812894438136" calcext:value-type="float">
            <text:p>0.986812894438136</text:p>
          </table:table-cell>
          <table:table-cell table:number-columns-repeated="1010"/>
        </table:table-row>
        <table:table-row table:style-name="ro1">
          <table:table-cell table:style-name="Default" office:value-type="float" office:value="12.486" calcext:value-type="float">
            <text:p>12.486</text:p>
          </table:table-cell>
          <table:table-cell table:formula="of:=([.A21]-15)/4.5" office:value-type="float" office:value="-0.558666666666667" calcext:value-type="float">
            <text:p>-0.558666666666667</text:p>
          </table:table-cell>
          <table:table-cell office:value-type="float" office:value="9.2593" calcext:value-type="float">
            <text:p>9.2593</text:p>
          </table:table-cell>
          <table:table-cell office:value-type="float" office:value="0.958935445111529" calcext:value-type="float">
            <text:p>0.958935445111529</text:p>
          </table:table-cell>
          <table:table-cell office:value-type="float" office:value="9.29596666666667" calcext:value-type="float">
            <text:p>9.29596666666667</text:p>
          </table:table-cell>
          <table:table-cell office:value-type="float" office:value="0.960792607775085" calcext:value-type="float">
            <text:p>0.960792607775085</text:p>
          </table:table-cell>
          <table:table-cell office:value-type="float" office:value="14.3366666666667" calcext:value-type="float">
            <text:p>14.3366666666667</text:p>
          </table:table-cell>
          <table:table-cell office:value-type="float" office:value="0.975460002204044" calcext:value-type="float">
            <text:p>0.975460002204044</text:p>
          </table:table-cell>
          <table:table-cell office:value-type="float" office:value="14.3553333333333" calcext:value-type="float">
            <text:p>14.3553333333333</text:p>
          </table:table-cell>
          <table:table-cell office:value-type="float" office:value="0.976242919759359" calcext:value-type="float">
            <text:p>0.976242919759359</text:p>
          </table:table-cell>
          <table:table-cell office:value-type="float" office:value="19.4783333333333" calcext:value-type="float">
            <text:p>19.4783333333333</text:p>
          </table:table-cell>
          <table:table-cell office:value-type="float" office:value="0.985529293548677" calcext:value-type="float">
            <text:p>0.985529293548677</text:p>
          </table:table-cell>
          <table:table-cell office:value-type="float" office:value="19.4823333333333" calcext:value-type="float">
            <text:p>19.4823333333333</text:p>
          </table:table-cell>
          <table:table-cell office:value-type="float" office:value="0.98559872910252" calcext:value-type="float">
            <text:p>0.98559872910252</text:p>
          </table:table-cell>
          <table:table-cell table:number-columns-repeated="1010"/>
        </table:table-row>
        <table:table-row table:style-name="ro1">
          <table:table-cell table:style-name="Default" office:value-type="float" office:value="12.587" calcext:value-type="float">
            <text:p>12.587</text:p>
          </table:table-cell>
          <table:table-cell table:formula="of:=([.A22]-15)/4.5" office:value-type="float" office:value="-0.536222222222222" calcext:value-type="float">
            <text:p>-0.536222222222222</text:p>
          </table:table-cell>
          <table:table-cell office:value-type="float" office:value="9.22413333333333" calcext:value-type="float">
            <text:p>9.22413333333333</text:p>
          </table:table-cell>
          <table:table-cell office:value-type="float" office:value="0.955293282134499" calcext:value-type="float">
            <text:p>0.955293282134499</text:p>
          </table:table-cell>
          <table:table-cell office:value-type="float" office:value="9.26213333333333" calcext:value-type="float">
            <text:p>9.26213333333333</text:p>
          </table:table-cell>
          <table:table-cell office:value-type="float" office:value="0.957295612769211" calcext:value-type="float">
            <text:p>0.957295612769211</text:p>
          </table:table-cell>
          <table:table-cell office:value-type="float" office:value="14.3043333333333" calcext:value-type="float">
            <text:p>14.3043333333333</text:p>
          </table:table-cell>
          <table:table-cell office:value-type="float" office:value="0.973260009450004" calcext:value-type="float">
            <text:p>0.973260009450004</text:p>
          </table:table-cell>
          <table:table-cell office:value-type="float" office:value="14.325" calcext:value-type="float">
            <text:p>14.325</text:p>
          </table:table-cell>
          <table:table-cell office:value-type="float" office:value="0.974180031803803" calcext:value-type="float">
            <text:p>0.974180031803803</text:p>
          </table:table-cell>
          <table:table-cell office:value-type="float" office:value="19.4523333333333" calcext:value-type="float">
            <text:p>19.4523333333333</text:p>
          </table:table-cell>
          <table:table-cell office:value-type="float" office:value="0.984213770280936" calcext:value-type="float">
            <text:p>0.984213770280936</text:p>
          </table:table-cell>
          <table:table-cell office:value-type="float" office:value="19.457" calcext:value-type="float">
            <text:p>19.457</text:p>
          </table:table-cell>
          <table:table-cell office:value-type="float" office:value="0.984317116392659" calcext:value-type="float">
            <text:p>0.984317116392659</text:p>
          </table:table-cell>
          <table:table-cell table:number-columns-repeated="1010"/>
        </table:table-row>
        <table:table-row table:style-name="ro1">
          <table:table-cell table:style-name="Default" office:value-type="float" office:value="12.687" calcext:value-type="float">
            <text:p>12.687</text:p>
          </table:table-cell>
          <table:table-cell table:formula="of:=([.A23]-15)/4.5" office:value-type="float" office:value="-0.514" calcext:value-type="float">
            <text:p>-0.514</text:p>
          </table:table-cell>
          <table:table-cell office:value-type="float" office:value="9.1869" calcext:value-type="float">
            <text:p>9.1869</text:p>
          </table:table-cell>
          <table:table-cell office:value-type="float" office:value="0.951437079624448" calcext:value-type="float">
            <text:p>0.951437079624448</text:p>
          </table:table-cell>
          <table:table-cell office:value-type="float" office:value="9.22633333333333" calcext:value-type="float">
            <text:p>9.22633333333333</text:p>
          </table:table-cell>
          <table:table-cell office:value-type="float" office:value="0.953595345449025" calcext:value-type="float">
            <text:p>0.953595345449025</text:p>
          </table:table-cell>
          <table:table-cell office:value-type="float" office:value="14.27" calcext:value-type="float">
            <text:p>14.27</text:p>
          </table:table-cell>
          <table:table-cell office:value-type="float" office:value="0.97092392675746" calcext:value-type="float">
            <text:p>0.97092392675746</text:p>
          </table:table-cell>
          <table:table-cell office:value-type="float" office:value="14.292" calcext:value-type="float">
            <text:p>14.292</text:p>
          </table:table-cell>
          <table:table-cell office:value-type="float" office:value="0.971935796510759" calcext:value-type="float">
            <text:p>0.971935796510759</text:p>
          </table:table-cell>
          <table:table-cell office:value-type="float" office:value="19.4256666666667" calcext:value-type="float">
            <text:p>19.4256666666667</text:p>
          </table:table-cell>
          <table:table-cell office:value-type="float" office:value="0.982864510528097" calcext:value-type="float">
            <text:p>0.982864510528097</text:p>
          </table:table-cell>
          <table:table-cell office:value-type="float" office:value="19.4303333333333" calcext:value-type="float">
            <text:p>19.4303333333333</text:p>
          </table:table-cell>
          <table:table-cell office:value-type="float" office:value="0.982968051191536" calcext:value-type="float">
            <text:p>0.982968051191536</text:p>
          </table:table-cell>
          <table:table-cell table:number-columns-repeated="1010"/>
        </table:table-row>
        <table:table-row table:style-name="ro1">
          <table:table-cell table:style-name="Default" office:value-type="float" office:value="12.787" calcext:value-type="float">
            <text:p>12.787</text:p>
          </table:table-cell>
          <table:table-cell table:formula="of:=([.A24]-15)/4.5" office:value-type="float" office:value="-0.491777777777778" calcext:value-type="float">
            <text:p>-0.491777777777778</text:p>
          </table:table-cell>
          <table:table-cell office:value-type="float" office:value="9.14703333333334" calcext:value-type="float">
            <text:p>9.14703333333334</text:p>
          </table:table-cell>
          <table:table-cell office:value-type="float" office:value="0.947308144638206" calcext:value-type="float">
            <text:p>0.947308144638206</text:p>
          </table:table-cell>
          <table:table-cell office:value-type="float" office:value="9.18796666666667" calcext:value-type="float">
            <text:p>9.18796666666667</text:p>
          </table:table-cell>
          <table:table-cell office:value-type="float" office:value="0.949629789110112" calcext:value-type="float">
            <text:p>0.949629789110112</text:p>
          </table:table-cell>
          <table:table-cell office:value-type="float" office:value="14.233" calcext:value-type="float">
            <text:p>14.233</text:p>
          </table:table-cell>
          <table:table-cell office:value-type="float" office:value="0.96840641654158" calcext:value-type="float">
            <text:p>0.96840641654158</text:p>
          </table:table-cell>
          <table:table-cell office:value-type="float" office:value="14.2576666666667" calcext:value-type="float">
            <text:p>14.2576666666667</text:p>
          </table:table-cell>
          <table:table-cell office:value-type="float" office:value="0.969600875216822" calcext:value-type="float">
            <text:p>0.969600875216822</text:p>
          </table:table-cell>
          <table:table-cell office:value-type="float" office:value="19.3973333333333" calcext:value-type="float">
            <text:p>19.3973333333333</text:p>
          </table:table-cell>
          <table:table-cell office:value-type="float" office:value="0.981430924066071" calcext:value-type="float">
            <text:p>0.981430924066071</text:p>
          </table:table-cell>
          <table:table-cell office:value-type="float" office:value="19.4016666666667" calcext:value-type="float">
            <text:p>19.4016666666667</text:p>
          </table:table-cell>
          <table:table-cell office:value-type="float" office:value="0.981517797014831" calcext:value-type="float">
            <text:p>0.981517797014831</text:p>
          </table:table-cell>
          <table:table-cell table:number-columns-repeated="1010"/>
        </table:table-row>
        <table:table-row table:style-name="ro1">
          <table:table-cell table:style-name="Default" office:value-type="float" office:value="12.888" calcext:value-type="float">
            <text:p>12.888</text:p>
          </table:table-cell>
          <table:table-cell table:formula="of:=([.A25]-15)/4.5" office:value-type="float" office:value="-0.469333333333333" calcext:value-type="float">
            <text:p>-0.469333333333333</text:p>
          </table:table-cell>
          <table:table-cell office:value-type="float" office:value="9.10456666666667" calcext:value-type="float">
            <text:p>9.10456666666667</text:p>
          </table:table-cell>
          <table:table-cell office:value-type="float" office:value="0.942909914498468" calcext:value-type="float">
            <text:p>0.942909914498468</text:p>
          </table:table-cell>
          <table:table-cell office:value-type="float" office:value="9.14703333333334" calcext:value-type="float">
            <text:p>9.14703333333334</text:p>
          </table:table-cell>
          <table:table-cell office:value-type="float" office:value="0.945398929334195" calcext:value-type="float">
            <text:p>0.945398929334195</text:p>
          </table:table-cell>
          <table:table-cell office:value-type="float" office:value="14.1933333333333" calcext:value-type="float">
            <text:p>14.1933333333333</text:p>
          </table:table-cell>
          <table:table-cell office:value-type="float" office:value="0.965707455655981" calcext:value-type="float">
            <text:p>0.965707455655981</text:p>
          </table:table-cell>
          <table:table-cell office:value-type="float" office:value="14.2203333333333" calcext:value-type="float">
            <text:p>14.2203333333333</text:p>
          </table:table-cell>
          <table:table-cell office:value-type="float" office:value="0.967061923149963" calcext:value-type="float">
            <text:p>0.967061923149963</text:p>
          </table:table-cell>
          <table:table-cell office:value-type="float" office:value="19.3666666666667" calcext:value-type="float">
            <text:p>19.3666666666667</text:p>
          </table:table-cell>
          <table:table-cell office:value-type="float" office:value="0.9798792684384" calcext:value-type="float">
            <text:p>0.9798792684384</text:p>
          </table:table-cell>
          <table:table-cell office:value-type="float" office:value="19.371" calcext:value-type="float">
            <text:p>19.371</text:p>
          </table:table-cell>
          <table:table-cell office:value-type="float" office:value="0.979966364099681" calcext:value-type="float">
            <text:p>0.979966364099681</text:p>
          </table:table-cell>
          <table:table-cell table:number-columns-repeated="1010"/>
        </table:table-row>
        <table:table-row table:style-name="ro1">
          <table:table-cell table:style-name="Default" office:value-type="float" office:value="12.988" calcext:value-type="float">
            <text:p>12.988</text:p>
          </table:table-cell>
          <table:table-cell table:formula="of:=([.A26]-15)/4.5" office:value-type="float" office:value="-0.447111111111111" calcext:value-type="float">
            <text:p>-0.447111111111111</text:p>
          </table:table-cell>
          <table:table-cell office:value-type="float" office:value="9.05926666666667" calcext:value-type="float">
            <text:p>9.05926666666667</text:p>
          </table:table-cell>
          <table:table-cell office:value-type="float" office:value="0.938218224451676" calcext:value-type="float">
            <text:p>0.938218224451676</text:p>
          </table:table-cell>
          <table:table-cell office:value-type="float" office:value="9.10333333333333" calcext:value-type="float">
            <text:p>9.10333333333333</text:p>
          </table:table-cell>
          <table:table-cell office:value-type="float" office:value="0.94088209544777" calcext:value-type="float">
            <text:p>0.94088209544777</text:p>
          </table:table-cell>
          <table:table-cell office:value-type="float" office:value="14.151" calcext:value-type="float">
            <text:p>14.151</text:p>
          </table:table-cell>
          <table:table-cell office:value-type="float" office:value="0.962827044100662" calcext:value-type="float">
            <text:p>0.962827044100662</text:p>
          </table:table-cell>
          <table:table-cell office:value-type="float" office:value="14.181" calcext:value-type="float">
            <text:p>14.181</text:p>
          </table:table-cell>
          <table:table-cell office:value-type="float" office:value="0.964386949015295" calcext:value-type="float">
            <text:p>0.964386949015295</text:p>
          </table:table-cell>
          <table:table-cell office:value-type="float" office:value="19.3343333333333" calcext:value-type="float">
            <text:p>19.3343333333333</text:p>
          </table:table-cell>
          <table:table-cell office:value-type="float" office:value="0.978243286101542" calcext:value-type="float">
            <text:p>0.978243286101542</text:p>
          </table:table-cell>
          <table:table-cell office:value-type="float" office:value="19.3386666666667" calcext:value-type="float">
            <text:p>19.3386666666667</text:p>
          </table:table-cell>
          <table:table-cell office:value-type="float" office:value="0.978330615568124" calcext:value-type="float">
            <text:p>0.978330615568124</text:p>
          </table:table-cell>
          <table:table-cell table:number-columns-repeated="1010"/>
        </table:table-row>
        <table:table-row table:style-name="ro1">
          <table:table-cell table:style-name="Default" office:value-type="float" office:value="13.088" calcext:value-type="float">
            <text:p>13.088</text:p>
          </table:table-cell>
          <table:table-cell table:formula="of:=([.A27]-15)/4.5" office:value-type="float" office:value="-0.424888888888889" calcext:value-type="float">
            <text:p>-0.424888888888889</text:p>
          </table:table-cell>
          <table:table-cell office:value-type="float" office:value="9.01103333333333" calcext:value-type="float">
            <text:p>9.01103333333333</text:p>
          </table:table-cell>
          <table:table-cell office:value-type="float" office:value="0.93322271802309" calcext:value-type="float">
            <text:p>0.93322271802309</text:p>
          </table:table-cell>
          <table:table-cell office:value-type="float" office:value="9.0568" calcext:value-type="float">
            <text:p>9.0568</text:p>
          </table:table-cell>
          <table:table-cell office:value-type="float" office:value="0.936072402358266" calcext:value-type="float">
            <text:p>0.936072402358266</text:p>
          </table:table-cell>
          <table:table-cell office:value-type="float" office:value="14.1056666666667" calcext:value-type="float">
            <text:p>14.1056666666667</text:p>
          </table:table-cell>
          <table:table-cell office:value-type="float" office:value="0.959742513848875" calcext:value-type="float">
            <text:p>0.959742513848875</text:p>
          </table:table-cell>
          <table:table-cell office:value-type="float" office:value="14.1393333333333" calcext:value-type="float">
            <text:p>14.1393333333333</text:p>
          </table:table-cell>
          <table:table-cell office:value-type="float" office:value="0.961553294041683" calcext:value-type="float">
            <text:p>0.961553294041683</text:p>
          </table:table-cell>
          <table:table-cell office:value-type="float" office:value="19.3" calcext:value-type="float">
            <text:p>19.3</text:p>
          </table:table-cell>
          <table:table-cell office:value-type="float" office:value="0.976506105402425" calcext:value-type="float">
            <text:p>0.976506105402425</text:p>
          </table:table-cell>
          <table:table-cell office:value-type="float" office:value="19.304" calcext:value-type="float">
            <text:p>19.304</text:p>
          </table:table-cell>
          <table:table-cell office:value-type="float" office:value="0.976576814938947" calcext:value-type="float">
            <text:p>0.976576814938947</text:p>
          </table:table-cell>
          <table:table-cell table:number-columns-repeated="1010"/>
        </table:table-row>
        <table:table-row table:style-name="ro1">
          <table:table-cell table:style-name="Default" office:value-type="float" office:value="13.189" calcext:value-type="float">
            <text:p>13.189</text:p>
          </table:table-cell>
          <table:table-cell table:formula="of:=([.A28]-15)/4.5" office:value-type="float" office:value="-0.402444444444444" calcext:value-type="float">
            <text:p>-0.402444444444444</text:p>
          </table:table-cell>
          <table:table-cell office:value-type="float" office:value="8.95963333333333" calcext:value-type="float">
            <text:p>8.95963333333333</text:p>
          </table:table-cell>
          <table:table-cell office:value-type="float" office:value="0.9278992358267" calcext:value-type="float">
            <text:p>0.9278992358267</text:p>
          </table:table-cell>
          <table:table-cell office:value-type="float" office:value="9.00713333333333" calcext:value-type="float">
            <text:p>9.00713333333333</text:p>
          </table:table-cell>
          <table:table-cell office:value-type="float" office:value="0.930938846356645" calcext:value-type="float">
            <text:p>0.930938846356645</text:p>
          </table:table-cell>
          <table:table-cell office:value-type="float" office:value="14.0573333333333" calcext:value-type="float">
            <text:p>14.0573333333333</text:p>
          </table:table-cell>
          <table:table-cell office:value-type="float" office:value="0.956453864900619" calcext:value-type="float">
            <text:p>0.956453864900619</text:p>
          </table:table-cell>
          <table:table-cell office:value-type="float" office:value="14.095" calcext:value-type="float">
            <text:p>14.095</text:p>
          </table:table-cell>
          <table:table-cell office:value-type="float" office:value="0.95853827786352" calcext:value-type="float">
            <text:p>0.95853827786352</text:p>
          </table:table-cell>
          <table:table-cell office:value-type="float" office:value="19.263" calcext:value-type="float">
            <text:p>19.263</text:p>
          </table:table-cell>
          <table:table-cell office:value-type="float" office:value="0.974634001798674" calcext:value-type="float">
            <text:p>0.974634001798674</text:p>
          </table:table-cell>
          <table:table-cell office:value-type="float" office:value="19.2673333333333" calcext:value-type="float">
            <text:p>19.2673333333333</text:p>
          </table:table-cell>
          <table:table-cell office:value-type="float" office:value="0.974721835571325" calcext:value-type="float">
            <text:p>0.974721835571325</text:p>
          </table:table-cell>
          <table:table-cell table:number-columns-repeated="1010"/>
        </table:table-row>
        <table:table-row table:style-name="ro1">
          <table:table-cell table:style-name="Default" office:value-type="float" office:value="13.289" calcext:value-type="float">
            <text:p>13.289</text:p>
          </table:table-cell>
          <table:table-cell table:formula="of:=([.A29]-15)/4.5" office:value-type="float" office:value="-0.380222222222222" calcext:value-type="float">
            <text:p>-0.380222222222222</text:p>
          </table:table-cell>
          <table:table-cell office:value-type="float" office:value="8.90393333333333" calcext:value-type="float">
            <text:p>8.90393333333333</text:p>
          </table:table-cell>
          <table:table-cell office:value-type="float" office:value="0.922130413418867" calcext:value-type="float">
            <text:p>0.922130413418867</text:p>
          </table:table-cell>
          <table:table-cell office:value-type="float" office:value="8.95316666666667" calcext:value-type="float">
            <text:p>8.95316666666667</text:p>
          </table:table-cell>
          <table:table-cell office:value-type="float" office:value="0.925360842506518" calcext:value-type="float">
            <text:p>0.925360842506518</text:p>
          </table:table-cell>
          <table:table-cell office:value-type="float" office:value="14.004" calcext:value-type="float">
            <text:p>14.004</text:p>
          </table:table-cell>
          <table:table-cell office:value-type="float" office:value="0.95282500731739" calcext:value-type="float">
            <text:p>0.95282500731739</text:p>
          </table:table-cell>
          <table:table-cell office:value-type="float" office:value="14.047" calcext:value-type="float">
            <text:p>14.047</text:p>
          </table:table-cell>
          <table:table-cell office:value-type="float" office:value="0.955273908712584" calcext:value-type="float">
            <text:p>0.955273908712584</text:p>
          </table:table-cell>
          <table:table-cell office:value-type="float" office:value="19.224" calcext:value-type="float">
            <text:p>19.224</text:p>
          </table:table-cell>
          <table:table-cell office:value-type="float" office:value="0.972660694710988" calcext:value-type="float">
            <text:p>0.972660694710988</text:p>
          </table:table-cell>
          <table:table-cell office:value-type="float" office:value="19.2276666666667" calcext:value-type="float">
            <text:p>19.2276666666667</text:p>
          </table:table-cell>
          <table:table-cell office:value-type="float" office:value="0.972715088096034" calcext:value-type="float">
            <text:p>0.972715088096034</text:p>
          </table:table-cell>
          <table:table-cell table:number-columns-repeated="1010"/>
        </table:table-row>
        <table:table-row table:style-name="ro1">
          <table:table-cell table:style-name="Default" office:value-type="float" office:value="13.389" calcext:value-type="float">
            <text:p>13.389</text:p>
          </table:table-cell>
          <table:table-cell table:formula="of:=([.A30]-15)/4.5" office:value-type="float" office:value="-0.358" calcext:value-type="float">
            <text:p>-0.358</text:p>
          </table:table-cell>
          <table:table-cell office:value-type="float" office:value="8.84366666666667" calcext:value-type="float">
            <text:p>8.84366666666667</text:p>
          </table:table-cell>
          <table:table-cell office:value-type="float" office:value="0.915888580090205" calcext:value-type="float">
            <text:p>0.915888580090205</text:p>
          </table:table-cell>
          <table:table-cell office:value-type="float" office:value="8.89473333333334" calcext:value-type="float">
            <text:p>8.89473333333334</text:p>
          </table:table-cell>
          <table:table-cell office:value-type="float" office:value="0.919321133049889" calcext:value-type="float">
            <text:p>0.919321133049889</text:p>
          </table:table-cell>
          <table:table-cell office:value-type="float" office:value="13.946" calcext:value-type="float">
            <text:p>13.946</text:p>
          </table:table-cell>
          <table:table-cell office:value-type="float" office:value="0.948878607594604" calcext:value-type="float">
            <text:p>0.948878607594604</text:p>
          </table:table-cell>
          <table:table-cell office:value-type="float" office:value="13.996" calcext:value-type="float">
            <text:p>13.996</text:p>
          </table:table-cell>
          <table:table-cell office:value-type="float" office:value="0.95180549799149" calcext:value-type="float">
            <text:p>0.95180549799149</text:p>
          </table:table-cell>
          <table:table-cell office:value-type="float" office:value="19.181" calcext:value-type="float">
            <text:p>19.181</text:p>
          </table:table-cell>
          <table:table-cell office:value-type="float" office:value="0.970484991748469" calcext:value-type="float">
            <text:p>0.970484991748469</text:p>
          </table:table-cell>
          <table:table-cell office:value-type="float" office:value="19.185" calcext:value-type="float">
            <text:p>19.185</text:p>
          </table:table-cell>
          <table:table-cell office:value-type="float" office:value="0.97055656227594" calcext:value-type="float">
            <text:p>0.97055656227594</text:p>
          </table:table-cell>
          <table:table-cell table:number-columns-repeated="1010"/>
        </table:table-row>
        <table:table-row table:style-name="ro1">
          <table:table-cell table:style-name="Default" office:value-type="float" office:value="13.49" calcext:value-type="float">
            <text:p>13.49</text:p>
          </table:table-cell>
          <table:table-cell table:formula="of:=([.A31]-15)/4.5" office:value-type="float" office:value="-0.335555555555555" calcext:value-type="float">
            <text:p>-0.335555555555555</text:p>
          </table:table-cell>
          <table:table-cell office:value-type="float" office:value="8.77876666666667" calcext:value-type="float">
            <text:p>8.77876666666667</text:p>
          </table:table-cell>
          <table:table-cell office:value-type="float" office:value="0.909166843498915" calcext:value-type="float">
            <text:p>0.909166843498915</text:p>
          </table:table-cell>
          <table:table-cell office:value-type="float" office:value="8.8318" calcext:value-type="float">
            <text:p>8.8318</text:p>
          </table:table-cell>
          <table:table-cell office:value-type="float" office:value="0.9128162762347" calcext:value-type="float">
            <text:p>0.9128162762347</text:p>
          </table:table-cell>
          <table:table-cell office:value-type="float" office:value="13.883" calcext:value-type="float">
            <text:p>13.883</text:p>
          </table:table-cell>
          <table:table-cell office:value-type="float" office:value="0.944591986897984" calcext:value-type="float">
            <text:p>0.944591986897984</text:p>
          </table:table-cell>
          <table:table-cell office:value-type="float" office:value="13.941" calcext:value-type="float">
            <text:p>13.941</text:p>
          </table:table-cell>
          <table:table-cell office:value-type="float" office:value="0.948065026197886" calcext:value-type="float">
            <text:p>0.948065026197886</text:p>
          </table:table-cell>
          <table:table-cell office:value-type="float" office:value="19.136" calcext:value-type="float">
            <text:p>19.136</text:p>
          </table:table-cell>
          <table:table-cell office:value-type="float" office:value="0.968208085302016" calcext:value-type="float">
            <text:p>0.968208085302016</text:p>
          </table:table-cell>
          <table:table-cell office:value-type="float" office:value="19.139" calcext:value-type="float">
            <text:p>19.139</text:p>
          </table:table-cell>
          <table:table-cell office:value-type="float" office:value="0.968229400106017" calcext:value-type="float">
            <text:p>0.968229400106017</text:p>
          </table:table-cell>
          <table:table-cell table:number-columns-repeated="1010"/>
        </table:table-row>
        <table:table-row table:style-name="ro1">
          <table:table-cell table:style-name="Default" office:value-type="float" office:value="13.59" calcext:value-type="float">
            <text:p>13.59</text:p>
          </table:table-cell>
          <table:table-cell table:formula="of:=([.A32]-15)/4.5" office:value-type="float" office:value="-0.313333333333333" calcext:value-type="float">
            <text:p>-0.313333333333333</text:p>
          </table:table-cell>
          <table:table-cell office:value-type="float" office:value="8.7091" calcext:value-type="float">
            <text:p>8.7091</text:p>
          </table:table-cell>
          <table:table-cell office:value-type="float" office:value="0.901951392151149" calcext:value-type="float">
            <text:p>0.901951392151149</text:p>
          </table:table-cell>
          <table:table-cell office:value-type="float" office:value="8.7642" calcext:value-type="float">
            <text:p>8.7642</text:p>
          </table:table-cell>
          <table:table-cell office:value-type="float" office:value="0.905829051366882" calcext:value-type="float">
            <text:p>0.905829051366882</text:p>
          </table:table-cell>
          <table:table-cell office:value-type="float" office:value="13.8143333333333" calcext:value-type="float">
            <text:p>13.8143333333333</text:p>
          </table:table-cell>
          <table:table-cell office:value-type="float" office:value="0.939919796835177" calcext:value-type="float">
            <text:p>0.939919796835177</text:p>
          </table:table-cell>
          <table:table-cell office:value-type="float" office:value="13.8823333333333" calcext:value-type="float">
            <text:p>13.8823333333333</text:p>
          </table:table-cell>
          <table:table-cell office:value-type="float" office:value="0.944075201431509" calcext:value-type="float">
            <text:p>0.944075201431509</text:p>
          </table:table-cell>
          <table:table-cell office:value-type="float" office:value="19.0876666666667" calcext:value-type="float">
            <text:p>19.0876666666667</text:p>
          </table:table-cell>
          <table:table-cell office:value-type="float" office:value="0.965762513494468" calcext:value-type="float">
            <text:p>0.965762513494468</text:p>
          </table:table-cell>
          <table:table-cell office:value-type="float" office:value="19.0896666666667" calcext:value-type="float">
            <text:p>19.0896666666667</text:p>
          </table:table-cell>
          <table:table-cell office:value-type="float" office:value="0.965733596469251" calcext:value-type="float">
            <text:p>0.965733596469251</text:p>
          </table:table-cell>
          <table:table-cell table:number-columns-repeated="1010"/>
        </table:table-row>
        <table:table-row table:style-name="ro1">
          <table:table-cell table:style-name="Default" office:value-type="float" office:value="13.691" calcext:value-type="float">
            <text:p>13.691</text:p>
          </table:table-cell>
          <table:table-cell table:formula="of:=([.A33]-15)/4.5" office:value-type="float" office:value="-0.290888888888889" calcext:value-type="float">
            <text:p>-0.290888888888889</text:p>
          </table:table-cell>
          <table:table-cell office:value-type="float" office:value="8.6322" calcext:value-type="float">
            <text:p>8.6322</text:p>
          </table:table-cell>
          <table:table-cell office:value-type="float" office:value="0.893986820134228" calcext:value-type="float">
            <text:p>0.893986820134228</text:p>
          </table:table-cell>
          <table:table-cell office:value-type="float" office:value="8.68926666666667" calcext:value-type="float">
            <text:p>8.68926666666667</text:p>
          </table:table-cell>
          <table:table-cell office:value-type="float" office:value="0.898083868853661" calcext:value-type="float">
            <text:p>0.898083868853661</text:p>
          </table:table-cell>
          <table:table-cell office:value-type="float" office:value="13.737" calcext:value-type="float">
            <text:p>13.737</text:p>
          </table:table-cell>
          <table:table-cell office:value-type="float" office:value="0.934657907902186" calcext:value-type="float">
            <text:p>0.934657907902186</text:p>
          </table:table-cell>
          <table:table-cell office:value-type="float" office:value="13.818" calcext:value-type="float">
            <text:p>13.818</text:p>
          </table:table-cell>
          <table:table-cell office:value-type="float" office:value="0.939699998554722" calcext:value-type="float">
            <text:p>0.939699998554722</text:p>
          </table:table-cell>
          <table:table-cell office:value-type="float" office:value="19.0346666666667" calcext:value-type="float">
            <text:p>19.0346666666667</text:p>
          </table:table-cell>
          <table:table-cell office:value-type="float" office:value="0.963080826391388" calcext:value-type="float">
            <text:p>0.963080826391388</text:p>
          </table:table-cell>
          <table:table-cell office:value-type="float" office:value="19.036" calcext:value-type="float">
            <text:p>19.036</text:p>
          </table:table-cell>
          <table:table-cell office:value-type="float" office:value="0.963018567113434" calcext:value-type="float">
            <text:p>0.963018567113434</text:p>
          </table:table-cell>
          <table:table-cell table:number-columns-repeated="1010"/>
        </table:table-row>
        <table:table-row table:style-name="ro1">
          <table:table-cell table:style-name="Default" office:value-type="float" office:value="13.791" calcext:value-type="float">
            <text:p>13.791</text:p>
          </table:table-cell>
          <table:table-cell table:formula="of:=([.A34]-15)/4.5" office:value-type="float" office:value="-0.268666666666667" calcext:value-type="float">
            <text:p>-0.268666666666667</text:p>
          </table:table-cell>
          <table:table-cell office:value-type="float" office:value="8.54723333333333" calcext:value-type="float">
            <text:p>8.54723333333333</text:p>
          </table:table-cell>
          <table:table-cell office:value-type="float" office:value="0.885186682833596" calcext:value-type="float">
            <text:p>0.885186682833596</text:p>
          </table:table-cell>
          <table:table-cell office:value-type="float" office:value="8.60643333333333" calcext:value-type="float">
            <text:p>8.60643333333333</text:p>
          </table:table-cell>
          <table:table-cell office:value-type="float" office:value="0.889522059005652" calcext:value-type="float">
            <text:p>0.889522059005652</text:p>
          </table:table-cell>
          <table:table-cell office:value-type="float" office:value="13.6503333333333" calcext:value-type="float">
            <text:p>13.6503333333333</text:p>
          </table:table-cell>
          <table:table-cell office:value-type="float" office:value="0.928760923882554" calcext:value-type="float">
            <text:p>0.928760923882554</text:p>
          </table:table-cell>
          <table:table-cell office:value-type="float" office:value="13.7476666666667" calcext:value-type="float">
            <text:p>13.7476666666667</text:p>
          </table:table-cell>
          <table:table-cell office:value-type="float" office:value="0.934916712537619" calcext:value-type="float">
            <text:p>0.934916712537619</text:p>
          </table:table-cell>
          <table:table-cell office:value-type="float" office:value="18.9766666666667" calcext:value-type="float">
            <text:p>18.9766666666667</text:p>
          </table:table-cell>
          <table:table-cell office:value-type="float" office:value="0.960146125031952" calcext:value-type="float">
            <text:p>0.960146125031952</text:p>
          </table:table-cell>
          <table:table-cell office:value-type="float" office:value="18.9766666666667" calcext:value-type="float">
            <text:p>18.9766666666667</text:p>
          </table:table-cell>
          <table:table-cell office:value-type="float" office:value="0.960016849310169" calcext:value-type="float">
            <text:p>0.960016849310169</text:p>
          </table:table-cell>
          <table:table-cell table:number-columns-repeated="1010"/>
        </table:table-row>
        <table:table-row table:style-name="ro1">
          <table:table-cell table:style-name="Default" office:value-type="float" office:value="13.891" calcext:value-type="float">
            <text:p>13.891</text:p>
          </table:table-cell>
          <table:table-cell table:formula="of:=([.A35]-15)/4.5" office:value-type="float" office:value="-0.246444444444444" calcext:value-type="float">
            <text:p>-0.246444444444444</text:p>
          </table:table-cell>
          <table:table-cell office:value-type="float" office:value="8.4544" calcext:value-type="float">
            <text:p>8.4544</text:p>
          </table:table-cell>
          <table:table-cell office:value-type="float" office:value="0.875571729654073" calcext:value-type="float">
            <text:p>0.875571729654073</text:p>
          </table:table-cell>
          <table:table-cell office:value-type="float" office:value="8.51593333333334" calcext:value-type="float">
            <text:p>8.51593333333334</text:p>
          </table:table-cell>
          <table:table-cell office:value-type="float" office:value="0.880167762107459" calcext:value-type="float">
            <text:p>0.880167762107459</text:p>
          </table:table-cell>
          <table:table-cell office:value-type="float" office:value="13.554" calcext:value-type="float">
            <text:p>13.554</text:p>
          </table:table-cell>
          <table:table-cell office:value-type="float" office:value="0.922206165942005" calcext:value-type="float">
            <text:p>0.922206165942005</text:p>
          </table:table-cell>
          <table:table-cell office:value-type="float" office:value="13.6713333333333" calcext:value-type="float">
            <text:p>13.6713333333333</text:p>
          </table:table-cell>
          <table:table-cell office:value-type="float" office:value="0.929725343380197" calcext:value-type="float">
            <text:p>0.929725343380197</text:p>
          </table:table-cell>
          <table:table-cell office:value-type="float" office:value="18.914" calcext:value-type="float">
            <text:p>18.914</text:p>
          </table:table-cell>
          <table:table-cell office:value-type="float" office:value="0.956975291312585" calcext:value-type="float">
            <text:p>0.956975291312585</text:p>
          </table:table-cell>
          <table:table-cell office:value-type="float" office:value="18.912" calcext:value-type="float">
            <text:p>18.912</text:p>
          </table:table-cell>
          <table:table-cell office:value-type="float" office:value="0.956745301064479" calcext:value-type="float">
            <text:p>0.956745301064479</text:p>
          </table:table-cell>
          <table:table-cell table:number-columns-repeated="1010"/>
        </table:table-row>
        <table:table-row table:style-name="ro1">
          <table:table-cell table:style-name="Default" office:value-type="float" office:value="13.992" calcext:value-type="float">
            <text:p>13.992</text:p>
          </table:table-cell>
          <table:table-cell table:formula="of:=([.A36]-15)/4.5" office:value-type="float" office:value="-0.224" calcext:value-type="float">
            <text:p>-0.224</text:p>
          </table:table-cell>
          <table:table-cell office:value-type="float" office:value="8.35256666666667" calcext:value-type="float">
            <text:p>8.35256666666667</text:p>
          </table:table-cell>
          <table:table-cell office:value-type="float" office:value="0.865024648151251" calcext:value-type="float">
            <text:p>0.865024648151251</text:p>
          </table:table-cell>
          <table:table-cell office:value-type="float" office:value="8.41643333333333" calcext:value-type="float">
            <text:p>8.41643333333333</text:p>
          </table:table-cell>
          <table:table-cell office:value-type="float" office:value="0.869883222503832" calcext:value-type="float">
            <text:p>0.869883222503832</text:p>
          </table:table-cell>
          <table:table-cell office:value-type="float" office:value="13.4456666666667" calcext:value-type="float">
            <text:p>13.4456666666667</text:p>
          </table:table-cell>
          <table:table-cell office:value-type="float" office:value="0.914834910069198" calcext:value-type="float">
            <text:p>0.914834910069198</text:p>
          </table:table-cell>
          <table:table-cell office:value-type="float" office:value="13.5883333333333" calcext:value-type="float">
            <text:p>13.5883333333333</text:p>
          </table:table-cell>
          <table:table-cell office:value-type="float" office:value="0.92408059047708" calcext:value-type="float">
            <text:p>0.92408059047708</text:p>
          </table:table-cell>
          <table:table-cell office:value-type="float" office:value="18.8453333333333" calcext:value-type="float">
            <text:p>18.8453333333333</text:p>
          </table:table-cell>
          <table:table-cell office:value-type="float" office:value="0.953500864205811" calcext:value-type="float">
            <text:p>0.953500864205811</text:p>
          </table:table-cell>
          <table:table-cell office:value-type="float" office:value="18.8416666666667" calcext:value-type="float">
            <text:p>18.8416666666667</text:p>
          </table:table-cell>
          <table:table-cell office:value-type="float" office:value="0.953187064368233" calcext:value-type="float">
            <text:p>0.953187064368233</text:p>
          </table:table-cell>
          <table:table-cell table:number-columns-repeated="1010"/>
        </table:table-row>
        <table:table-row table:style-name="ro1">
          <table:table-cell table:style-name="Default" office:value-type="float" office:value="14.092" calcext:value-type="float">
            <text:p>14.092</text:p>
          </table:table-cell>
          <table:table-cell table:formula="of:=([.A37]-15)/4.5" office:value-type="float" office:value="-0.201777777777778" calcext:value-type="float">
            <text:p>-0.201777777777778</text:p>
          </table:table-cell>
          <table:table-cell office:value-type="float" office:value="8.23526666666667" calcext:value-type="float">
            <text:p>8.23526666666667</text:p>
          </table:table-cell>
          <table:table-cell office:value-type="float" office:value="0.852875593298658" calcext:value-type="float">
            <text:p>0.852875593298658</text:p>
          </table:table-cell>
          <table:table-cell office:value-type="float" office:value="8.30123333333333" calcext:value-type="float">
            <text:p>8.30123333333333</text:p>
          </table:table-cell>
          <table:table-cell office:value-type="float" office:value="0.857975817350806" calcext:value-type="float">
            <text:p>0.857975817350806</text:p>
          </table:table-cell>
          <table:table-cell office:value-type="float" office:value="13.315" calcext:value-type="float">
            <text:p>13.315</text:p>
          </table:table-cell>
          <table:table-cell office:value-type="float" office:value="0.905943905880073" calcext:value-type="float">
            <text:p>0.905943905880073</text:p>
          </table:table-cell>
          <table:table-cell office:value-type="float" office:value="13.494" calcext:value-type="float">
            <text:p>13.494</text:p>
          </table:table-cell>
          <table:table-cell office:value-type="float" office:value="0.917665032024543" calcext:value-type="float">
            <text:p>0.917665032024543</text:p>
          </table:table-cell>
          <table:table-cell office:value-type="float" office:value="18.7686666666667" calcext:value-type="float">
            <text:p>18.7686666666667</text:p>
          </table:table-cell>
          <table:table-cell office:value-type="float" office:value="0.94962164449969" calcext:value-type="float">
            <text:p>0.94962164449969</text:p>
          </table:table-cell>
          <table:table-cell office:value-type="float" office:value="18.7616666666667" calcext:value-type="float">
            <text:p>18.7616666666667</text:p>
          </table:table-cell>
          <table:table-cell office:value-type="float" office:value="0.949139771513618" calcext:value-type="float">
            <text:p>0.949139771513618</text:p>
          </table:table-cell>
          <table:table-cell table:number-columns-repeated="1010"/>
        </table:table-row>
        <table:table-row table:style-name="ro1">
          <table:table-cell table:style-name="Default" office:value-type="float" office:value="14.192" calcext:value-type="float">
            <text:p>14.192</text:p>
          </table:table-cell>
          <table:table-cell table:formula="of:=([.A38]-15)/4.5" office:value-type="float" office:value="-0.179555555555556" calcext:value-type="float">
            <text:p>-0.179555555555556</text:p>
          </table:table-cell>
          <table:table-cell office:value-type="float" office:value="8.10296666666667" calcext:value-type="float">
            <text:p>8.10296666666667</text:p>
          </table:table-cell>
          <table:table-cell office:value-type="float" office:value="0.839172789459949" calcext:value-type="float">
            <text:p>0.839172789459949</text:p>
          </table:table-cell>
          <table:table-cell office:value-type="float" office:value="8.1712" calcext:value-type="float">
            <text:p>8.1712</text:p>
          </table:table-cell>
          <table:table-cell office:value-type="float" office:value="0.844535061527234" calcext:value-type="float">
            <text:p>0.844535061527234</text:p>
          </table:table-cell>
          <table:table-cell office:value-type="float" office:value="13.1636666666667" calcext:value-type="float">
            <text:p>13.1636666666667</text:p>
          </table:table-cell>
          <table:table-cell office:value-type="float" office:value="0.895646564478862" calcext:value-type="float">
            <text:p>0.895646564478862</text:p>
          </table:table-cell>
          <table:table-cell office:value-type="float" office:value="13.3886666666667" calcext:value-type="float">
            <text:p>13.3886666666667</text:p>
          </table:table-cell>
          <table:table-cell office:value-type="float" office:value="0.910501288262357" calcext:value-type="float">
            <text:p>0.910501288262357</text:p>
          </table:table-cell>
          <table:table-cell office:value-type="float" office:value="18.6826666666667" calcext:value-type="float">
            <text:p>18.6826666666667</text:p>
          </table:table-cell>
          <table:table-cell office:value-type="float" office:value="0.945270138737315" calcext:value-type="float">
            <text:p>0.945270138737315</text:p>
          </table:table-cell>
          <table:table-cell office:value-type="float" office:value="18.6723333333333" calcext:value-type="float">
            <text:p>18.6723333333333</text:p>
          </table:table-cell>
          <table:table-cell office:value-type="float" office:value="0.944620265145293" calcext:value-type="float">
            <text:p>0.944620265145293</text:p>
          </table:table-cell>
          <table:table-cell table:number-columns-repeated="1010"/>
        </table:table-row>
        <table:table-row table:style-name="ro1">
          <table:table-cell table:style-name="Default" office:value-type="float" office:value="14.293" calcext:value-type="float">
            <text:p>14.293</text:p>
          </table:table-cell>
          <table:table-cell table:formula="of:=([.A39]-15)/4.5" office:value-type="float" office:value="-0.157111111111111" calcext:value-type="float">
            <text:p>-0.157111111111111</text:p>
          </table:table-cell>
          <table:table-cell office:value-type="float" office:value="7.95606666666667" calcext:value-type="float">
            <text:p>7.95606666666667</text:p>
          </table:table-cell>
          <table:table-cell office:value-type="float" office:value="0.82395771992836" calcext:value-type="float">
            <text:p>0.82395771992836</text:p>
          </table:table-cell>
          <table:table-cell office:value-type="float" office:value="8.02696666666667" calcext:value-type="float">
            <text:p>8.02696666666667</text:p>
          </table:table-cell>
          <table:table-cell office:value-type="float" office:value="0.829626443833138" calcext:value-type="float">
            <text:p>0.829626443833138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883965541553454" calcext:value-type="float">
            <text:p>0.883965541553454</text:p>
          </table:table-cell>
          <table:table-cell office:value-type="float" office:value="13.2733333333333" calcext:value-type="float">
            <text:p>13.2733333333333</text:p>
          </table:table-cell>
          <table:table-cell office:value-type="float" office:value="0.902657386420281" calcext:value-type="float">
            <text:p>0.902657386420281</text:p>
          </table:table-cell>
          <table:table-cell office:value-type="float" office:value="18.588" calcext:value-type="float">
            <text:p>18.588</text:p>
          </table:table-cell>
          <table:table-cell office:value-type="float" office:value="0.94048008767578" calcext:value-type="float">
            <text:p>0.94048008767578</text:p>
          </table:table-cell>
          <table:table-cell office:value-type="float" office:value="18.5736666666667" calcext:value-type="float">
            <text:p>18.5736666666667</text:p>
          </table:table-cell>
          <table:table-cell office:value-type="float" office:value="0.939628555503501" calcext:value-type="float">
            <text:p>0.939628555503501</text:p>
          </table:table-cell>
          <table:table-cell table:number-columns-repeated="1010"/>
        </table:table-row>
        <table:table-row table:style-name="ro1">
          <table:table-cell table:style-name="Default" office:value-type="float" office:value="14.393" calcext:value-type="float">
            <text:p>14.393</text:p>
          </table:table-cell>
          <table:table-cell table:formula="of:=([.A40]-15)/4.5" office:value-type="float" office:value="-0.134888888888889" calcext:value-type="float">
            <text:p>-0.134888888888889</text:p>
          </table:table-cell>
          <table:table-cell office:value-type="float" office:value="7.781" calcext:value-type="float">
            <text:p>7.781</text:p>
          </table:table-cell>
          <table:table-cell office:value-type="float" office:value="0.805825506600926" calcext:value-type="float">
            <text:p>0.805825506600926</text:p>
          </table:table-cell>
          <table:table-cell office:value-type="float" office:value="7.85576666666667" calcext:value-type="float">
            <text:p>7.85576666666667</text:p>
          </table:table-cell>
          <table:table-cell office:value-type="float" office:value="0.811930572154821" calcext:value-type="float">
            <text:p>0.811930572154821</text:p>
          </table:table-cell>
          <table:table-cell office:value-type="float" office:value="12.784" calcext:value-type="float">
            <text:p>12.784</text:p>
          </table:table-cell>
          <table:table-cell office:value-type="float" office:value="0.869812162357247" calcext:value-type="float">
            <text:p>0.869812162357247</text:p>
          </table:table-cell>
          <table:table-cell office:value-type="float" office:value="13.139" calcext:value-type="float">
            <text:p>13.139</text:p>
          </table:table-cell>
          <table:table-cell office:value-type="float" office:value="0.893521342046231" calcext:value-type="float">
            <text:p>0.893521342046231</text:p>
          </table:table-cell>
          <table:table-cell office:value-type="float" office:value="18.4793333333333" calcext:value-type="float">
            <text:p>18.4793333333333</text:p>
          </table:table-cell>
          <table:table-cell office:value-type="float" office:value="0.934981673663248" calcext:value-type="float">
            <text:p>0.934981673663248</text:p>
          </table:table-cell>
          <table:table-cell office:value-type="float" office:value="18.461" calcext:value-type="float">
            <text:p>18.461</text:p>
          </table:table-cell>
          <table:table-cell office:value-type="float" office:value="0.933928569098196" calcext:value-type="float">
            <text:p>0.933928569098196</text:p>
          </table:table-cell>
          <table:table-cell table:number-columns-repeated="1010"/>
        </table:table-row>
        <table:table-row table:style-name="ro1">
          <table:table-cell table:style-name="Default" office:value-type="float" office:value="14.493" calcext:value-type="float">
            <text:p>14.493</text:p>
          </table:table-cell>
          <table:table-cell table:formula="of:=([.A41]-15)/4.5" office:value-type="float" office:value="-0.112666666666667" calcext:value-type="float">
            <text:p>-0.112666666666667</text:p>
          </table:table-cell>
          <table:table-cell office:value-type="float" office:value="7.581" calcext:value-type="float">
            <text:p>7.581</text:p>
          </table:table-cell>
          <table:table-cell office:value-type="float" office:value="0.785110504473744" calcext:value-type="float">
            <text:p>0.785110504473744</text:p>
          </table:table-cell>
          <table:table-cell office:value-type="float" office:value="7.6689" calcext:value-type="float">
            <text:p>7.6689</text:p>
          </table:table-cell>
          <table:table-cell office:value-type="float" office:value="0.792614963102047" calcext:value-type="float">
            <text:p>0.792614963102047</text:p>
          </table:table-cell>
          <table:table-cell office:value-type="float" office:value="12.584" calcext:value-type="float">
            <text:p>12.584</text:p>
          </table:table-cell>
          <table:table-cell office:value-type="float" office:value="0.856202863627102" calcext:value-type="float">
            <text:p>0.856202863627102</text:p>
          </table:table-cell>
          <table:table-cell office:value-type="float" office:value="13.0006666666667" calcext:value-type="float">
            <text:p>13.0006666666667</text:p>
          </table:table-cell>
          <table:table-cell office:value-type="float" office:value="0.884113060879743" calcext:value-type="float">
            <text:p>0.884113060879743</text:p>
          </table:table-cell>
          <table:table-cell office:value-type="float" office:value="18.3546666666667" calcext:value-type="float">
            <text:p>18.3546666666667</text:p>
          </table:table-cell>
          <table:table-cell office:value-type="float" office:value="0.928673597650442" calcext:value-type="float">
            <text:p>0.928673597650442</text:p>
          </table:table-cell>
          <table:table-cell office:value-type="float" office:value="18.3466666666667" calcext:value-type="float">
            <text:p>18.3466666666667</text:p>
          </table:table-cell>
          <table:table-cell office:value-type="float" office:value="0.928144180065484" calcext:value-type="float">
            <text:p>0.928144180065484</text:p>
          </table:table-cell>
          <table:table-cell table:number-columns-repeated="1010"/>
        </table:table-row>
        <table:table-row table:style-name="ro1">
          <table:table-cell table:style-name="Default" office:value-type="float" office:value="14.594" calcext:value-type="float">
            <text:p>14.594</text:p>
          </table:table-cell>
          <table:table-cell table:formula="of:=([.A42]-15)/4.5" office:value-type="float" office:value="-0.0902222222222223" calcext:value-type="float">
            <text:p>-0.090222222222222</text:p>
          </table:table-cell>
          <table:table-cell office:value-type="float" office:value="7.3608" calcext:value-type="float">
            <text:p>7.3608</text:p>
          </table:table-cell>
          <table:table-cell office:value-type="float" office:value="0.762303166323466" calcext:value-type="float">
            <text:p>0.762303166323466</text:p>
          </table:table-cell>
          <table:table-cell office:value-type="float" office:value="7.46473333333333" calcext:value-type="float">
            <text:p>7.46473333333333</text:p>
          </table:table-cell>
          <table:table-cell office:value-type="float" office:value="0.771510939136279" calcext:value-type="float">
            <text:p>0.771510939136279</text:p>
          </table:table-cell>
          <table:table-cell office:value-type="float" office:value="12.3706666666667" calcext:value-type="float">
            <text:p>12.3706666666667</text:p>
          </table:table-cell>
          <table:table-cell office:value-type="float" office:value="0.841685941206191" calcext:value-type="float">
            <text:p>0.841685941206191</text:p>
          </table:table-cell>
          <table:table-cell office:value-type="float" office:value="12.8533333333333" calcext:value-type="float">
            <text:p>12.8533333333333</text:p>
          </table:table-cell>
          <table:table-cell office:value-type="float" office:value="0.874092553275749" calcext:value-type="float">
            <text:p>0.874092553275749</text:p>
          </table:table-cell>
          <table:table-cell office:value-type="float" office:value="18.2183333333333" calcext:value-type="float">
            <text:p>18.2183333333333</text:p>
          </table:table-cell>
          <table:table-cell office:value-type="float" office:value="0.921775165566053" calcext:value-type="float">
            <text:p>0.921775165566053</text:p>
          </table:table-cell>
          <table:table-cell office:value-type="float" office:value="18.2263333333333" calcext:value-type="float">
            <text:p>18.2263333333333</text:p>
          </table:table-cell>
          <table:table-cell office:value-type="float" office:value="0.922056172923448" calcext:value-type="float">
            <text:p>0.922056172923448</text:p>
          </table:table-cell>
          <table:table-cell table:number-columns-repeated="1010"/>
        </table:table-row>
        <table:table-row table:style-name="ro1">
          <table:table-cell table:style-name="Default" office:value-type="float" office:value="14.694" calcext:value-type="float">
            <text:p>14.694</text:p>
          </table:table-cell>
          <table:table-cell table:formula="of:=([.A43]-15)/4.5" office:value-type="float" office:value="-0.0679999999999998" calcext:value-type="float">
            <text:p>-0.068</text:p>
          </table:table-cell>
          <table:table-cell office:value-type="float" office:value="7.10056666666667" calcext:value-type="float">
            <text:p>7.10056666666667</text:p>
          </table:table-cell>
          <table:table-cell office:value-type="float" office:value="0.735349662039328" calcext:value-type="float">
            <text:p>0.735349662039328</text:p>
          </table:table-cell>
          <table:table-cell office:value-type="float" office:value="7.2116" calcext:value-type="float">
            <text:p>7.2116</text:p>
          </table:table-cell>
          <table:table-cell office:value-type="float" office:value="0.745345682719711" calcext:value-type="float">
            <text:p>0.745345682719711</text:p>
          </table:table-cell>
          <table:table-cell office:value-type="float" office:value="12.072" calcext:value-type="float">
            <text:p>12.072</text:p>
          </table:table-cell>
          <table:table-cell office:value-type="float" office:value="0.821361885853431" calcext:value-type="float">
            <text:p>0.821361885853431</text:p>
          </table:table-cell>
          <table:table-cell office:value-type="float" office:value="12.6686666666667" calcext:value-type="float">
            <text:p>12.6686666666667</text:p>
          </table:table-cell>
          <table:table-cell office:value-type="float" office:value="0.861533033479059" calcext:value-type="float">
            <text:p>0.861533033479059</text:p>
          </table:table-cell>
          <table:table-cell office:value-type="float" office:value="18.062" calcext:value-type="float">
            <text:p>18.062</text:p>
          </table:table-cell>
          <table:table-cell office:value-type="float" office:value="0.913864782264939" calcext:value-type="float">
            <text:p>0.913864782264939</text:p>
          </table:table-cell>
          <table:table-cell office:value-type="float" office:value="18.0733333333333" calcext:value-type="float">
            <text:p>18.0733333333333</text:p>
          </table:table-cell>
          <table:table-cell office:value-type="float" office:value="0.914315513179271" calcext:value-type="float">
            <text:p>0.914315513179271</text:p>
          </table:table-cell>
          <table:table-cell table:number-columns-repeated="1010"/>
        </table:table-row>
        <table:table-row table:style-name="ro1">
          <table:table-cell table:style-name="Default" office:value-type="float" office:value="14.794" calcext:value-type="float">
            <text:p>14.794</text:p>
          </table:table-cell>
          <table:table-cell table:formula="of:=([.A44]-15)/4.5" office:value-type="float" office:value="-0.0457777777777777" calcext:value-type="float">
            <text:p>-0.045777777777778</text:p>
          </table:table-cell>
          <table:table-cell office:value-type="float" office:value="6.70456666666667" calcext:value-type="float">
            <text:p>6.70456666666667</text:p>
          </table:table-cell>
          <table:table-cell office:value-type="float" office:value="0.694333106119556" calcext:value-type="float">
            <text:p>0.694333106119556</text:p>
          </table:table-cell>
          <table:table-cell office:value-type="float" office:value="6.78306666666667" calcext:value-type="float">
            <text:p>6.78306666666667</text:p>
          </table:table-cell>
          <table:table-cell office:value-type="float" office:value="0.701049470366135" calcext:value-type="float">
            <text:p>0.701049470366135</text:p>
          </table:table-cell>
          <table:table-cell office:value-type="float" office:value="11.3866666666667" calcext:value-type="float">
            <text:p>11.3866666666667</text:p>
          </table:table-cell>
          <table:table-cell office:value-type="float" office:value="0.774725321324852" calcext:value-type="float">
            <text:p>0.774725321324852</text:p>
          </table:table-cell>
          <table:table-cell office:value-type="float" office:value="12.323" calcext:value-type="float">
            <text:p>12.323</text:p>
          </table:table-cell>
          <table:table-cell office:value-type="float" office:value="0.838023425690391" calcext:value-type="float">
            <text:p>0.838023425690391</text:p>
          </table:table-cell>
          <table:table-cell office:value-type="float" office:value="17.8456666666667" calcext:value-type="float">
            <text:p>17.8456666666667</text:p>
          </table:table-cell>
          <table:table-cell office:value-type="float" office:value="0.902918231309863" calcext:value-type="float">
            <text:p>0.902918231309863</text:p>
          </table:table-cell>
          <table:table-cell office:value-type="float" office:value="17.7716666666667" calcext:value-type="float">
            <text:p>17.7716666666667</text:p>
          </table:table-cell>
          <table:table-cell office:value-type="float" office:value="0.899053398941907" calcext:value-type="float">
            <text:p>0.899053398941907</text:p>
          </table:table-cell>
          <table:table-cell table:number-columns-repeated="1010"/>
        </table:table-row>
        <table:table-row table:style-name="ro1">
          <table:table-cell table:style-name="Default" office:value-type="float" office:value="14.895" calcext:value-type="float">
            <text:p>14.895</text:p>
          </table:table-cell>
          <table:table-cell table:formula="of:=([.A45]-15)/4.5" office:value-type="float" office:value="-0.0233333333333334" calcext:value-type="float">
            <text:p>-0.023333333333334</text:p>
          </table:table-cell>
          <table:table-cell office:value-type="float" office:value="6.22896666666667" calcext:value-type="float">
            <text:p>6.22896666666667</text:p>
          </table:table-cell>
          <table:table-cell office:value-type="float" office:value="0.645071685261193" calcext:value-type="float">
            <text:p>0.645071685261193</text:p>
          </table:table-cell>
          <table:table-cell office:value-type="float" office:value="6.2641" calcext:value-type="float">
            <text:p>6.2641</text:p>
          </table:table-cell>
          <table:table-cell office:value-type="float" office:value="0.647405634453799" calcext:value-type="float">
            <text:p>0.647405634453799</text:p>
          </table:table-cell>
          <table:table-cell office:value-type="float" office:value="10.5240666666667" calcext:value-type="float">
            <text:p>10.5240666666667</text:p>
          </table:table-cell>
          <table:table-cell office:value-type="float" office:value="0.716026222790543" calcext:value-type="float">
            <text:p>0.716026222790543</text:p>
          </table:table-cell>
          <table:table-cell office:value-type="float" office:value="11.8923333333333" calcext:value-type="float">
            <text:p>11.8923333333333</text:p>
          </table:table-cell>
          <table:table-cell office:value-type="float" office:value="0.808732853343803" calcext:value-type="float">
            <text:p>0.808732853343803</text:p>
          </table:table-cell>
          <table:table-cell office:value-type="float" office:value="17.5843333333333" calcext:value-type="float">
            <text:p>17.5843333333333</text:p>
          </table:table-cell>
          <table:table-cell office:value-type="float" office:value="0.889694573383975" calcext:value-type="float">
            <text:p>0.889694573383975</text:p>
          </table:table-cell>
          <table:table-cell office:value-type="float" office:value="17.392" calcext:value-type="float">
            <text:p>17.392</text:p>
          </table:table-cell>
          <table:table-cell office:value-type="float" office:value="0.879845078457251" calcext:value-type="float">
            <text:p>0.879845078457251</text:p>
          </table:table-cell>
          <table:table-cell table:number-columns-repeated="1010"/>
        </table:table-row>
        <table:table-row table:style-name="ro1">
          <table:table-cell table:style-name="Default" office:value-type="float" office:value="14.995" calcext:value-type="float">
            <text:p>14.995</text:p>
          </table:table-cell>
          <table:table-cell table:formula="of:=([.A46]-15)/4.5" office:value-type="float" office:value="-0.00111111111111128" calcext:value-type="float">
            <text:p>-0.001111111111111</text:p>
          </table:table-cell>
          <table:table-cell office:value-type="float" office:value="5.69596666666667" calcext:value-type="float">
            <text:p>5.69596666666667</text:p>
          </table:table-cell>
          <table:table-cell office:value-type="float" office:value="0.589866973987863" calcext:value-type="float">
            <text:p>0.589866973987863</text:p>
          </table:table-cell>
          <table:table-cell office:value-type="float" office:value="5.72773333333333" calcext:value-type="float">
            <text:p>5.72773333333333</text:p>
          </table:table-cell>
          <table:table-cell office:value-type="float" office:value="0.591964671630633" calcext:value-type="float">
            <text:p>0.591964671630633</text:p>
          </table:table-cell>
          <table:table-cell office:value-type="float" office:value="9.86683333333333" calcext:value-type="float">
            <text:p>9.86683333333333</text:p>
          </table:table-cell>
          <table:table-cell office:value-type="float" office:value="0.671304282204869" calcext:value-type="float">
            <text:p>0.671304282204869</text:p>
          </table:table-cell>
          <table:table-cell office:value-type="float" office:value="11.4483333333333" calcext:value-type="float">
            <text:p>11.4483333333333</text:p>
          </table:table-cell>
          <table:table-cell office:value-type="float" office:value="0.778536019071141" calcext:value-type="float">
            <text:p>0.778536019071141</text:p>
          </table:table-cell>
          <table:table-cell office:value-type="float" office:value="17.2513333333333" calcext:value-type="float">
            <text:p>17.2513333333333</text:p>
          </table:table-cell>
          <table:table-cell office:value-type="float" office:value="0.872844799602306" calcext:value-type="float">
            <text:p>0.872844799602306</text:p>
          </table:table-cell>
          <table:table-cell office:value-type="float" office:value="17.002" calcext:value-type="float">
            <text:p>17.002</text:p>
          </table:table-cell>
          <table:table-cell office:value-type="float" office:value="0.860114175177226" calcext:value-type="float">
            <text:p>0.860114175177226</text:p>
          </table:table-cell>
          <table:table-cell table:number-columns-repeated="1010"/>
        </table:table-row>
        <table:table-row table:style-name="ro1">
          <table:table-cell table:style-name="Default" office:value-type="float" office:value="15.095" calcext:value-type="float">
            <text:p>15.095</text:p>
          </table:table-cell>
          <table:table-cell table:formula="of:=([.A47]-15)/4.5" office:value-type="float" office:value="0.0211111111111113" calcext:value-type="float">
            <text:p>0.021111111111111</text:p>
          </table:table-cell>
          <table:table-cell office:value-type="float" office:value="5.3016" calcext:value-type="float">
            <text:p>5.3016</text:p>
          </table:table-cell>
          <table:table-cell office:value-type="float" office:value="0.549022031703167" calcext:value-type="float">
            <text:p>0.549022031703167</text:p>
          </table:table-cell>
          <table:table-cell office:value-type="float" office:value="5.383" calcext:value-type="float">
            <text:p>5.383</text:p>
          </table:table-cell>
          <table:table-cell office:value-type="float" office:value="0.556332329022766" calcext:value-type="float">
            <text:p>0.556332329022766</text:p>
          </table:table-cell>
          <table:table-cell office:value-type="float" office:value="9.7657" calcext:value-type="float">
            <text:p>9.7657</text:p>
          </table:table-cell>
          <table:table-cell office:value-type="float" office:value="0.664424358741811" calcext:value-type="float">
            <text:p>0.664424358741811</text:p>
          </table:table-cell>
          <table:table-cell office:value-type="float" office:value="11.1863333333333" calcext:value-type="float">
            <text:p>11.1863333333333</text:p>
          </table:table-cell>
          <table:table-cell office:value-type="float" office:value="0.760717101405195" calcext:value-type="float">
            <text:p>0.760717101405195</text:p>
          </table:table-cell>
          <table:table-cell office:value-type="float" office:value="16.9406666666667" calcext:value-type="float">
            <text:p>16.9406666666667</text:p>
          </table:table-cell>
          <table:table-cell office:value-type="float" office:value="0.857124998432122" calcext:value-type="float">
            <text:p>0.857124998432122</text:p>
          </table:table-cell>
          <table:table-cell office:value-type="float" office:value="16.7806666666667" calcext:value-type="float">
            <text:p>16.7806666666667</text:p>
          </table:table-cell>
          <table:table-cell office:value-type="float" office:value="0.848916344879172" calcext:value-type="float">
            <text:p>0.848916344879172</text:p>
          </table:table-cell>
          <table:table-cell table:number-columns-repeated="1010"/>
        </table:table-row>
        <table:table-row table:style-name="ro1">
          <table:table-cell table:style-name="Default" office:value-type="float" office:value="15.196" calcext:value-type="float">
            <text:p>15.196</text:p>
          </table:table-cell>
          <table:table-cell table:formula="of:=([.A48]-15)/4.5" office:value-type="float" office:value="0.0435555555555555" calcext:value-type="float">
            <text:p>0.043555555555556</text:p>
          </table:table-cell>
          <table:table-cell office:value-type="float" office:value="5.00793333333333" calcext:value-type="float">
            <text:p>5.00793333333333</text:p>
          </table:table-cell>
          <table:table-cell office:value-type="float" office:value="0.51860869507509" calcext:value-type="float">
            <text:p>0.51860869507509</text:p>
          </table:table-cell>
          <table:table-cell office:value-type="float" office:value="5.16983333333333" calcext:value-type="float">
            <text:p>5.16983333333333</text:p>
          </table:table-cell>
          <table:table-cell office:value-type="float" office:value="0.534300215887911" calcext:value-type="float">
            <text:p>0.534300215887911</text:p>
          </table:table-cell>
          <table:table-cell office:value-type="float" office:value="10.0872666666667" calcext:value-type="float">
            <text:p>10.0872666666667</text:p>
          </table:table-cell>
          <table:table-cell office:value-type="float" office:value="0.686309052491131" calcext:value-type="float">
            <text:p>0.686309052491131</text:p>
          </table:table-cell>
          <table:table-cell office:value-type="float" office:value="11.051" calcext:value-type="float">
            <text:p>11.051</text:p>
          </table:table-cell>
          <table:table-cell office:value-type="float" office:value="0.751513204039241" calcext:value-type="float">
            <text:p>0.751513204039241</text:p>
          </table:table-cell>
          <table:table-cell office:value-type="float" office:value="16.656" calcext:value-type="float">
            <text:p>16.656</text:p>
          </table:table-cell>
          <table:table-cell office:value-type="float" office:value="0.842721074657194" calcext:value-type="float">
            <text:p>0.842721074657194</text:p>
          </table:table-cell>
          <table:table-cell office:value-type="float" office:value="16.6803333333333" calcext:value-type="float">
            <text:p>16.6803333333333</text:p>
          </table:table-cell>
          <table:table-cell office:value-type="float" office:value="0.843840222375942" calcext:value-type="float">
            <text:p>0.843840222375942</text:p>
          </table:table-cell>
          <table:table-cell table:number-columns-repeated="1010"/>
        </table:table-row>
        <table:table-row table:style-name="ro1">
          <table:table-cell table:style-name="Default" office:value-type="float" office:value="15.296" calcext:value-type="float">
            <text:p>15.296</text:p>
          </table:table-cell>
          <table:table-cell table:formula="of:=([.A49]-15)/4.5" office:value-type="float" office:value="0.0657777777777776" calcext:value-type="float">
            <text:p>0.065777777777778</text:p>
          </table:table-cell>
          <table:table-cell office:value-type="float" office:value="4.75983333333333" calcext:value-type="float">
            <text:p>4.75983333333333</text:p>
          </table:table-cell>
          <table:table-cell office:value-type="float" office:value="0.492915208529033" calcext:value-type="float">
            <text:p>0.492915208529033</text:p>
          </table:table-cell>
          <table:table-cell office:value-type="float" office:value="4.95563333333333" calcext:value-type="float">
            <text:p>4.95563333333333</text:p>
          </table:table-cell>
          <table:table-cell office:value-type="float" office:value="0.512162024474267" calcext:value-type="float">
            <text:p>0.512162024474267</text:p>
          </table:table-cell>
          <table:table-cell office:value-type="float" office:value="10.2944" calcext:value-type="float">
            <text:p>10.2944</text:p>
          </table:table-cell>
          <table:table-cell office:value-type="float" office:value="0.70040622120864" calcext:value-type="float">
            <text:p>0.70040622120864</text:p>
          </table:table-cell>
          <table:table-cell office:value-type="float" office:value="10.931" calcext:value-type="float">
            <text:p>10.931</text:p>
          </table:table-cell>
          <table:table-cell office:value-type="float" office:value="0.743352475406474" calcext:value-type="float">
            <text:p>0.743352475406474</text:p>
          </table:table-cell>
          <table:table-cell office:value-type="float" office:value="16.4653333333333" calcext:value-type="float">
            <text:p>16.4653333333333</text:p>
          </table:table-cell>
          <table:table-cell office:value-type="float" office:value="0.833073709505528" calcext:value-type="float">
            <text:p>0.833073709505528</text:p>
          </table:table-cell>
          <table:table-cell office:value-type="float" office:value="16.6043333333333" calcext:value-type="float">
            <text:p>16.6043333333333</text:p>
          </table:table-cell>
          <table:table-cell office:value-type="float" office:value="0.83999532282975" calcext:value-type="float">
            <text:p>0.83999532282975</text:p>
          </table:table-cell>
          <table:table-cell table:number-columns-repeated="1010"/>
        </table:table-row>
        <table:table-row table:style-name="ro1">
          <table:table-cell table:style-name="Default" office:value-type="float" office:value="15.396" calcext:value-type="float">
            <text:p>15.396</text:p>
          </table:table-cell>
          <table:table-cell table:formula="of:=([.A50]-15)/4.5" office:value-type="float" office:value="0.0880000000000002" calcext:value-type="float">
            <text:p>0.088</text:p>
          </table:table-cell>
          <table:table-cell office:value-type="float" office:value="4.501" calcext:value-type="float">
            <text:p>4.501</text:p>
          </table:table-cell>
          <table:table-cell office:value-type="float" office:value="0.466110439990821" calcext:value-type="float">
            <text:p>0.466110439990821</text:p>
          </table:table-cell>
          <table:table-cell office:value-type="float" office:value="4.70936666666667" calcext:value-type="float">
            <text:p>4.70936666666667</text:p>
          </table:table-cell>
          <table:table-cell office:value-type="float" office:value="0.486709604406019" calcext:value-type="float">
            <text:p>0.486709604406019</text:p>
          </table:table-cell>
          <table:table-cell office:value-type="float" office:value="10.3510666666667" calcext:value-type="float">
            <text:p>10.3510666666667</text:p>
          </table:table-cell>
          <table:table-cell office:value-type="float" office:value="0.704264493395493" calcext:value-type="float">
            <text:p>0.704264493395493</text:p>
          </table:table-cell>
          <table:table-cell office:value-type="float" office:value="10.7613333333333" calcext:value-type="float">
            <text:p>10.7613333333333</text:p>
          </table:table-cell>
          <table:table-cell office:value-type="float" office:value="0.731814032850743" calcext:value-type="float">
            <text:p>0.731814032850743</text:p>
          </table:table-cell>
          <table:table-cell office:value-type="float" office:value="16.287" calcext:value-type="float">
            <text:p>16.287</text:p>
          </table:table-cell>
          <table:table-cell office:value-type="float" office:value="0.824050535898196" calcext:value-type="float">
            <text:p>0.824050535898196</text:p>
          </table:table-cell>
          <table:table-cell office:value-type="float" office:value="16.4776666666667" calcext:value-type="float">
            <text:p>16.4776666666667</text:p>
          </table:table-cell>
          <table:table-cell office:value-type="float" office:value="0.833587156918395" calcext:value-type="float">
            <text:p>0.833587156918395</text:p>
          </table:table-cell>
          <table:table-cell table:number-columns-repeated="1010"/>
        </table:table-row>
        <table:table-row table:style-name="ro1">
          <table:table-cell table:style-name="Default" office:value-type="float" office:value="15.497" calcext:value-type="float">
            <text:p>15.497</text:p>
          </table:table-cell>
          <table:table-cell table:formula="of:=([.A51]-15)/4.5" office:value-type="float" office:value="0.110444444444444" calcext:value-type="float">
            <text:p>0.110444444444444</text:p>
          </table:table-cell>
          <table:table-cell office:value-type="float" office:value="4.2206" calcext:value-type="float">
            <text:p>4.2206</text:p>
          </table:table-cell>
          <table:table-cell office:value-type="float" office:value="0.437071896198181" calcext:value-type="float">
            <text:p>0.437071896198181</text:p>
          </table:table-cell>
          <table:table-cell office:value-type="float" office:value="4.4166" calcext:value-type="float">
            <text:p>4.4166</text:p>
          </table:table-cell>
          <table:table-cell office:value-type="float" office:value="0.456450994298359" calcext:value-type="float">
            <text:p>0.456450994298359</text:p>
          </table:table-cell>
          <table:table-cell office:value-type="float" office:value="10.1622666666667" calcext:value-type="float">
            <text:p>10.1622666666667</text:p>
          </table:table-cell>
          <table:table-cell office:value-type="float" office:value="0.691418978948987" calcext:value-type="float">
            <text:p>0.691418978948987</text:p>
          </table:table-cell>
          <table:table-cell office:value-type="float" office:value="10.5234666666667" calcext:value-type="float">
            <text:p>10.5234666666667</text:p>
          </table:table-cell>
          <table:table-cell office:value-type="float" office:value="0.715637478624517" calcext:value-type="float">
            <text:p>0.715637478624517</text:p>
          </table:table-cell>
          <table:table-cell office:value-type="float" office:value="16.1166666666667" calcext:value-type="float">
            <text:p>16.1166666666667</text:p>
          </table:table-cell>
          <table:table-cell office:value-type="float" office:value="0.815432263247962" calcext:value-type="float">
            <text:p>0.815432263247962</text:p>
          </table:table-cell>
          <table:table-cell office:value-type="float" office:value="16.2803333333333" calcext:value-type="float">
            <text:p>16.2803333333333</text:p>
          </table:table-cell>
          <table:table-cell office:value-type="float" office:value="0.82360396796262" calcext:value-type="float">
            <text:p>0.82360396796262</text:p>
          </table:table-cell>
          <table:table-cell table:number-columns-repeated="1010"/>
        </table:table-row>
        <table:table-row table:style-name="ro1">
          <table:table-cell table:style-name="Default" office:value-type="float" office:value="15.597" calcext:value-type="float">
            <text:p>15.597</text:p>
          </table:table-cell>
          <table:table-cell table:formula="of:=([.A52]-15)/4.5" office:value-type="float" office:value="0.132666666666667" calcext:value-type="float">
            <text:p>0.132666666666667</text:p>
          </table:table-cell>
          <table:table-cell office:value-type="float" office:value="4.0046" calcext:value-type="float">
            <text:p>4.0046</text:p>
          </table:table-cell>
          <table:table-cell office:value-type="float" office:value="0.414703710315633" calcext:value-type="float">
            <text:p>0.414703710315633</text:p>
          </table:table-cell>
          <table:table-cell office:value-type="float" office:value="4.19366666666667" calcext:value-type="float">
            <text:p>4.19366666666667</text:p>
          </table:table-cell>
          <table:table-cell office:value-type="float" office:value="0.433410838814126" calcext:value-type="float">
            <text:p>0.433410838814126</text:p>
          </table:table-cell>
          <table:table-cell office:value-type="float" office:value="10.0002" calcext:value-type="float">
            <text:p>10.0002</text:p>
          </table:table-cell>
          <table:table-cell office:value-type="float" office:value="0.680392433510636" calcext:value-type="float">
            <text:p>0.680392433510636</text:p>
          </table:table-cell>
          <table:table-cell office:value-type="float" office:value="10.3159333333333" calcext:value-type="float">
            <text:p>10.3159333333333</text:p>
          </table:table-cell>
          <table:table-cell office:value-type="float" office:value="0.701523971136884" calcext:value-type="float">
            <text:p>0.701523971136884</text:p>
          </table:table-cell>
          <table:table-cell office:value-type="float" office:value="15.9696666666667" calcext:value-type="float">
            <text:p>15.9696666666667</text:p>
          </table:table-cell>
          <table:table-cell office:value-type="float" office:value="0.8079946984689" calcext:value-type="float">
            <text:p>0.8079946984689</text:p>
          </table:table-cell>
          <table:table-cell office:value-type="float" office:value="16.1003333333333" calcext:value-type="float">
            <text:p>16.1003333333333</text:p>
          </table:table-cell>
          <table:table-cell office:value-type="float" office:value="0.814497722831595" calcext:value-type="float">
            <text:p>0.814497722831595</text:p>
          </table:table-cell>
          <table:table-cell table:number-columns-repeated="1010"/>
        </table:table-row>
        <table:table-row table:style-name="ro1">
          <table:table-cell table:style-name="Default" office:value-type="float" office:value="15.698" calcext:value-type="float">
            <text:p>15.698</text:p>
          </table:table-cell>
          <table:table-cell table:formula="of:=([.A53]-15)/4.5" office:value-type="float" office:value="0.155111111111111" calcext:value-type="float">
            <text:p>0.155111111111111</text:p>
          </table:table-cell>
          <table:table-cell office:value-type="float" office:value="3.81386666666667" calcext:value-type="float">
            <text:p>3.81386666666667</text:p>
          </table:table-cell>
          <table:table-cell office:value-type="float" office:value="0.394952566944892" calcext:value-type="float">
            <text:p>0.394952566944892</text:p>
          </table:table-cell>
          <table:table-cell office:value-type="float" office:value="3.9983" calcext:value-type="float">
            <text:p>3.9983</text:p>
          </table:table-cell>
          <table:table-cell office:value-type="float" office:value="0.413220166138237" calcext:value-type="float">
            <text:p>0.413220166138237</text:p>
          </table:table-cell>
          <table:table-cell office:value-type="float" office:value="9.8534" calcext:value-type="float">
            <text:p>9.8534</text:p>
          </table:table-cell>
          <table:table-cell office:value-type="float" office:value="0.670404602700727" calcext:value-type="float">
            <text:p>0.670404602700727</text:p>
          </table:table-cell>
          <table:table-cell office:value-type="float" office:value="10.1255333333333" calcext:value-type="float">
            <text:p>10.1255333333333</text:p>
          </table:table-cell>
          <table:table-cell office:value-type="float" office:value="0.688575759066411" calcext:value-type="float">
            <text:p>0.688575759066411</text:p>
          </table:table-cell>
          <table:table-cell office:value-type="float" office:value="15.8356666666667" calcext:value-type="float">
            <text:p>15.8356666666667</text:p>
          </table:table-cell>
          <table:table-cell office:value-type="float" office:value="0.801214946516902" calcext:value-type="float">
            <text:p>0.801214946516902</text:p>
          </table:table-cell>
          <table:table-cell office:value-type="float" office:value="15.9316666666667" calcext:value-type="float">
            <text:p>15.9316666666667</text:p>
          </table:table-cell>
          <table:table-cell office:value-type="float" office:value="0.805964869949619" calcext:value-type="float">
            <text:p>0.805964869949619</text:p>
          </table:table-cell>
          <table:table-cell table:number-columns-repeated="1010"/>
        </table:table-row>
        <table:table-row table:style-name="ro1">
          <table:table-cell table:style-name="Default" office:value-type="float" office:value="15.798" calcext:value-type="float">
            <text:p>15.798</text:p>
          </table:table-cell>
          <table:table-cell table:formula="of:=([.A54]-15)/4.5" office:value-type="float" office:value="0.177333333333333" calcext:value-type="float">
            <text:p>0.177333333333333</text:p>
          </table:table-cell>
          <table:table-cell office:value-type="float" office:value="3.66336666666667" calcext:value-type="float">
            <text:p>3.66336666666667</text:p>
          </table:table-cell>
          <table:table-cell office:value-type="float" office:value="0.379367791082771" calcext:value-type="float">
            <text:p>0.379367791082771</text:p>
          </table:table-cell>
          <table:table-cell office:value-type="float" office:value="3.85133333333333" calcext:value-type="float">
            <text:p>3.85133333333333</text:p>
          </table:table-cell>
          <table:table-cell office:value-type="float" office:value="0.398031754661878" calcext:value-type="float">
            <text:p>0.398031754661878</text:p>
          </table:table-cell>
          <table:table-cell office:value-type="float" office:value="9.75803333333333" calcext:value-type="float">
            <text:p>9.75803333333333</text:p>
          </table:table-cell>
          <table:table-cell office:value-type="float" office:value="0.663916343824816" calcext:value-type="float">
            <text:p>0.663916343824816</text:p>
          </table:table-cell>
          <table:table-cell office:value-type="float" office:value="9.98613333333333" calcext:value-type="float">
            <text:p>9.98613333333333</text:p>
          </table:table-cell>
          <table:table-cell office:value-type="float" office:value="0.679096023072146" calcext:value-type="float">
            <text:p>0.679096023072146</text:p>
          </table:table-cell>
          <table:table-cell office:value-type="float" office:value="15.7433333333333" calcext:value-type="float">
            <text:p>15.7433333333333</text:p>
          </table:table-cell>
          <table:table-cell office:value-type="float" office:value="0.796543420285233" calcext:value-type="float">
            <text:p>0.796543420285233</text:p>
          </table:table-cell>
          <table:table-cell office:value-type="float" office:value="15.8123333333333" calcext:value-type="float">
            <text:p>15.8123333333333</text:p>
          </table:table-cell>
          <table:table-cell office:value-type="float" office:value="0.799927871890093" calcext:value-type="float">
            <text:p>0.799927871890093</text:p>
          </table:table-cell>
          <table:table-cell table:number-columns-repeated="1010"/>
        </table:table-row>
        <table:table-row table:style-name="ro1">
          <table:table-cell table:style-name="Default" office:value-type="float" office:value="15.898" calcext:value-type="float">
            <text:p>15.898</text:p>
          </table:table-cell>
          <table:table-cell table:formula="of:=([.A55]-15)/4.5" office:value-type="float" office:value="0.199555555555556" calcext:value-type="float">
            <text:p>0.199555555555556</text:p>
          </table:table-cell>
          <table:table-cell office:value-type="float" office:value="3.524" calcext:value-type="float">
            <text:p>3.524</text:p>
          </table:table-cell>
          <table:table-cell office:value-type="float" office:value="0.364936313468476" calcext:value-type="float">
            <text:p>0.364936313468476</text:p>
          </table:table-cell>
          <table:table-cell office:value-type="float" office:value="3.71713333333333" calcext:value-type="float">
            <text:p>3.71713333333333</text:p>
          </table:table-cell>
          <table:table-cell office:value-type="float" office:value="0.384163040200929" calcext:value-type="float">
            <text:p>0.384163040200929</text:p>
          </table:table-cell>
          <table:table-cell office:value-type="float" office:value="9.6653" calcext:value-type="float">
            <text:p>9.6653</text:p>
          </table:table-cell>
          <table:table-cell office:value-type="float" office:value="0.657607210932347" calcext:value-type="float">
            <text:p>0.657607210932347</text:p>
          </table:table-cell>
          <table:table-cell office:value-type="float" office:value="9.8606" calcext:value-type="float">
            <text:p>9.8606</text:p>
          </table:table-cell>
          <table:table-cell office:value-type="float" office:value="0.67055934207452" calcext:value-type="float">
            <text:p>0.67055934207452</text:p>
          </table:table-cell>
          <table:table-cell office:value-type="float" office:value="15.6613333333333" calcext:value-type="float">
            <text:p>15.6613333333333</text:p>
          </table:table-cell>
          <table:table-cell office:value-type="float" office:value="0.792394721689761" calcext:value-type="float">
            <text:p>0.792394721689761</text:p>
          </table:table-cell>
          <table:table-cell office:value-type="float" office:value="15.706" calcext:value-type="float">
            <text:p>15.706</text:p>
          </table:table-cell>
          <table:table-cell office:value-type="float" office:value="0.794548550984613" calcext:value-type="float">
            <text:p>0.794548550984613</text:p>
          </table:table-cell>
          <table:table-cell table:number-columns-repeated="1010"/>
        </table:table-row>
        <table:table-row table:style-name="ro1">
          <table:table-cell table:style-name="Default" office:value-type="float" office:value="15.999" calcext:value-type="float">
            <text:p>15.999</text:p>
          </table:table-cell>
          <table:table-cell table:formula="of:=([.A56]-15)/4.5" office:value-type="float" office:value="0.222" calcext:value-type="float">
            <text:p>0.222</text:p>
          </table:table-cell>
          <table:table-cell office:value-type="float" office:value="3.3939" calcext:value-type="float">
            <text:p>3.3939</text:p>
          </table:table-cell>
          <table:table-cell office:value-type="float" office:value="0.351464222556797" calcext:value-type="float">
            <text:p>0.351464222556797</text:p>
          </table:table-cell>
          <table:table-cell office:value-type="float" office:value="3.59503333333333" calcext:value-type="float">
            <text:p>3.59503333333333</text:p>
          </table:table-cell>
          <table:table-cell office:value-type="float" office:value="0.371544644096356" calcext:value-type="float">
            <text:p>0.371544644096356</text:p>
          </table:table-cell>
          <table:table-cell office:value-type="float" office:value="9.57843333333334" calcext:value-type="float">
            <text:p>9.57843333333334</text:p>
          </table:table-cell>
          <table:table-cell office:value-type="float" office:value="0.651697183123609" calcext:value-type="float">
            <text:p>0.651697183123609</text:p>
          </table:table-cell>
          <table:table-cell office:value-type="float" office:value="9.74863333333333" calcext:value-type="float">
            <text:p>9.74863333333333</text:p>
          </table:table-cell>
          <table:table-cell office:value-type="float" office:value="0.66294526737257" calcext:value-type="float">
            <text:p>0.66294526737257</text:p>
          </table:table-cell>
          <table:table-cell office:value-type="float" office:value="15.5896666666667" calcext:value-type="float">
            <text:p>15.5896666666667</text:p>
          </table:table-cell>
          <table:table-cell office:value-type="float" office:value="0.788768800386977" calcext:value-type="float">
            <text:p>0.788768800386977</text:p>
          </table:table-cell>
          <table:table-cell office:value-type="float" office:value="15.614" calcext:value-type="float">
            <text:p>15.614</text:p>
          </table:table-cell>
          <table:table-cell office:value-type="float" office:value="0.789894359727545" calcext:value-type="float">
            <text:p>0.789894359727545</text:p>
          </table:table-cell>
          <table:table-cell table:number-columns-repeated="1010"/>
        </table:table-row>
        <table:table-row table:style-name="ro1">
          <table:table-cell table:style-name="Default" office:value-type="float" office:value="16.099" calcext:value-type="float">
            <text:p>16.099</text:p>
          </table:table-cell>
          <table:table-cell table:formula="of:=([.A57]-15)/4.5" office:value-type="float" office:value="0.244222222222222" calcext:value-type="float">
            <text:p>0.244222222222222</text:p>
          </table:table-cell>
          <table:table-cell office:value-type="float" office:value="3.27486666666667" calcext:value-type="float">
            <text:p>3.27486666666667</text:p>
          </table:table-cell>
          <table:table-cell office:value-type="float" office:value="0.339138288125115" calcext:value-type="float">
            <text:p>0.339138288125115</text:p>
          </table:table-cell>
          <table:table-cell office:value-type="float" office:value="3.48453333333333" calcext:value-type="float">
            <text:p>3.48453333333333</text:p>
          </table:table-cell>
          <table:table-cell office:value-type="float" office:value="0.360125187214423" calcext:value-type="float">
            <text:p>0.360125187214423</text:p>
          </table:table-cell>
          <table:table-cell office:value-type="float" office:value="9.49116666666667" calcext:value-type="float">
            <text:p>9.49116666666667</text:p>
          </table:table-cell>
          <table:table-cell office:value-type="float" office:value="0.645759912938079" calcext:value-type="float">
            <text:p>0.645759912938079</text:p>
          </table:table-cell>
          <table:table-cell office:value-type="float" office:value="9.64376666666667" calcext:value-type="float">
            <text:p>9.64376666666667</text:p>
          </table:table-cell>
          <table:table-cell office:value-type="float" office:value="0.655814044695752" calcext:value-type="float">
            <text:p>0.655814044695752</text:p>
          </table:table-cell>
          <table:table-cell office:value-type="float" office:value="15.512" calcext:value-type="float">
            <text:p>15.512</text:p>
          </table:table-cell>
          <table:table-cell office:value-type="float" office:value="0.784839246446313" calcext:value-type="float">
            <text:p>0.784839246446313</text:p>
          </table:table-cell>
          <table:table-cell office:value-type="float" office:value="15.529" calcext:value-type="float">
            <text:p>15.529</text:p>
          </table:table-cell>
          <table:table-cell office:value-type="float" office:value="0.785594304292173" calcext:value-type="float">
            <text:p>0.785594304292173</text:p>
          </table:table-cell>
          <table:table-cell table:number-columns-repeated="1010"/>
        </table:table-row>
        <table:table-row table:style-name="ro1">
          <table:table-cell table:style-name="Default" office:value-type="float" office:value="16.199" calcext:value-type="float">
            <text:p>16.199</text:p>
          </table:table-cell>
          <table:table-cell table:formula="of:=([.A58]-15)/4.5" office:value-type="float" office:value="0.266444444444445" calcext:value-type="float">
            <text:p>0.266444444444445</text:p>
          </table:table-cell>
          <table:table-cell office:value-type="float" office:value="3.16106666666667" calcext:value-type="float">
            <text:p>3.16106666666667</text:p>
          </table:table-cell>
          <table:table-cell office:value-type="float" office:value="0.327354267148304" calcext:value-type="float">
            <text:p>0.327354267148304</text:p>
          </table:table-cell>
          <table:table-cell office:value-type="float" office:value="3.3794" calcext:value-type="float">
            <text:p>3.3794</text:p>
          </table:table-cell>
          <table:table-cell office:value-type="float" office:value="0.349260332697406" calcext:value-type="float">
            <text:p>0.349260332697406</text:p>
          </table:table-cell>
          <table:table-cell office:value-type="float" office:value="9.40466666666667" calcext:value-type="float">
            <text:p>9.40466666666667</text:p>
          </table:table-cell>
          <table:table-cell office:value-type="float" office:value="0.639874766253858" calcext:value-type="float">
            <text:p>0.639874766253858</text:p>
          </table:table-cell>
          <table:table-cell office:value-type="float" office:value="9.5421" calcext:value-type="float">
            <text:p>9.5421</text:p>
          </table:table-cell>
          <table:table-cell office:value-type="float" office:value="0.648900428958198" calcext:value-type="float">
            <text:p>0.648900428958198</text:p>
          </table:table-cell>
          <table:table-cell office:value-type="float" office:value="15.4323333333333" calcext:value-type="float">
            <text:p>15.4323333333333</text:p>
          </table:table-cell>
          <table:table-cell office:value-type="float" office:value="0.780808483050354" calcext:value-type="float">
            <text:p>0.780808483050354</text:p>
          </table:table-cell>
          <table:table-cell office:value-type="float" office:value="15.446" calcext:value-type="float">
            <text:p>15.446</text:p>
          </table:table-cell>
          <table:table-cell office:value-type="float" office:value="0.781395427595246" calcext:value-type="float">
            <text:p>0.781395427595246</text:p>
          </table:table-cell>
          <table:table-cell table:number-columns-repeated="1010"/>
        </table:table-row>
        <table:table-row table:style-name="ro1">
          <table:table-cell table:style-name="Default" office:value-type="float" office:value="16.3" calcext:value-type="float">
            <text:p>16.3</text:p>
          </table:table-cell>
          <table:table-cell table:formula="of:=([.A59]-15)/4.5" office:value-type="float" office:value="0.288888888888889" calcext:value-type="float">
            <text:p>0.288888888888889</text:p>
          </table:table-cell>
          <table:table-cell office:value-type="float" office:value="3.05696666666667" calcext:value-type="float">
            <text:p>3.05696666666667</text:p>
          </table:table-cell>
          <table:table-cell office:value-type="float" office:value="0.31657449604078" calcext:value-type="float">
            <text:p>0.31657449604078</text:p>
          </table:table-cell>
          <table:table-cell office:value-type="float" office:value="3.28616666666667" calcext:value-type="float">
            <text:p>3.28616666666667</text:p>
          </table:table-cell>
          <table:table-cell office:value-type="float" office:value="0.339625184676789" calcext:value-type="float">
            <text:p>0.339625184676789</text:p>
          </table:table-cell>
          <table:table-cell office:value-type="float" office:value="9.3198" calcext:value-type="float">
            <text:p>9.3198</text:p>
          </table:table-cell>
          <table:table-cell office:value-type="float" office:value="0.634100708328688" calcext:value-type="float">
            <text:p>0.634100708328688</text:p>
          </table:table-cell>
          <table:table-cell office:value-type="float" office:value="9.44693333333333" calcext:value-type="float">
            <text:p>9.44693333333333</text:p>
          </table:table-cell>
          <table:table-cell office:value-type="float" office:value="0.64242881177383" calcext:value-type="float">
            <text:p>0.64242881177383</text:p>
          </table:table-cell>
          <table:table-cell office:value-type="float" office:value="15.349" calcext:value-type="float">
            <text:p>15.349</text:p>
          </table:table-cell>
          <table:table-cell office:value-type="float" office:value="0.77659218861159" calcext:value-type="float">
            <text:p>0.77659218861159</text:p>
          </table:table-cell>
          <table:table-cell office:value-type="float" office:value="15.3676666666667" calcext:value-type="float">
            <text:p>15.3676666666667</text:p>
          </table:table-cell>
          <table:table-cell office:value-type="float" office:value="0.777432629502271" calcext:value-type="float">
            <text:p>0.777432629502271</text:p>
          </table:table-cell>
          <table:table-cell table:number-columns-repeated="1010"/>
        </table:table-row>
        <table:table-row table:style-name="ro1">
          <table:table-cell table:style-name="Default" office:value-type="float" office:value="16.4" calcext:value-type="float">
            <text:p>16.4</text:p>
          </table:table-cell>
          <table:table-cell table:formula="of:=([.A60]-15)/4.5" office:value-type="float" office:value="0.311111111111111" calcext:value-type="float">
            <text:p>0.311111111111111</text:p>
          </table:table-cell>
          <table:table-cell office:value-type="float" office:value="2.95876666666667" calcext:value-type="float">
            <text:p>2.95876666666667</text:p>
          </table:table-cell>
          <table:table-cell office:value-type="float" office:value="0.306405901198016" calcext:value-type="float">
            <text:p>0.306405901198016</text:p>
          </table:table-cell>
          <table:table-cell office:value-type="float" office:value="3.1986" calcext:value-type="float">
            <text:p>3.1986</text:p>
          </table:table-cell>
          <table:table-cell office:value-type="float" office:value="0.33057582405826" calcext:value-type="float">
            <text:p>0.33057582405826</text:p>
          </table:table-cell>
          <table:table-cell office:value-type="float" office:value="9.23606666666667" calcext:value-type="float">
            <text:p>9.23606666666667</text:p>
          </table:table-cell>
          <table:table-cell office:value-type="float" office:value="0.628403771833204" calcext:value-type="float">
            <text:p>0.628403771833204</text:p>
          </table:table-cell>
          <table:table-cell office:value-type="float" office:value="9.35566666666667" calcext:value-type="float">
            <text:p>9.35566666666667</text:p>
          </table:table-cell>
          <table:table-cell office:value-type="float" office:value="0.636222437685225" calcext:value-type="float">
            <text:p>0.636222437685225</text:p>
          </table:table-cell>
          <table:table-cell office:value-type="float" office:value="15.2683333333333" calcext:value-type="float">
            <text:p>15.2683333333333</text:p>
          </table:table-cell>
          <table:table-cell office:value-type="float" office:value="0.772510823048821" calcext:value-type="float">
            <text:p>0.772510823048821</text:p>
          </table:table-cell>
          <table:table-cell office:value-type="float" office:value="15.2923333333333" calcext:value-type="float">
            <text:p>15.2923333333333</text:p>
          </table:table-cell>
          <table:table-cell office:value-type="float" office:value="0.7736216097541" calcext:value-type="float">
            <text:p>0.7736216097541</text:p>
          </table:table-cell>
          <table:table-cell table:number-columns-repeated="1010"/>
        </table:table-row>
        <table:table-row table:style-name="ro1">
          <table:table-cell table:style-name="Default" office:value-type="float" office:value="16.5" calcext:value-type="float">
            <text:p>16.5</text:p>
          </table:table-cell>
          <table:table-cell table:formula="of:=([.A61]-15)/4.5" office:value-type="float" office:value="0.333333333333333" calcext:value-type="float">
            <text:p>0.333333333333333</text:p>
          </table:table-cell>
          <table:table-cell office:value-type="float" office:value="2.86793333333333" calcext:value-type="float">
            <text:p>2.86793333333333</text:p>
          </table:table-cell>
          <table:table-cell office:value-type="float" office:value="0.296999863174784" calcext:value-type="float">
            <text:p>0.296999863174784</text:p>
          </table:table-cell>
          <table:table-cell office:value-type="float" office:value="3.11996666666667" calcext:value-type="float">
            <text:p>3.11996666666667</text:p>
          </table:table-cell>
          <table:table-cell office:value-type="float" office:value="0.322449490043213" calcext:value-type="float">
            <text:p>0.322449490043213</text:p>
          </table:table-cell>
          <table:table-cell office:value-type="float" office:value="9.15553333333333" calcext:value-type="float">
            <text:p>9.15553333333333</text:p>
          </table:table-cell>
          <table:table-cell office:value-type="float" office:value="0.622924521373364" calcext:value-type="float">
            <text:p>0.622924521373364</text:p>
          </table:table-cell>
          <table:table-cell office:value-type="float" office:value="9.2704" calcext:value-type="float">
            <text:p>9.2704</text:p>
          </table:table-cell>
          <table:table-cell office:value-type="float" office:value="0.630424048545494" calcext:value-type="float">
            <text:p>0.630424048545494</text:p>
          </table:table-cell>
          <table:table-cell office:value-type="float" office:value="15.192" calcext:value-type="float">
            <text:p>15.192</text:p>
          </table:table-cell>
          <table:table-cell office:value-type="float" office:value="0.768648713071235" calcext:value-type="float">
            <text:p>0.768648713071235</text:p>
          </table:table-cell>
          <table:table-cell office:value-type="float" office:value="15.2213333333333" calcext:value-type="float">
            <text:p>15.2213333333333</text:p>
          </table:table-cell>
          <table:table-cell office:value-type="float" office:value="0.770029805487844" calcext:value-type="float">
            <text:p>0.770029805487844</text:p>
          </table:table-cell>
          <table:table-cell table:number-columns-repeated="1010"/>
        </table:table-row>
        <table:table-row table:style-name="ro1">
          <table:table-cell table:style-name="Default" office:value-type="float" office:value="16.601" calcext:value-type="float">
            <text:p>16.601</text:p>
          </table:table-cell>
          <table:table-cell table:formula="of:=([.A62]-15)/4.5" office:value-type="float" office:value="0.355777777777778" calcext:value-type="float">
            <text:p>0.355777777777778</text:p>
          </table:table-cell>
          <table:table-cell office:value-type="float" office:value="2.78376666666667" calcext:value-type="float">
            <text:p>2.78376666666667</text:p>
          </table:table-cell>
          <table:table-cell office:value-type="float" office:value="0.288284426599146" calcext:value-type="float">
            <text:p>0.288284426599146</text:p>
          </table:table-cell>
          <table:table-cell office:value-type="float" office:value="3.0482" calcext:value-type="float">
            <text:p>3.0482</text:p>
          </table:table-cell>
          <table:table-cell office:value-type="float" office:value="0.315032983029984" calcext:value-type="float">
            <text:p>0.315032983029984</text:p>
          </table:table-cell>
          <table:table-cell office:value-type="float" office:value="9.07786666666667" calcext:value-type="float">
            <text:p>9.07786666666667</text:p>
          </table:table-cell>
          <table:table-cell office:value-type="float" office:value="0.617640335665772" calcext:value-type="float">
            <text:p>0.617640335665772</text:p>
          </table:table-cell>
          <table:table-cell office:value-type="float" office:value="9.19053333333333" calcext:value-type="float">
            <text:p>9.19053333333333</text:p>
          </table:table-cell>
          <table:table-cell office:value-type="float" office:value="0.62499292390057" calcext:value-type="float">
            <text:p>0.62499292390057</text:p>
          </table:table-cell>
          <table:table-cell office:value-type="float" office:value="15.122" calcext:value-type="float">
            <text:p>15.122</text:p>
          </table:table-cell>
          <table:table-cell office:value-type="float" office:value="0.765107057041089" calcext:value-type="float">
            <text:p>0.765107057041089</text:p>
          </table:table-cell>
          <table:table-cell office:value-type="float" office:value="15.155" calcext:value-type="float">
            <text:p>15.155</text:p>
          </table:table-cell>
          <table:table-cell office:value-type="float" office:value="0.766674090062677" calcext:value-type="float">
            <text:p>0.766674090062677</text:p>
          </table:table-cell>
          <table:table-cell table:number-columns-repeated="1010"/>
        </table:table-row>
        <table:table-row table:style-name="ro1">
          <table:table-cell table:style-name="Default" office:value-type="float" office:value="16.701" calcext:value-type="float">
            <text:p>16.701</text:p>
          </table:table-cell>
          <table:table-cell table:formula="of:=([.A63]-15)/4.5" office:value-type="float" office:value="0.378" calcext:value-type="float">
            <text:p>0.378</text:p>
          </table:table-cell>
          <table:table-cell office:value-type="float" office:value="2.70376666666667" calcext:value-type="float">
            <text:p>2.70376666666667</text:p>
          </table:table-cell>
          <table:table-cell office:value-type="float" office:value="0.28000024529857" calcext:value-type="float">
            <text:p>0.28000024529857</text:p>
          </table:table-cell>
          <table:table-cell office:value-type="float" office:value="2.98163333333333" calcext:value-type="float">
            <text:p>2.98163333333333</text:p>
          </table:table-cell>
          <table:table-cell office:value-type="float" office:value="0.308153722343175" calcext:value-type="float">
            <text:p>0.308153722343175</text:p>
          </table:table-cell>
          <table:table-cell office:value-type="float" office:value="9.003" calcext:value-type="float">
            <text:p>9.003</text:p>
          </table:table-cell>
          <table:table-cell office:value-type="float" office:value="0.612546632047088" calcext:value-type="float">
            <text:p>0.612546632047088</text:p>
          </table:table-cell>
          <table:table-cell office:value-type="float" office:value="9.1147" calcext:value-type="float">
            <text:p>9.1147</text:p>
          </table:table-cell>
          <table:table-cell office:value-type="float" office:value="0.619836045596387" calcext:value-type="float">
            <text:p>0.619836045596387</text:p>
          </table:table-cell>
          <table:table-cell office:value-type="float" office:value="15.0563333333333" calcext:value-type="float">
            <text:p>15.0563333333333</text:p>
          </table:table-cell>
          <table:table-cell office:value-type="float" office:value="0.761784645503088" calcext:value-type="float">
            <text:p>0.761784645503088</text:p>
          </table:table-cell>
          <table:table-cell office:value-type="float" office:value="15.0913333333333" calcext:value-type="float">
            <text:p>15.0913333333333</text:p>
          </table:table-cell>
          <table:table-cell office:value-type="float" office:value="0.763453279623139" calcext:value-type="float">
            <text:p>0.763453279623139</text:p>
          </table:table-cell>
          <table:table-cell table:number-columns-repeated="1010"/>
        </table:table-row>
        <table:table-row table:style-name="ro1">
          <table:table-cell table:style-name="Default" office:value-type="float" office:value="16.801" calcext:value-type="float">
            <text:p>16.801</text:p>
          </table:table-cell>
          <table:table-cell table:formula="of:=([.A64]-15)/4.5" office:value-type="float" office:value="0.400222222222222" calcext:value-type="float">
            <text:p>0.400222222222222</text:p>
          </table:table-cell>
          <table:table-cell office:value-type="float" office:value="2.6302" calcext:value-type="float">
            <text:p>2.6302</text:p>
          </table:table-cell>
          <table:table-cell office:value-type="float" office:value="0.27238236982833" calcext:value-type="float">
            <text:p>0.27238236982833</text:p>
          </table:table-cell>
          <table:table-cell office:value-type="float" office:value="2.92213333333333" calcext:value-type="float">
            <text:p>2.92213333333333</text:p>
          </table:table-cell>
          <table:table-cell office:value-type="float" office:value="0.302004870867019" calcext:value-type="float">
            <text:p>0.302004870867019</text:p>
          </table:table-cell>
          <table:table-cell office:value-type="float" office:value="8.93203333333333" calcext:value-type="float">
            <text:p>8.93203333333333</text:p>
          </table:table-cell>
          <table:table-cell office:value-type="float" office:value="0.607718291524148" calcext:value-type="float">
            <text:p>0.607718291524148</text:p>
          </table:table-cell>
          <table:table-cell office:value-type="float" office:value="9.04473333333333" calcext:value-type="float">
            <text:p>9.04473333333333</text:p>
          </table:table-cell>
          <table:table-cell office:value-type="float" office:value="0.615078149917048" calcext:value-type="float">
            <text:p>0.615078149917048</text:p>
          </table:table-cell>
          <table:table-cell office:value-type="float" office:value="14.9963333333333" calcext:value-type="float">
            <text:p>14.9963333333333</text:p>
          </table:table-cell>
          <table:table-cell office:value-type="float" office:value="0.758748951427429" calcext:value-type="float">
            <text:p>0.758748951427429</text:p>
          </table:table-cell>
          <table:table-cell office:value-type="float" office:value="15.0326666666667" calcext:value-type="float">
            <text:p>15.0326666666667</text:p>
          </table:table-cell>
          <table:table-cell office:value-type="float" office:value="0.760485410909593" calcext:value-type="float">
            <text:p>0.760485410909593</text:p>
          </table:table-cell>
          <table:table-cell table:number-columns-repeated="1010"/>
        </table:table-row>
        <table:table-row table:style-name="ro1">
          <table:table-cell table:style-name="Default" office:value-type="float" office:value="16.902" calcext:value-type="float">
            <text:p>16.902</text:p>
          </table:table-cell>
          <table:table-cell table:formula="of:=([.A65]-15)/4.5" office:value-type="float" office:value="0.422666666666667" calcext:value-type="float">
            <text:p>0.422666666666667</text:p>
          </table:table-cell>
          <table:table-cell office:value-type="float" office:value="2.55963333333333" calcext:value-type="float">
            <text:p>2.55963333333333</text:p>
          </table:table-cell>
          <table:table-cell office:value-type="float" office:value="0.265075058881589" calcext:value-type="float">
            <text:p>0.265075058881589</text:p>
          </table:table-cell>
          <table:table-cell office:value-type="float" office:value="2.86586666666667" calcext:value-type="float">
            <text:p>2.86586666666667</text:p>
          </table:table-cell>
          <table:table-cell office:value-type="float" office:value="0.296190091683473" calcext:value-type="float">
            <text:p>0.296190091683473</text:p>
          </table:table-cell>
          <table:table-cell office:value-type="float" office:value="8.863" calcext:value-type="float">
            <text:p>8.863</text:p>
          </table:table-cell>
          <table:table-cell office:value-type="float" office:value="0.603021472461651" calcext:value-type="float">
            <text:p>0.603021472461651</text:p>
          </table:table-cell>
          <table:table-cell office:value-type="float" office:value="8.97713333333333" calcext:value-type="float">
            <text:p>8.97713333333333</text:p>
          </table:table-cell>
          <table:table-cell office:value-type="float" office:value="0.610481177072775" calcext:value-type="float">
            <text:p>0.610481177072775</text:p>
          </table:table-cell>
          <table:table-cell office:value-type="float" office:value="14.9386666666667" calcext:value-type="float">
            <text:p>14.9386666666667</text:p>
          </table:table-cell>
          <table:table-cell office:value-type="float" office:value="0.755831304331341" calcext:value-type="float">
            <text:p>0.755831304331341</text:p>
          </table:table-cell>
          <table:table-cell office:value-type="float" office:value="14.976" calcext:value-type="float">
            <text:p>14.976</text:p>
          </table:table-cell>
          <table:table-cell office:value-type="float" office:value="0.757618731171628" calcext:value-type="float">
            <text:p>0.757618731171628</text:p>
          </table:table-cell>
          <table:table-cell table:number-columns-repeated="1010"/>
        </table:table-row>
        <table:table-row table:style-name="ro1">
          <table:table-cell table:style-name="Default" office:value-type="float" office:value="17.002" calcext:value-type="float">
            <text:p>17.002</text:p>
          </table:table-cell>
          <table:table-cell table:formula="of:=([.A66]-15)/4.5" office:value-type="float" office:value="0.444888888888889" calcext:value-type="float">
            <text:p>0.444888888888889</text:p>
          </table:table-cell>
          <table:table-cell office:value-type="float" office:value="2.4949" calcext:value-type="float">
            <text:p>2.4949</text:p>
          </table:table-cell>
          <table:table-cell office:value-type="float" office:value="0.258371807117001" calcext:value-type="float">
            <text:p>0.258371807117001</text:p>
          </table:table-cell>
          <table:table-cell office:value-type="float" office:value="2.8162" calcext:value-type="float">
            <text:p>2.8162</text:p>
          </table:table-cell>
          <table:table-cell office:value-type="float" office:value="0.291057420613659" calcext:value-type="float">
            <text:p>0.291057420613659</text:p>
          </table:table-cell>
          <table:table-cell office:value-type="float" office:value="8.79783333333333" calcext:value-type="float">
            <text:p>8.79783333333333</text:p>
          </table:table-cell>
          <table:table-cell office:value-type="float" office:value="0.598587746296832" calcext:value-type="float">
            <text:p>0.598587746296832</text:p>
          </table:table-cell>
          <table:table-cell office:value-type="float" office:value="8.9152" calcext:value-type="float">
            <text:p>8.9152</text:p>
          </table:table-cell>
          <table:table-cell office:value-type="float" office:value="0.606269564915127" calcext:value-type="float">
            <text:p>0.606269564915127</text:p>
          </table:table-cell>
          <table:table-cell office:value-type="float" office:value="14.8853333333333" calcext:value-type="float">
            <text:p>14.8853333333333</text:p>
          </table:table-cell>
          <table:table-cell office:value-type="float" office:value="0.753132901727398" calcext:value-type="float">
            <text:p>0.753132901727398</text:p>
          </table:table-cell>
          <table:table-cell office:value-type="float" office:value="14.9236666666667" calcext:value-type="float">
            <text:p>14.9236666666667</text:p>
          </table:table-cell>
          <table:table-cell office:value-type="float" office:value="0.754971266915577" calcext:value-type="float">
            <text:p>0.754971266915577</text:p>
          </table:table-cell>
          <table:table-cell table:number-columns-repeated="1010"/>
        </table:table-row>
        <table:table-row table:style-name="ro1">
          <table:table-cell table:style-name="Default" office:value-type="float" office:value="17.102" calcext:value-type="float">
            <text:p>17.102</text:p>
          </table:table-cell>
          <table:table-cell table:formula="of:=([.A67]-15)/4.5" office:value-type="float" office:value="0.467111111111111" calcext:value-type="float">
            <text:p>0.467111111111111</text:p>
          </table:table-cell>
          <table:table-cell office:value-type="float" office:value="2.43256666666667" calcext:value-type="float">
            <text:p>2.43256666666667</text:p>
          </table:table-cell>
          <table:table-cell office:value-type="float" office:value="0.251917096292291" calcext:value-type="float">
            <text:p>0.251917096292291</text:p>
          </table:table-cell>
          <table:table-cell office:value-type="float" office:value="2.76876666666667" calcext:value-type="float">
            <text:p>2.76876666666667</text:p>
          </table:table-cell>
          <table:table-cell office:value-type="float" office:value="0.28615554719923" calcext:value-type="float">
            <text:p>0.28615554719923</text:p>
          </table:table-cell>
          <table:table-cell office:value-type="float" office:value="8.73406666666667" calcext:value-type="float">
            <text:p>8.73406666666667</text:p>
          </table:table-cell>
          <table:table-cell office:value-type="float" office:value="0.59424927274966" calcext:value-type="float">
            <text:p>0.59424927274966</text:p>
          </table:table-cell>
          <table:table-cell office:value-type="float" office:value="8.85493333333333" calcext:value-type="float">
            <text:p>8.85493333333333</text:p>
          </table:table-cell>
          <table:table-cell office:value-type="float" office:value="0.602171293379956" calcext:value-type="float">
            <text:p>0.602171293379956</text:p>
          </table:table-cell>
          <table:table-cell office:value-type="float" office:value="14.8336666666667" calcext:value-type="float">
            <text:p>14.8336666666667</text:p>
          </table:table-cell>
          <table:table-cell office:value-type="float" office:value="0.750518831804002" calcext:value-type="float">
            <text:p>0.750518831804002</text:p>
          </table:table-cell>
          <table:table-cell office:value-type="float" office:value="14.8726666666667" calcext:value-type="float">
            <text:p>14.8726666666667</text:p>
          </table:table-cell>
          <table:table-cell office:value-type="float" office:value="0.752391250033772" calcext:value-type="float">
            <text:p>0.752391250033772</text:p>
          </table:table-cell>
          <table:table-cell table:number-columns-repeated="1010"/>
        </table:table-row>
        <table:table-row table:style-name="ro1">
          <table:table-cell table:style-name="Default" office:value-type="float" office:value="17.203" calcext:value-type="float">
            <text:p>17.203</text:p>
          </table:table-cell>
          <table:table-cell table:formula="of:=([.A68]-15)/4.5" office:value-type="float" office:value="0.489555555555555" calcext:value-type="float">
            <text:p>0.489555555555555</text:p>
          </table:table-cell>
          <table:table-cell office:value-type="float" office:value="2.37436666666667" calcext:value-type="float">
            <text:p>2.37436666666667</text:p>
          </table:table-cell>
          <table:table-cell office:value-type="float" office:value="0.245890282733198" calcext:value-type="float">
            <text:p>0.245890282733198</text:p>
          </table:table-cell>
          <table:table-cell office:value-type="float" office:value="2.72713333333333" calcext:value-type="float">
            <text:p>2.72713333333333</text:p>
          </table:table-cell>
          <table:table-cell office:value-type="float" office:value="0.281853031104639" calcext:value-type="float">
            <text:p>0.281853031104639</text:p>
          </table:table-cell>
          <table:table-cell office:value-type="float" office:value="8.67436666666667" calcext:value-type="float">
            <text:p>8.67436666666667</text:p>
          </table:table-cell>
          <table:table-cell office:value-type="float" office:value="0.590187472552687" calcext:value-type="float">
            <text:p>0.590187472552687</text:p>
          </table:table-cell>
          <table:table-cell office:value-type="float" office:value="8.79956666666667" calcext:value-type="float">
            <text:p>8.79956666666667</text:p>
          </table:table-cell>
          <table:table-cell office:value-type="float" office:value="0.598406226180093" calcext:value-type="float">
            <text:p>0.598406226180093</text:p>
          </table:table-cell>
          <table:table-cell office:value-type="float" office:value="14.7853333333333" calcext:value-type="float">
            <text:p>14.7853333333333</text:p>
          </table:table-cell>
          <table:table-cell office:value-type="float" office:value="0.748073399084264" calcext:value-type="float">
            <text:p>0.748073399084264</text:p>
          </table:table-cell>
          <table:table-cell office:value-type="float" office:value="14.8256666666667" calcext:value-type="float">
            <text:p>14.8256666666667</text:p>
          </table:table-cell>
          <table:table-cell office:value-type="float" office:value="0.750013595745873" calcext:value-type="float">
            <text:p>0.750013595745873</text:p>
          </table:table-cell>
          <table:table-cell table:number-columns-repeated="1010"/>
        </table:table-row>
        <table:table-row table:style-name="ro1">
          <table:table-cell table:style-name="Default" office:value-type="float" office:value="17.303" calcext:value-type="float">
            <text:p>17.303</text:p>
          </table:table-cell>
          <table:table-cell table:formula="of:=([.A69]-15)/4.5" office:value-type="float" office:value="0.511777777777778" calcext:value-type="float">
            <text:p>0.511777777777778</text:p>
          </table:table-cell>
          <table:table-cell office:value-type="float" office:value="2.31836666666667" calcext:value-type="float">
            <text:p>2.31836666666667</text:p>
          </table:table-cell>
          <table:table-cell office:value-type="float" office:value="0.240091371137692" calcext:value-type="float">
            <text:p>0.240091371137692</text:p>
          </table:table-cell>
          <table:table-cell office:value-type="float" office:value="2.68733333333333" calcext:value-type="float">
            <text:p>2.68733333333333</text:p>
          </table:table-cell>
          <table:table-cell office:value-type="float" office:value="0.277740035711908" calcext:value-type="float">
            <text:p>0.277740035711908</text:p>
          </table:table-cell>
          <table:table-cell office:value-type="float" office:value="8.61586666666667" calcext:value-type="float">
            <text:p>8.61586666666667</text:p>
          </table:table-cell>
          <table:table-cell office:value-type="float" office:value="0.58620733742379" calcext:value-type="float">
            <text:p>0.58620733742379</text:p>
          </table:table-cell>
          <table:table-cell office:value-type="float" office:value="8.74563333333333" calcext:value-type="float">
            <text:p>8.74563333333333</text:p>
          </table:table-cell>
          <table:table-cell office:value-type="float" office:value="0.594738654944614" calcext:value-type="float">
            <text:p>0.594738654944614</text:p>
          </table:table-cell>
          <table:table-cell office:value-type="float" office:value="14.7376666666667" calcext:value-type="float">
            <text:p>14.7376666666667</text:p>
          </table:table-cell>
          <table:table-cell office:value-type="float" office:value="0.745661713942663" calcext:value-type="float">
            <text:p>0.745661713942663</text:p>
          </table:table-cell>
          <table:table-cell office:value-type="float" office:value="14.78" calcext:value-type="float">
            <text:p>14.78</text:p>
          </table:table-cell>
          <table:table-cell office:value-type="float" office:value="0.747703393952341" calcext:value-type="float">
            <text:p>0.747703393952341</text:p>
          </table:table-cell>
          <table:table-cell table:number-columns-repeated="1010"/>
        </table:table-row>
        <table:table-row table:style-name="ro1">
          <table:table-cell table:style-name="Default" office:value-type="float" office:value="17.403" calcext:value-type="float">
            <text:p>17.403</text:p>
          </table:table-cell>
          <table:table-cell table:formula="of:=([.A70]-15)/4.5" office:value-type="float" office:value="0.534" calcext:value-type="float">
            <text:p>0.534</text:p>
          </table:table-cell>
          <table:table-cell office:value-type="float" office:value="2.26696666666667" calcext:value-type="float">
            <text:p>2.26696666666667</text:p>
          </table:table-cell>
          <table:table-cell office:value-type="float" office:value="0.234768643960773" calcext:value-type="float">
            <text:p>0.234768643960773</text:p>
          </table:table-cell>
          <table:table-cell office:value-type="float" office:value="2.6529" calcext:value-type="float">
            <text:p>2.6529</text:p>
          </table:table-cell>
          <table:table-cell office:value-type="float" office:value="0.274181551123974" calcext:value-type="float">
            <text:p>0.274181551123974</text:p>
          </table:table-cell>
          <table:table-cell office:value-type="float" office:value="8.5614" calcext:value-type="float">
            <text:p>8.5614</text:p>
          </table:table-cell>
          <table:table-cell office:value-type="float" office:value="0.58250158184124" calcext:value-type="float">
            <text:p>0.58250158184124</text:p>
          </table:table-cell>
          <table:table-cell office:value-type="float" office:value="8.69613333333333" calcext:value-type="float">
            <text:p>8.69613333333333</text:p>
          </table:table-cell>
          <table:table-cell office:value-type="float" office:value="0.591372530144543" calcext:value-type="float">
            <text:p>0.591372530144543</text:p>
          </table:table-cell>
          <table:table-cell office:value-type="float" office:value="14.6926666666667" calcext:value-type="float">
            <text:p>14.6926666666667</text:p>
          </table:table-cell>
          <table:table-cell office:value-type="float" office:value="0.743384929519622" calcext:value-type="float">
            <text:p>0.743384929519622</text:p>
          </table:table-cell>
          <table:table-cell office:value-type="float" office:value="14.7376666666667" calcext:value-type="float">
            <text:p>14.7376666666667</text:p>
          </table:table-cell>
          <table:table-cell office:value-type="float" office:value="0.74556181315138" calcext:value-type="float">
            <text:p>0.74556181315138</text:p>
          </table:table-cell>
          <table:table-cell table:number-columns-repeated="1010"/>
        </table:table-row>
        <table:table-row table:style-name="ro1">
          <table:table-cell table:style-name="Default" office:value-type="float" office:value="17.504" calcext:value-type="float">
            <text:p>17.504</text:p>
          </table:table-cell>
          <table:table-cell table:formula="of:=([.A71]-15)/4.5" office:value-type="float" office:value="0.556444444444445" calcext:value-type="float">
            <text:p>0.556444444444445</text:p>
          </table:table-cell>
          <table:table-cell office:value-type="float" office:value="2.2177" calcext:value-type="float">
            <text:p>2.2177</text:p>
          </table:table-cell>
          <table:table-cell office:value-type="float" office:value="0.229666935519477" calcext:value-type="float">
            <text:p>0.229666935519477</text:p>
          </table:table-cell>
          <table:table-cell office:value-type="float" office:value="2.62006666666667" calcext:value-type="float">
            <text:p>2.62006666666667</text:p>
          </table:table-cell>
          <table:table-cell office:value-type="float" office:value="0.270788497457987" calcext:value-type="float">
            <text:p>0.270788497457987</text:p>
          </table:table-cell>
          <table:table-cell office:value-type="float" office:value="8.5079" calcext:value-type="float">
            <text:p>8.5079</text:p>
          </table:table-cell>
          <table:table-cell office:value-type="float" office:value="0.578861626022682" calcext:value-type="float">
            <text:p>0.578861626022682</text:p>
          </table:table-cell>
          <table:table-cell office:value-type="float" office:value="8.64806666666667" calcext:value-type="float">
            <text:p>8.64806666666667</text:p>
          </table:table-cell>
          <table:table-cell office:value-type="float" office:value="0.588103907935405" calcext:value-type="float">
            <text:p>0.588103907935405</text:p>
          </table:table-cell>
          <table:table-cell office:value-type="float" office:value="14.6496666666667" calcext:value-type="float">
            <text:p>14.6496666666667</text:p>
          </table:table-cell>
          <table:table-cell office:value-type="float" office:value="0.741209348580516" calcext:value-type="float">
            <text:p>0.741209348580516</text:p>
          </table:table-cell>
          <table:table-cell office:value-type="float" office:value="14.6963333333333" calcext:value-type="float">
            <text:p>14.6963333333333</text:p>
          </table:table-cell>
          <table:table-cell office:value-type="float" office:value="0.743470831956777" calcext:value-type="float">
            <text:p>0.743470831956777</text:p>
          </table:table-cell>
          <table:table-cell table:number-columns-repeated="1010"/>
        </table:table-row>
        <table:table-row table:style-name="ro1">
          <table:table-cell table:style-name="Default" office:value-type="float" office:value="17.604" calcext:value-type="float">
            <text:p>17.604</text:p>
          </table:table-cell>
          <table:table-cell table:formula="of:=([.A72]-15)/4.5" office:value-type="float" office:value="0.578666666666666" calcext:value-type="float">
            <text:p>0.578666666666666</text:p>
          </table:table-cell>
          <table:table-cell office:value-type="float" office:value="2.17253333333333" calcext:value-type="float">
            <text:p>2.17253333333333</text:p>
          </table:table-cell>
          <table:table-cell office:value-type="float" office:value="0.224989669883439" calcext:value-type="float">
            <text:p>0.224989669883439</text:p>
          </table:table-cell>
          <table:table-cell office:value-type="float" office:value="2.5917" calcext:value-type="float">
            <text:p>2.5917</text:p>
          </table:table-cell>
          <table:table-cell office:value-type="float" office:value="0.267856954263034" calcext:value-type="float">
            <text:p>0.267856954263034</text:p>
          </table:table-cell>
          <table:table-cell office:value-type="float" office:value="8.45703333333333" calcext:value-type="float">
            <text:p>8.45703333333333</text:p>
          </table:table-cell>
          <table:table-cell office:value-type="float" office:value="0.57540080932737" calcext:value-type="float">
            <text:p>0.57540080932737</text:p>
          </table:table-cell>
          <table:table-cell office:value-type="float" office:value="8.6036" calcext:value-type="float">
            <text:p>8.6036</text:p>
          </table:table-cell>
          <table:table-cell office:value-type="float" office:value="0.585080067016175" calcext:value-type="float">
            <text:p>0.585080067016175</text:p>
          </table:table-cell>
          <table:table-cell office:value-type="float" office:value="14.6083333333333" calcext:value-type="float">
            <text:p>14.6083333333333</text:p>
          </table:table-cell>
          <table:table-cell office:value-type="float" office:value="0.739118078135882" calcext:value-type="float">
            <text:p>0.739118078135882</text:p>
          </table:table-cell>
          <table:table-cell office:value-type="float" office:value="14.6576666666667" calcext:value-type="float">
            <text:p>14.6576666666667</text:p>
          </table:table-cell>
          <table:table-cell office:value-type="float" office:value="0.741514740390545" calcext:value-type="float">
            <text:p>0.741514740390545</text:p>
          </table:table-cell>
          <table:table-cell table:number-columns-repeated="1010"/>
        </table:table-row>
        <table:table-row table:style-name="ro1">
          <table:table-cell table:style-name="Default" office:value-type="float" office:value="17.705" calcext:value-type="float">
            <text:p>17.705</text:p>
          </table:table-cell>
          <table:table-cell table:formula="of:=([.A73]-15)/4.5" office:value-type="float" office:value="0.601111111111111" calcext:value-type="float">
            <text:p>0.601111111111111</text:p>
          </table:table-cell>
          <table:table-cell office:value-type="float" office:value="2.12946666666667" calcext:value-type="float">
            <text:p>2.12946666666667</text:p>
          </table:table-cell>
          <table:table-cell office:value-type="float" office:value="0.220529944899957" calcext:value-type="float">
            <text:p>0.220529944899957</text:p>
          </table:table-cell>
          <table:table-cell office:value-type="float" office:value="2.56513333333333" calcext:value-type="float">
            <text:p>2.56513333333333</text:p>
          </table:table-cell>
          <table:table-cell office:value-type="float" office:value="0.265111498774743" calcext:value-type="float">
            <text:p>0.265111498774743</text:p>
          </table:table-cell>
          <table:table-cell office:value-type="float" office:value="8.40746666666667" calcext:value-type="float">
            <text:p>8.40746666666667</text:p>
          </table:table-cell>
          <table:table-cell office:value-type="float" office:value="0.572028469834485" calcext:value-type="float">
            <text:p>0.572028469834485</text:p>
          </table:table-cell>
          <table:table-cell office:value-type="float" office:value="8.56073333333333" calcext:value-type="float">
            <text:p>8.56073333333333</text:p>
          </table:table-cell>
          <table:table-cell office:value-type="float" office:value="0.582165061778375" calcext:value-type="float">
            <text:p>0.582165061778375</text:p>
          </table:table-cell>
          <table:table-cell office:value-type="float" office:value="14.5686666666667" calcext:value-type="float">
            <text:p>14.5686666666667</text:p>
          </table:table-cell>
          <table:table-cell office:value-type="float" office:value="0.737111151464832" calcext:value-type="float">
            <text:p>0.737111151464832</text:p>
          </table:table-cell>
          <table:table-cell office:value-type="float" office:value="14.6203333333333" calcext:value-type="float">
            <text:p>14.6203333333333</text:p>
          </table:table-cell>
          <table:table-cell office:value-type="float" office:value="0.739626116672833" calcext:value-type="float">
            <text:p>0.739626116672833</text:p>
          </table:table-cell>
          <table:table-cell table:number-columns-repeated="1010"/>
        </table:table-row>
        <table:table-row table:style-name="ro1">
          <table:table-cell table:style-name="Default" office:value-type="float" office:value="17.805" calcext:value-type="float">
            <text:p>17.805</text:p>
          </table:table-cell>
          <table:table-cell table:formula="of:=([.A74]-15)/4.5" office:value-type="float" office:value="0.623333333333333" calcext:value-type="float">
            <text:p>0.623333333333333</text:p>
          </table:table-cell>
          <table:table-cell office:value-type="float" office:value="2.0898" calcext:value-type="float">
            <text:p>2.0898</text:p>
          </table:table-cell>
          <table:table-cell office:value-type="float" office:value="0.216422221019047" calcext:value-type="float">
            <text:p>0.216422221019047</text:p>
          </table:table-cell>
          <table:table-cell office:value-type="float" office:value="2.5424" calcext:value-type="float">
            <text:p>2.5424</text:p>
          </table:table-cell>
          <table:table-cell office:value-type="float" office:value="0.262762121042111" calcext:value-type="float">
            <text:p>0.262762121042111</text:p>
          </table:table-cell>
          <table:table-cell office:value-type="float" office:value="8.36043333333333" calcext:value-type="float">
            <text:p>8.36043333333333</text:p>
          </table:table-cell>
          <table:table-cell office:value-type="float" office:value="0.568828454862724" calcext:value-type="float">
            <text:p>0.568828454862724</text:p>
          </table:table-cell>
          <table:table-cell office:value-type="float" office:value="8.52083333333333" calcext:value-type="float">
            <text:p>8.52083333333333</text:p>
          </table:table-cell>
          <table:table-cell office:value-type="float" office:value="0.579451767492474" calcext:value-type="float">
            <text:p>0.579451767492474</text:p>
          </table:table-cell>
          <table:table-cell office:value-type="float" office:value="14.5313333333333" calcext:value-type="float">
            <text:p>14.5313333333333</text:p>
          </table:table-cell>
          <table:table-cell office:value-type="float" office:value="0.735222276895031" calcext:value-type="float">
            <text:p>0.735222276895031</text:p>
          </table:table-cell>
          <table:table-cell office:value-type="float" office:value="14.586" calcext:value-type="float">
            <text:p>14.586</text:p>
          </table:table-cell>
          <table:table-cell office:value-type="float" office:value="0.737889250825652" calcext:value-type="float">
            <text:p>0.737889250825652</text:p>
          </table:table-cell>
          <table:table-cell table:number-columns-repeated="1010"/>
        </table:table-row>
        <table:table-row table:style-name="ro1">
          <table:table-cell table:style-name="Default" office:value-type="float" office:value="17.905" calcext:value-type="float">
            <text:p>17.905</text:p>
          </table:table-cell>
          <table:table-cell table:formula="of:=([.A75]-15)/4.5" office:value-type="float" office:value="0.645555555555556" calcext:value-type="float">
            <text:p>0.645555555555556</text:p>
          </table:table-cell>
          <table:table-cell office:value-type="float" office:value="2.052" calcext:value-type="float">
            <text:p>2.052</text:p>
          </table:table-cell>
          <table:table-cell office:value-type="float" office:value="0.212507861239528" calcext:value-type="float">
            <text:p>0.212507861239528</text:p>
          </table:table-cell>
          <table:table-cell office:value-type="float" office:value="2.5214" calcext:value-type="float">
            <text:p>2.5214</text:p>
          </table:table-cell>
          <table:table-cell office:value-type="float" office:value="0.260591917616503" calcext:value-type="float">
            <text:p>0.260591917616503</text:p>
          </table:table-cell>
          <table:table-cell office:value-type="float" office:value="8.315" calcext:value-type="float">
            <text:p>8.315</text:p>
          </table:table-cell>
          <table:table-cell office:value-type="float" office:value="0.565737330196923" calcext:value-type="float">
            <text:p>0.565737330196923</text:p>
          </table:table-cell>
          <table:table-cell office:value-type="float" office:value="8.48253333333333" calcext:value-type="float">
            <text:p>8.48253333333333</text:p>
          </table:table-cell>
          <table:table-cell office:value-type="float" office:value="0.576847308888003" calcext:value-type="float">
            <text:p>0.576847308888003</text:p>
          </table:table-cell>
          <table:table-cell office:value-type="float" office:value="14.495" calcext:value-type="float">
            <text:p>14.495</text:p>
          </table:table-cell>
          <table:table-cell office:value-type="float" office:value="0.733383998520678" calcext:value-type="float">
            <text:p>0.733383998520678</text:p>
          </table:table-cell>
          <table:table-cell office:value-type="float" office:value="14.5523333333333" calcext:value-type="float">
            <text:p>14.5523333333333</text:p>
          </table:table-cell>
          <table:table-cell office:value-type="float" office:value="0.73618611634267" calcext:value-type="float">
            <text:p>0.73618611634267</text:p>
          </table:table-cell>
          <table:table-cell table:number-columns-repeated="1010"/>
        </table:table-row>
        <table:table-row table:style-name="ro1">
          <table:table-cell table:style-name="Default" office:value-type="float" office:value="18.006" calcext:value-type="float">
            <text:p>18.006</text:p>
          </table:table-cell>
          <table:table-cell table:formula="of:=([.A76]-15)/4.5" office:value-type="float" office:value="0.668" calcext:value-type="float">
            <text:p>0.668</text:p>
          </table:table-cell>
          <table:table-cell office:value-type="float" office:value="2.01756666666667" calcext:value-type="float">
            <text:p>2.01756666666667</text:p>
          </table:table-cell>
          <table:table-cell office:value-type="float" office:value="0.208942087213843" calcext:value-type="float">
            <text:p>0.208942087213843</text:p>
          </table:table-cell>
          <table:table-cell office:value-type="float" office:value="2.5039" calcext:value-type="float">
            <text:p>2.5039</text:p>
          </table:table-cell>
          <table:table-cell office:value-type="float" office:value="0.258783362410729" calcext:value-type="float">
            <text:p>0.258783362410729</text:p>
          </table:table-cell>
          <table:table-cell office:value-type="float" office:value="8.2722" calcext:value-type="float">
            <text:p>8.2722</text:p>
          </table:table-cell>
          <table:table-cell office:value-type="float" office:value="0.562825336782833" calcext:value-type="float">
            <text:p>0.562825336782833</text:p>
          </table:table-cell>
          <table:table-cell office:value-type="float" office:value="8.4469" calcext:value-type="float">
            <text:p>8.4469</text:p>
          </table:table-cell>
          <table:table-cell office:value-type="float" office:value="0.574424162011275" calcext:value-type="float">
            <text:p>0.574424162011275</text:p>
          </table:table-cell>
          <table:table-cell office:value-type="float" office:value="14.46" calcext:value-type="float">
            <text:p>14.46</text:p>
          </table:table-cell>
          <table:table-cell office:value-type="float" office:value="0.731613176052124" calcext:value-type="float">
            <text:p>0.731613176052124</text:p>
          </table:table-cell>
          <table:table-cell office:value-type="float" office:value="14.5203333333333" calcext:value-type="float">
            <text:p>14.5203333333333</text:p>
          </table:table-cell>
          <table:table-cell office:value-type="float" office:value="0.734567287238957" calcext:value-type="float">
            <text:p>0.734567287238957</text:p>
          </table:table-cell>
          <table:table-cell table:number-columns-repeated="1010"/>
        </table:table-row>
        <table:table-row table:style-name="ro1">
          <table:table-cell table:style-name="Default" office:value-type="float" office:value="18.106" calcext:value-type="float">
            <text:p>18.106</text:p>
          </table:table-cell>
          <table:table-cell table:formula="of:=([.A77]-15)/4.5" office:value-type="float" office:value="0.690222222222223" calcext:value-type="float">
            <text:p>0.690222222222223</text:p>
          </table:table-cell>
          <table:table-cell office:value-type="float" office:value="1.98456666666667" calcext:value-type="float">
            <text:p>1.98456666666667</text:p>
          </table:table-cell>
          <table:table-cell office:value-type="float" office:value="0.205524778675069" calcext:value-type="float">
            <text:p>0.205524778675069</text:p>
          </table:table-cell>
          <table:table-cell office:value-type="float" office:value="2.48786666666667" calcext:value-type="float">
            <text:p>2.48786666666667</text:p>
          </table:table-cell>
          <table:table-cell office:value-type="float" office:value="0.257126405666212" calcext:value-type="float">
            <text:p>0.257126405666212</text:p>
          </table:table-cell>
          <table:table-cell office:value-type="float" office:value="8.23046666666667" calcext:value-type="float">
            <text:p>8.23046666666667</text:p>
          </table:table-cell>
          <table:table-cell office:value-type="float" office:value="0.559985944774645" calcext:value-type="float">
            <text:p>0.559985944774645</text:p>
          </table:table-cell>
          <table:table-cell office:value-type="float" office:value="8.41266666666667" calcext:value-type="float">
            <text:p>8.41266666666667</text:p>
          </table:table-cell>
          <table:table-cell office:value-type="float" office:value="0.57209624722249" calcext:value-type="float">
            <text:p>0.57209624722249</text:p>
          </table:table-cell>
          <table:table-cell office:value-type="float" office:value="14.4263333333333" calcext:value-type="float">
            <text:p>14.4263333333333</text:p>
          </table:table-cell>
          <table:table-cell office:value-type="float" office:value="0.729909815460729" calcext:value-type="float">
            <text:p>0.729909815460729</text:p>
          </table:table-cell>
          <table:table-cell office:value-type="float" office:value="14.4903333333333" calcext:value-type="float">
            <text:p>14.4903333333333</text:p>
          </table:table-cell>
          <table:table-cell office:value-type="float" office:value="0.733049647110827" calcext:value-type="float">
            <text:p>0.733049647110827</text:p>
          </table:table-cell>
          <table:table-cell table:number-columns-repeated="1010"/>
        </table:table-row>
        <table:table-row table:style-name="ro1">
          <table:table-cell table:style-name="Default" office:value-type="float" office:value="18.206" calcext:value-type="float">
            <text:p>18.206</text:p>
          </table:table-cell>
          <table:table-cell table:formula="of:=([.A78]-15)/4.5" office:value-type="float" office:value="0.712444444444444" calcext:value-type="float">
            <text:p>0.712444444444444</text:p>
          </table:table-cell>
          <table:table-cell office:value-type="float" office:value="1.95523333333333" calcext:value-type="float">
            <text:p>1.95523333333333</text:p>
          </table:table-cell>
          <table:table-cell office:value-type="float" office:value="0.20248710708668" calcext:value-type="float">
            <text:p>0.20248710708668</text:p>
          </table:table-cell>
          <table:table-cell office:value-type="float" office:value="2.47516666666667" calcext:value-type="float">
            <text:p>2.47516666666667</text:p>
          </table:table-cell>
          <table:table-cell office:value-type="float" office:value="0.255813888299773" calcext:value-type="float">
            <text:p>0.255813888299773</text:p>
          </table:table-cell>
          <table:table-cell office:value-type="float" office:value="8.19093333333333" calcext:value-type="float">
            <text:p>8.19093333333333</text:p>
          </table:table-cell>
          <table:table-cell office:value-type="float" office:value="0.557296209567098" calcext:value-type="float">
            <text:p>0.557296209567098</text:p>
          </table:table-cell>
          <table:table-cell office:value-type="float" office:value="8.3809" calcext:value-type="float">
            <text:p>8.3809</text:p>
          </table:table-cell>
          <table:table-cell office:value-type="float" office:value="0.569936045500821" calcext:value-type="float">
            <text:p>0.569936045500821</text:p>
          </table:table-cell>
          <table:table-cell office:value-type="float" office:value="14.3946666666667" calcext:value-type="float">
            <text:p>14.3946666666667</text:p>
          </table:table-cell>
          <table:table-cell office:value-type="float" office:value="0.728307641288871" calcext:value-type="float">
            <text:p>0.728307641288871</text:p>
          </table:table-cell>
          <table:table-cell office:value-type="float" office:value="14.4616666666667" calcext:value-type="float">
            <text:p>14.4616666666667</text:p>
          </table:table-cell>
          <table:table-cell office:value-type="float" office:value="0.731599449236821" calcext:value-type="float">
            <text:p>0.731599449236821</text:p>
          </table:table-cell>
          <table:table-cell table:number-columns-repeated="1010"/>
        </table:table-row>
        <table:table-row table:style-name="ro1">
          <table:table-cell table:style-name="Default" office:value-type="float" office:value="18.307" calcext:value-type="float">
            <text:p>18.307</text:p>
          </table:table-cell>
          <table:table-cell table:formula="of:=([.A79]-15)/4.5" office:value-type="float" office:value="0.734888888888889" calcext:value-type="float">
            <text:p>0.734888888888889</text:p>
          </table:table-cell>
          <table:table-cell office:value-type="float" office:value="1.92683333333333" calcext:value-type="float">
            <text:p>1.92683333333333</text:p>
          </table:table-cell>
          <table:table-cell office:value-type="float" office:value="0.199546096637544" calcext:value-type="float">
            <text:p>0.199546096637544</text:p>
          </table:table-cell>
          <table:table-cell office:value-type="float" office:value="2.46353333333333" calcext:value-type="float">
            <text:p>2.46353333333333</text:p>
          </table:table-cell>
          <table:table-cell office:value-type="float" office:value="0.254611620797715" calcext:value-type="float">
            <text:p>0.254611620797715</text:p>
          </table:table-cell>
          <table:table-cell office:value-type="float" office:value="8.15226666666667" calcext:value-type="float">
            <text:p>8.15226666666667</text:p>
          </table:table-cell>
          <table:table-cell office:value-type="float" office:value="0.554665465384584" calcext:value-type="float">
            <text:p>0.554665465384584</text:p>
          </table:table-cell>
          <table:table-cell office:value-type="float" office:value="8.35026666666667" calcext:value-type="float">
            <text:p>8.35026666666667</text:p>
          </table:table-cell>
          <table:table-cell office:value-type="float" office:value="0.56785293974664" calcext:value-type="float">
            <text:p>0.56785293974664</text:p>
          </table:table-cell>
          <table:table-cell office:value-type="float" office:value="14.364" calcext:value-type="float">
            <text:p>14.364</text:p>
          </table:table-cell>
          <table:table-cell office:value-type="float" office:value="0.726756069283822" calcext:value-type="float">
            <text:p>0.726756069283822</text:p>
          </table:table-cell>
          <table:table-cell office:value-type="float" office:value="14.4343333333333" calcext:value-type="float">
            <text:p>14.4343333333333</text:p>
          </table:table-cell>
          <table:table-cell office:value-type="float" office:value="0.730216719211335" calcext:value-type="float">
            <text:p>0.730216719211335</text:p>
          </table:table-cell>
          <table:table-cell table:number-columns-repeated="1010"/>
        </table:table-row>
        <table:table-row table:style-name="ro1">
          <table:table-cell table:style-name="Default" office:value-type="float" office:value="18.407" calcext:value-type="float">
            <text:p>18.407</text:p>
          </table:table-cell>
          <table:table-cell table:formula="of:=([.A80]-15)/4.5" office:value-type="float" office:value="0.757111111111111" calcext:value-type="float">
            <text:p>0.757111111111111</text:p>
          </table:table-cell>
          <table:table-cell office:value-type="float" office:value="1.90213333333333" calcext:value-type="float">
            <text:p>1.90213333333333</text:p>
          </table:table-cell>
          <table:table-cell office:value-type="float" office:value="0.196988147070109" calcext:value-type="float">
            <text:p>0.196988147070109</text:p>
          </table:table-cell>
          <table:table-cell office:value-type="float" office:value="2.4553" calcext:value-type="float">
            <text:p>2.4553</text:p>
          </table:table-cell>
          <table:table-cell office:value-type="float" office:value="0.253760697845996" calcext:value-type="float">
            <text:p>0.253760697845996</text:p>
          </table:table-cell>
          <table:table-cell office:value-type="float" office:value="8.11563333333333" calcext:value-type="float">
            <text:p>8.11563333333333</text:p>
          </table:table-cell>
          <table:table-cell office:value-type="float" office:value="0.552173038900661" calcext:value-type="float">
            <text:p>0.552173038900661</text:p>
          </table:table-cell>
          <table:table-cell office:value-type="float" office:value="8.3221" calcext:value-type="float">
            <text:p>8.3221</text:p>
          </table:table-cell>
          <table:table-cell office:value-type="float" office:value="0.565937548446281" calcext:value-type="float">
            <text:p>0.565937548446281</text:p>
          </table:table-cell>
          <table:table-cell office:value-type="float" office:value="14.3346666666667" calcext:value-type="float">
            <text:p>14.3346666666667</text:p>
          </table:table-cell>
          <table:table-cell office:value-type="float" office:value="0.725271953184573" calcext:value-type="float">
            <text:p>0.725271953184573</text:p>
          </table:table-cell>
          <table:table-cell office:value-type="float" office:value="14.4083333333333" calcext:value-type="float">
            <text:p>14.4083333333333</text:p>
          </table:table-cell>
          <table:table-cell office:value-type="float" office:value="0.728901426322958" calcext:value-type="float">
            <text:p>0.728901426322958</text:p>
          </table:table-cell>
          <table:table-cell table:number-columns-repeated="1010"/>
        </table:table-row>
        <table:table-row table:style-name="ro1">
          <table:table-cell table:style-name="Default" office:value-type="float" office:value="18.507" calcext:value-type="float">
            <text:p>18.507</text:p>
          </table:table-cell>
          <table:table-cell table:formula="of:=([.A81]-15)/4.5" office:value-type="float" office:value="0.779333333333334" calcext:value-type="float">
            <text:p>0.779333333333334</text:p>
          </table:table-cell>
          <table:table-cell office:value-type="float" office:value="1.87793333333333" calcext:value-type="float">
            <text:p>1.87793333333333</text:p>
          </table:table-cell>
          <table:table-cell office:value-type="float" office:value="0.194481985243924" calcext:value-type="float">
            <text:p>0.194481985243924</text:p>
          </table:table-cell>
          <table:table-cell office:value-type="float" office:value="2.4478" calcext:value-type="float">
            <text:p>2.4478</text:p>
          </table:table-cell>
          <table:table-cell office:value-type="float" office:value="0.252985563820319" calcext:value-type="float">
            <text:p>0.252985563820319</text:p>
          </table:table-cell>
          <table:table-cell office:value-type="float" office:value="8.0798" calcext:value-type="float">
            <text:p>8.0798</text:p>
          </table:table-cell>
          <table:table-cell office:value-type="float" office:value="0.549735066287895" calcext:value-type="float">
            <text:p>0.549735066287895</text:p>
          </table:table-cell>
          <table:table-cell office:value-type="float" office:value="8.29476666666667" calcext:value-type="float">
            <text:p>8.29476666666667</text:p>
          </table:table-cell>
          <table:table-cell office:value-type="float" office:value="0.564078852502547" calcext:value-type="float">
            <text:p>0.564078852502547</text:p>
          </table:table-cell>
          <table:table-cell office:value-type="float" office:value="14.3063333333333" calcext:value-type="float">
            <text:p>14.3063333333333</text:p>
          </table:table-cell>
          <table:table-cell office:value-type="float" office:value="0.723838444373809" calcext:value-type="float">
            <text:p>0.723838444373809</text:p>
          </table:table-cell>
          <table:table-cell office:value-type="float" office:value="14.3836666666667" calcext:value-type="float">
            <text:p>14.3836666666667</text:p>
          </table:table-cell>
          <table:table-cell office:value-type="float" office:value="0.727653596162979" calcext:value-type="float">
            <text:p>0.727653596162979</text:p>
          </table:table-cell>
          <table:table-cell table:number-columns-repeated="1010"/>
        </table:table-row>
        <table:table-row table:style-name="ro1">
          <table:table-cell table:style-name="Default" office:value-type="float" office:value="18.608" calcext:value-type="float">
            <text:p>18.608</text:p>
          </table:table-cell>
          <table:table-cell table:formula="of:=([.A82]-15)/4.5" office:value-type="float" office:value="0.801777777777778" calcext:value-type="float">
            <text:p>0.801777777777778</text:p>
          </table:table-cell>
          <table:table-cell office:value-type="float" office:value="1.8573" calcext:value-type="float">
            <text:p>1.8573</text:p>
          </table:table-cell>
          <table:table-cell office:value-type="float" office:value="0.192345088908238" calcext:value-type="float">
            <text:p>0.192345088908238</text:p>
          </table:table-cell>
          <table:table-cell office:value-type="float" office:value="2.44383333333333" calcext:value-type="float">
            <text:p>2.44383333333333</text:p>
          </table:table-cell>
          <table:table-cell office:value-type="float" office:value="0.252575566646295" calcext:value-type="float">
            <text:p>0.252575566646295</text:p>
          </table:table-cell>
          <table:table-cell office:value-type="float" office:value="8.04603333333333" calcext:value-type="float">
            <text:p>8.04603333333333</text:p>
          </table:table-cell>
          <table:table-cell office:value-type="float" office:value="0.547437681724921" calcext:value-type="float">
            <text:p>0.547437681724921</text:p>
          </table:table-cell>
          <table:table-cell office:value-type="float" office:value="8.26986666666667" calcext:value-type="float">
            <text:p>8.26986666666667</text:p>
          </table:table-cell>
          <table:table-cell office:value-type="float" office:value="0.562385605442505" calcext:value-type="float">
            <text:p>0.562385605442505</text:p>
          </table:table-cell>
          <table:table-cell office:value-type="float" office:value="14.2796666666667" calcext:value-type="float">
            <text:p>14.2796666666667</text:p>
          </table:table-cell>
          <table:table-cell office:value-type="float" office:value="0.722489251179195" calcext:value-type="float">
            <text:p>0.722489251179195</text:p>
          </table:table-cell>
          <table:table-cell office:value-type="float" office:value="14.3606666666667" calcext:value-type="float">
            <text:p>14.3606666666667</text:p>
          </table:table-cell>
          <table:table-cell office:value-type="float" office:value="0.72649007138227" calcext:value-type="float">
            <text:p>0.72649007138227</text:p>
          </table:table-cell>
          <table:table-cell table:number-columns-repeated="1010"/>
        </table:table-row>
        <table:table-row table:style-name="ro1">
          <table:table-cell table:style-name="Default" office:value-type="float" office:value="18.708" calcext:value-type="float">
            <text:p>18.708</text:p>
          </table:table-cell>
          <table:table-cell table:formula="of:=([.A83]-15)/4.5" office:value-type="float" office:value="0.824" calcext:value-type="float">
            <text:p>0.824</text:p>
          </table:table-cell>
          <table:table-cell office:value-type="float" office:value="1.8369" calcext:value-type="float">
            <text:p>1.8369</text:p>
          </table:table-cell>
          <table:table-cell office:value-type="float" office:value="0.190232346059757" calcext:value-type="float">
            <text:p>0.190232346059757</text:p>
          </table:table-cell>
          <table:table-cell office:value-type="float" office:value="2.44013333333333" calcext:value-type="float">
            <text:p>2.44013333333333</text:p>
          </table:table-cell>
          <table:table-cell office:value-type="float" office:value="0.252193125767834" calcext:value-type="float">
            <text:p>0.252193125767834</text:p>
          </table:table-cell>
          <table:table-cell office:value-type="float" office:value="8.0128" calcext:value-type="float">
            <text:p>8.0128</text:p>
          </table:table-cell>
          <table:table-cell office:value-type="float" office:value="0.545176600256102" calcext:value-type="float">
            <text:p>0.545176600256102</text:p>
          </table:table-cell>
          <table:table-cell office:value-type="float" office:value="8.2455" calcext:value-type="float">
            <text:p>8.2455</text:p>
          </table:table-cell>
          <table:table-cell office:value-type="float" office:value="0.560728647115643" calcext:value-type="float">
            <text:p>0.560728647115643</text:p>
          </table:table-cell>
          <table:table-cell office:value-type="float" office:value="14.2536666666667" calcext:value-type="float">
            <text:p>14.2536666666667</text:p>
          </table:table-cell>
          <table:table-cell office:value-type="float" office:value="0.72117380044104" calcext:value-type="float">
            <text:p>0.72117380044104</text:p>
          </table:table-cell>
          <table:table-cell office:value-type="float" office:value="14.3386666666667" calcext:value-type="float">
            <text:p>14.3386666666667</text:p>
          </table:table-cell>
          <table:table-cell office:value-type="float" office:value="0.72537714620792" calcext:value-type="float">
            <text:p>0.72537714620792</text:p>
          </table:table-cell>
          <table:table-cell table:number-columns-repeated="1010"/>
        </table:table-row>
        <table:table-row table:style-name="ro1">
          <table:table-cell table:style-name="Default" office:value-type="float" office:value="18.808" calcext:value-type="float">
            <text:p>18.808</text:p>
          </table:table-cell>
          <table:table-cell table:formula="of:=([.A84]-15)/4.5" office:value-type="float" office:value="0.846222222222222" calcext:value-type="float">
            <text:p>0.846222222222222</text:p>
          </table:table-cell>
          <table:table-cell office:value-type="float" office:value="1.82013333333333" calcext:value-type="float">
            <text:p>1.82013333333333</text:p>
          </table:table-cell>
          <table:table-cell office:value-type="float" office:value="0.188495815726582" calcext:value-type="float">
            <text:p>0.188495815726582</text:p>
          </table:table-cell>
          <table:table-cell office:value-type="float" office:value="2.44026666666667" calcext:value-type="float">
            <text:p>2.44026666666667</text:p>
          </table:table-cell>
          <table:table-cell office:value-type="float" office:value="0.252206831640958" calcext:value-type="float">
            <text:p>0.252206831640958</text:p>
          </table:table-cell>
          <table:table-cell office:value-type="float" office:value="7.9818" calcext:value-type="float">
            <text:p>7.9818</text:p>
          </table:table-cell>
          <table:table-cell office:value-type="float" office:value="0.543067451649154" calcext:value-type="float">
            <text:p>0.543067451649154</text:p>
          </table:table-cell>
          <table:table-cell office:value-type="float" office:value="8.2236" calcext:value-type="float">
            <text:p>8.2236</text:p>
          </table:table-cell>
          <table:table-cell office:value-type="float" office:value="0.559239413415305" calcext:value-type="float">
            <text:p>0.559239413415305</text:p>
          </table:table-cell>
          <table:table-cell office:value-type="float" office:value="14.2293333333333" calcext:value-type="float">
            <text:p>14.2293333333333</text:p>
          </table:table-cell>
          <table:table-cell office:value-type="float" office:value="0.719942665319033" calcext:value-type="float">
            <text:p>0.719942665319033</text:p>
          </table:table-cell>
          <table:table-cell office:value-type="float" office:value="14.3183333333333" calcext:value-type="float">
            <text:p>14.3183333333333</text:p>
          </table:table-cell>
          <table:table-cell office:value-type="float" office:value="0.724348531529855" calcext:value-type="float">
            <text:p>0.724348531529855</text:p>
          </table:table-cell>
          <table:table-cell table:number-columns-repeated="1010"/>
        </table:table-row>
        <table:table-row table:style-name="ro1">
          <table:table-cell table:style-name="Default" office:value-type="float" office:value="18.909" calcext:value-type="float">
            <text:p>18.909</text:p>
          </table:table-cell>
          <table:table-cell table:formula="of:=([.A85]-15)/4.5" office:value-type="float" office:value="0.868666666666666" calcext:value-type="float">
            <text:p>0.868666666666666</text:p>
          </table:table-cell>
          <table:table-cell office:value-type="float" office:value="1.8031" calcext:value-type="float">
            <text:p>1.8031</text:p>
          </table:table-cell>
          <table:table-cell office:value-type="float" office:value="0.186731647393076" calcext:value-type="float">
            <text:p>0.186731647393076</text:p>
          </table:table-cell>
          <table:table-cell office:value-type="float" office:value="2.4401" calcext:value-type="float">
            <text:p>2.4401</text:p>
          </table:table-cell>
          <table:table-cell office:value-type="float" office:value="0.252189513725359" calcext:value-type="float">
            <text:p>0.252189513725359</text:p>
          </table:table-cell>
          <table:table-cell office:value-type="float" office:value="7.95123333333333" calcext:value-type="float">
            <text:p>7.95123333333333</text:p>
          </table:table-cell>
          <table:table-cell office:value-type="float" office:value="0.540987792614992" calcext:value-type="float">
            <text:p>0.540987792614992</text:p>
          </table:table-cell>
          <table:table-cell office:value-type="float" office:value="8.20216666666667" calcext:value-type="float">
            <text:p>8.20216666666667</text:p>
          </table:table-cell>
          <table:table-cell office:value-type="float" office:value="0.557781920508634" calcext:value-type="float">
            <text:p>0.557781920508634</text:p>
          </table:table-cell>
          <table:table-cell office:value-type="float" office:value="14.2056666666667" calcext:value-type="float">
            <text:p>14.2056666666667</text:p>
          </table:table-cell>
          <table:table-cell office:value-type="float" office:value="0.718745266682125" calcext:value-type="float">
            <text:p>0.718745266682125</text:p>
          </table:table-cell>
          <table:table-cell office:value-type="float" office:value="14.2986666666667" calcext:value-type="float">
            <text:p>14.2986666666667</text:p>
          </table:table-cell>
          <table:table-cell office:value-type="float" office:value="0.723353648215989" calcext:value-type="float">
            <text:p>0.723353648215989</text:p>
          </table:table-cell>
          <table:table-cell table:number-columns-repeated="1010"/>
        </table:table-row>
        <table:table-row table:style-name="ro1">
          <table:table-cell table:style-name="Default" office:value-type="float" office:value="19.009" calcext:value-type="float">
            <text:p>19.009</text:p>
          </table:table-cell>
          <table:table-cell table:formula="of:=([.A86]-15)/4.5" office:value-type="float" office:value="0.890888888888889" calcext:value-type="float">
            <text:p>0.890888888888889</text:p>
          </table:table-cell>
          <table:table-cell office:value-type="float" office:value="1.7904" calcext:value-type="float">
            <text:p>1.7904</text:p>
          </table:table-cell>
          <table:table-cell office:value-type="float" office:value="0.185416194390632" calcext:value-type="float">
            <text:p>0.185416194390632</text:p>
          </table:table-cell>
          <table:table-cell office:value-type="float" office:value="2.4442" calcext:value-type="float">
            <text:p>2.4442</text:p>
          </table:table-cell>
          <table:table-cell office:value-type="float" office:value="0.252613153519454" calcext:value-type="float">
            <text:p>0.252613153519454</text:p>
          </table:table-cell>
          <table:table-cell office:value-type="float" office:value="7.92283333333333" calcext:value-type="float">
            <text:p>7.92283333333333</text:p>
          </table:table-cell>
          <table:table-cell office:value-type="float" office:value="0.539055541168288" calcext:value-type="float">
            <text:p>0.539055541168288</text:p>
          </table:table-cell>
          <table:table-cell office:value-type="float" office:value="8.1829" calcext:value-type="float">
            <text:p>8.1829</text:p>
          </table:table-cell>
          <table:table-cell office:value-type="float" office:value="0.556471772270015" calcext:value-type="float">
            <text:p>0.556471772270015</text:p>
          </table:table-cell>
          <table:table-cell office:value-type="float" office:value="14.184" calcext:value-type="float">
            <text:p>14.184</text:p>
          </table:table-cell>
          <table:table-cell office:value-type="float" office:value="0.717649060436115" calcext:value-type="float">
            <text:p>0.717649060436115</text:p>
          </table:table-cell>
          <table:table-cell office:value-type="float" office:value="14.2806666666667" calcext:value-type="float">
            <text:p>14.2806666666667</text:p>
          </table:table-cell>
          <table:table-cell office:value-type="float" office:value="0.72244308051853" calcext:value-type="float">
            <text:p>0.72244308051853</text:p>
          </table:table-cell>
          <table:table-cell table:number-columns-repeated="1010"/>
        </table:table-row>
        <table:table-row table:style-name="ro1">
          <table:table-cell table:style-name="Default" office:value-type="float" office:value="19.109" calcext:value-type="float">
            <text:p>19.109</text:p>
          </table:table-cell>
          <table:table-cell table:formula="of:=([.A87]-15)/4.5" office:value-type="float" office:value="0.913111111111112" calcext:value-type="float">
            <text:p>0.913111111111112</text:p>
          </table:table-cell>
          <table:table-cell office:value-type="float" office:value="1.7775" calcext:value-type="float">
            <text:p>1.7775</text:p>
          </table:table-cell>
          <table:table-cell office:value-type="float" office:value="0.184080017172355" calcext:value-type="float">
            <text:p>0.184080017172355</text:p>
          </table:table-cell>
          <table:table-cell office:value-type="float" office:value="2.4482" calcext:value-type="float">
            <text:p>2.4482</text:p>
          </table:table-cell>
          <table:table-cell office:value-type="float" office:value="0.25302642940499" calcext:value-type="float">
            <text:p>0.25302642940499</text:p>
          </table:table-cell>
          <table:table-cell office:value-type="float" office:value="7.89483333333333" calcext:value-type="float">
            <text:p>7.89483333333333</text:p>
          </table:table-cell>
          <table:table-cell office:value-type="float" office:value="0.537150499531482" calcext:value-type="float">
            <text:p>0.537150499531482</text:p>
          </table:table-cell>
          <table:table-cell office:value-type="float" office:value="8.16416666666667" calcext:value-type="float">
            <text:p>8.16416666666667</text:p>
          </table:table-cell>
          <table:table-cell office:value-type="float" office:value="0.555197884405913" calcext:value-type="float">
            <text:p>0.555197884405913</text:p>
          </table:table-cell>
          <table:table-cell office:value-type="float" office:value="14.163" calcext:value-type="float">
            <text:p>14.163</text:p>
          </table:table-cell>
          <table:table-cell office:value-type="float" office:value="0.716586584703843" calcext:value-type="float">
            <text:p>0.716586584703843</text:p>
          </table:table-cell>
          <table:table-cell office:value-type="float" office:value="14.263" calcext:value-type="float">
            <text:p>14.263</text:p>
          </table:table-cell>
          <table:table-cell office:value-type="float" office:value="0.721549375943109" calcext:value-type="float">
            <text:p>0.721549375943109</text:p>
          </table:table-cell>
          <table:table-cell table:number-columns-repeated="1010"/>
        </table:table-row>
        <table:table-row table:style-name="ro1">
          <table:table-cell table:style-name="Default" office:value-type="float" office:value="19.21" calcext:value-type="float">
            <text:p>19.21</text:p>
          </table:table-cell>
          <table:table-cell table:formula="of:=([.A88]-15)/4.5" office:value-type="float" office:value="0.935555555555556" calcext:value-type="float">
            <text:p>0.935555555555556</text:p>
          </table:table-cell>
          <table:table-cell office:value-type="float" office:value="1.76826666666667" calcext:value-type="float">
            <text:p>1.76826666666667</text:p>
          </table:table-cell>
          <table:table-cell office:value-type="float" office:value="0.183123499437169" calcext:value-type="float">
            <text:p>0.183123499437169</text:p>
          </table:table-cell>
          <table:table-cell office:value-type="float" office:value="2.45556666666667" calcext:value-type="float">
            <text:p>2.45556666666667</text:p>
          </table:table-cell>
          <table:table-cell office:value-type="float" office:value="0.253787647189211" calcext:value-type="float">
            <text:p>0.253787647189211</text:p>
          </table:table-cell>
          <table:table-cell office:value-type="float" office:value="7.8685" calcext:value-type="float">
            <text:p>7.8685</text:p>
          </table:table-cell>
          <table:table-cell office:value-type="float" office:value="0.535358860974239" calcext:value-type="float">
            <text:p>0.535358860974239</text:p>
          </table:table-cell>
          <table:table-cell office:value-type="float" office:value="8.14756666666667" calcext:value-type="float">
            <text:p>8.14756666666667</text:p>
          </table:table-cell>
          <table:table-cell office:value-type="float" office:value="0.554069082573264" calcext:value-type="float">
            <text:p>0.554069082573264</text:p>
          </table:table-cell>
          <table:table-cell office:value-type="float" office:value="14.1433333333333" calcext:value-type="float">
            <text:p>14.1433333333333</text:p>
          </table:table-cell>
          <table:table-cell office:value-type="float" office:value="0.71559157682009" calcext:value-type="float">
            <text:p>0.71559157682009</text:p>
          </table:table-cell>
          <table:table-cell office:value-type="float" office:value="14.248" calcext:value-type="float">
            <text:p>14.248</text:p>
          </table:table-cell>
          <table:table-cell office:value-type="float" office:value="0.720790581470332" calcext:value-type="float">
            <text:p>0.720790581470332</text:p>
          </table:table-cell>
          <table:table-cell table:number-columns-repeated="1010"/>
        </table:table-row>
        <table:table-row table:style-name="ro1">
          <table:table-cell table:style-name="Default" office:value-type="float" office:value="19.31" calcext:value-type="float">
            <text:p>19.31</text:p>
          </table:table-cell>
          <table:table-cell table:formula="of:=([.A89]-15)/4.5" office:value-type="float" office:value="0.957777777777777" calcext:value-type="float">
            <text:p>0.957777777777777</text:p>
          </table:table-cell>
          <table:table-cell office:value-type="float" office:value="1.75976666666667" calcext:value-type="float">
            <text:p>1.75976666666667</text:p>
          </table:table-cell>
          <table:table-cell office:value-type="float" office:value="0.182242918094146" calcext:value-type="float">
            <text:p>0.182242918094146</text:p>
          </table:table-cell>
          <table:table-cell office:value-type="float" office:value="2.46386666666667" calcext:value-type="float">
            <text:p>2.46386666666667</text:p>
          </table:table-cell>
          <table:table-cell office:value-type="float" office:value="0.25464530864771" calcext:value-type="float">
            <text:p>0.25464530864771</text:p>
          </table:table-cell>
          <table:table-cell office:value-type="float" office:value="7.8426" calcext:value-type="float">
            <text:p>7.8426</text:p>
          </table:table-cell>
          <table:table-cell office:value-type="float" office:value="0.533596695481046" calcext:value-type="float">
            <text:p>0.533596695481046</text:p>
          </table:table-cell>
          <table:table-cell office:value-type="float" office:value="8.13156666666667" calcext:value-type="float">
            <text:p>8.13156666666667</text:p>
          </table:table-cell>
          <table:table-cell office:value-type="float" office:value="0.552981070868689" calcext:value-type="float">
            <text:p>0.552981070868689</text:p>
          </table:table-cell>
          <table:table-cell office:value-type="float" office:value="14.124" calcext:value-type="float">
            <text:p>14.124</text:p>
          </table:table-cell>
          <table:table-cell office:value-type="float" office:value="0.714613422675327" calcext:value-type="float">
            <text:p>0.714613422675327</text:p>
          </table:table-cell>
          <table:table-cell office:value-type="float" office:value="14.2326666666667" calcext:value-type="float">
            <text:p>14.2326666666667</text:p>
          </table:table-cell>
          <table:table-cell office:value-type="float" office:value="0.72001491363838" calcext:value-type="float">
            <text:p>0.72001491363838</text:p>
          </table:table-cell>
          <table:table-cell table:number-columns-repeated="1010"/>
        </table:table-row>
        <table:table-row table:style-name="ro1">
          <table:table-cell table:style-name="Default" office:value-type="float" office:value="19.41" calcext:value-type="float">
            <text:p>19.41</text:p>
          </table:table-cell>
          <table:table-cell table:formula="of:=([.A90]-15)/4.5" office:value-type="float" office:value="0.98" calcext:value-type="float">
            <text:p>0.98</text:p>
          </table:table-cell>
          <table:table-cell office:value-type="float" office:value="1.7539" calcext:value-type="float">
            <text:p>1.7539</text:p>
          </table:table-cell>
          <table:table-cell office:value-type="float" office:value="0.181634971100155" calcext:value-type="float">
            <text:p>0.181634971100155</text:p>
          </table:table-cell>
          <table:table-cell office:value-type="float" office:value="2.47436666666667" calcext:value-type="float">
            <text:p>2.47436666666667</text:p>
          </table:table-cell>
          <table:table-cell office:value-type="float" office:value="0.255730315745678" calcext:value-type="float">
            <text:p>0.255730315745678</text:p>
          </table:table-cell>
          <table:table-cell office:value-type="float" office:value="7.81823333333333" calcext:value-type="float">
            <text:p>7.81823333333333</text:p>
          </table:table-cell>
          <table:table-cell office:value-type="float" office:value="0.531938871566746" calcext:value-type="float">
            <text:p>0.531938871566746</text:p>
          </table:table-cell>
          <table:table-cell office:value-type="float" office:value="8.11736666666667" calcext:value-type="float">
            <text:p>8.11736666666667</text:p>
          </table:table-cell>
          <table:table-cell office:value-type="float" office:value="0.552015481174021" calcext:value-type="float">
            <text:p>0.552015481174021</text:p>
          </table:table-cell>
          <table:table-cell office:value-type="float" office:value="14.106" calcext:value-type="float">
            <text:p>14.106</text:p>
          </table:table-cell>
          <table:table-cell office:value-type="float" office:value="0.713702741500762" calcext:value-type="float">
            <text:p>0.713702741500762</text:p>
          </table:table-cell>
          <table:table-cell office:value-type="float" office:value="14.219" calcext:value-type="float">
            <text:p>14.219</text:p>
          </table:table-cell>
          <table:table-cell office:value-type="float" office:value="0.71932356653985" calcext:value-type="float">
            <text:p>0.71932356653985</text:p>
          </table:table-cell>
          <table:table-cell table:number-columns-repeated="1010"/>
        </table:table-row>
        <table:table-row table:style-name="ro1">
          <table:table-cell table:style-name="Default" office:value-type="float" office:value="19.511" calcext:value-type="float">
            <text:p>19.511</text:p>
          </table:table-cell>
          <table:table-cell table:formula="of:=([.A91]-15)/4.5" office:value-type="float" office:value="1.00244444444444" calcext:value-type="float">
            <text:p>1.00244444444444</text:p>
          </table:table-cell>
          <table:table-cell office:value-type="float" office:value="1.74996666666667" calcext:value-type="float">
            <text:p>1.74996666666667</text:p>
          </table:table-cell>
          <table:table-cell office:value-type="float" office:value="0.181227232827664" calcext:value-type="float">
            <text:p>0.181227232827664</text:p>
          </table:table-cell>
          <table:table-cell office:value-type="float" office:value="2.4869" calcext:value-type="float">
            <text:p>2.4869</text:p>
          </table:table-cell>
          <table:table-cell office:value-type="float" office:value="0.257025480780015" calcext:value-type="float">
            <text:p>0.257025480780015</text:p>
          </table:table-cell>
          <table:table-cell office:value-type="float" office:value="7.79473333333333" calcext:value-type="float">
            <text:p>7.79473333333333</text:p>
          </table:table-cell>
          <table:table-cell office:value-type="float" office:value="0.530340005813137" calcext:value-type="float">
            <text:p>0.530340005813137</text:p>
          </table:table-cell>
          <table:table-cell office:value-type="float" office:value="8.10426666666667" calcext:value-type="float">
            <text:p>8.10426666666667</text:p>
          </table:table-cell>
          <table:table-cell office:value-type="float" office:value="0.551124678719468" calcext:value-type="float">
            <text:p>0.551124678719468</text:p>
          </table:table-cell>
          <table:table-cell office:value-type="float" office:value="14.0893333333333" calcext:value-type="float">
            <text:p>14.0893333333333</text:p>
          </table:table-cell>
          <table:table-cell office:value-type="float" office:value="0.712859516231995" calcext:value-type="float">
            <text:p>0.712859516231995</text:p>
          </table:table-cell>
          <table:table-cell office:value-type="float" office:value="14.2063333333333" calcext:value-type="float">
            <text:p>14.2063333333333</text:p>
          </table:table-cell>
          <table:table-cell office:value-type="float" office:value="0.718682808810542" calcext:value-type="float">
            <text:p>0.718682808810542</text:p>
          </table:table-cell>
          <table:table-cell table:number-columns-repeated="1010"/>
        </table:table-row>
        <table:table-row table:style-name="ro1">
          <table:table-cell table:style-name="Default" office:value-type="float" office:value="19.611" calcext:value-type="float">
            <text:p>19.611</text:p>
          </table:table-cell>
          <table:table-cell table:formula="of:=([.A92]-15)/4.5" office:value-type="float" office:value="1.02466666666667" calcext:value-type="float">
            <text:p>1.02466666666667</text:p>
          </table:table-cell>
          <table:table-cell office:value-type="float" office:value="1.7471" calcext:value-type="float">
            <text:p>1.7471</text:p>
          </table:table-cell>
          <table:table-cell office:value-type="float" office:value="0.180929900707654" calcext:value-type="float">
            <text:p>0.180929900707654</text:p>
          </table:table-cell>
          <table:table-cell office:value-type="float" office:value="2.50033333333333" calcext:value-type="float">
            <text:p>2.50033333333333</text:p>
          </table:table-cell>
          <table:table-cell office:value-type="float" office:value="0.258413614745602" calcext:value-type="float">
            <text:p>0.258413614745602</text:p>
          </table:table-cell>
          <table:table-cell office:value-type="float" office:value="7.77246666666667" calcext:value-type="float">
            <text:p>7.77246666666667</text:p>
          </table:table-cell>
          <table:table-cell office:value-type="float" office:value="0.528825066220251" calcext:value-type="float">
            <text:p>0.528825066220251</text:p>
          </table:table-cell>
          <table:table-cell office:value-type="float" office:value="8.09236666666667" calcext:value-type="float">
            <text:p>8.09236666666667</text:p>
          </table:table-cell>
          <table:table-cell office:value-type="float" office:value="0.55031549736008" calcext:value-type="float">
            <text:p>0.55031549736008</text:p>
          </table:table-cell>
          <table:table-cell office:value-type="float" office:value="14.0733333333333" calcext:value-type="float">
            <text:p>14.0733333333333</text:p>
          </table:table-cell>
          <table:table-cell office:value-type="float" office:value="0.712050016355289" calcext:value-type="float">
            <text:p>0.712050016355289</text:p>
          </table:table-cell>
          <table:table-cell office:value-type="float" office:value="14.1943333333333" calcext:value-type="float">
            <text:p>14.1943333333333</text:p>
          </table:table-cell>
          <table:table-cell office:value-type="float" office:value="0.718075782445432" calcext:value-type="float">
            <text:p>0.718075782445432</text:p>
          </table:table-cell>
          <table:table-cell table:number-columns-repeated="1010"/>
        </table:table-row>
        <table:table-row table:style-name="ro1">
          <table:table-cell table:style-name="Default" office:value-type="float" office:value="19.712" calcext:value-type="float">
            <text:p>19.712</text:p>
          </table:table-cell>
          <table:table-cell table:formula="of:=([.A93]-15)/4.5" office:value-type="float" office:value="1.04711111111111" calcext:value-type="float">
            <text:p>1.04711111111111</text:p>
          </table:table-cell>
          <table:table-cell office:value-type="float" office:value="1.74743333333333" calcext:value-type="float">
            <text:p>1.74743333333333</text:p>
          </table:table-cell>
          <table:table-cell office:value-type="float" office:value="0.180963980056878" calcext:value-type="float">
            <text:p>0.180963980056878</text:p>
          </table:table-cell>
          <table:table-cell office:value-type="float" office:value="2.5168" calcext:value-type="float">
            <text:p>2.5168</text:p>
          </table:table-cell>
          <table:table-cell office:value-type="float" office:value="0.260115284778672" calcext:value-type="float">
            <text:p>0.260115284778672</text:p>
          </table:table-cell>
          <table:table-cell office:value-type="float" office:value="7.7519" calcext:value-type="float">
            <text:p>7.7519</text:p>
          </table:table-cell>
          <table:table-cell office:value-type="float" office:value="0.527425773984568" calcext:value-type="float">
            <text:p>0.527425773984568</text:p>
          </table:table-cell>
          <table:table-cell office:value-type="float" office:value="8.08223333333333" calcext:value-type="float">
            <text:p>8.08223333333333</text:p>
          </table:table-cell>
          <table:table-cell office:value-type="float" office:value="0.549626438841965" calcext:value-type="float">
            <text:p>0.549626438841965</text:p>
          </table:table-cell>
          <table:table-cell office:value-type="float" office:value="14.0583333333333" calcext:value-type="float">
            <text:p>14.0583333333333</text:p>
          </table:table-cell>
          <table:table-cell office:value-type="float" office:value="0.711291112674032" calcext:value-type="float">
            <text:p>0.711291112674032</text:p>
          </table:table-cell>
          <table:table-cell office:value-type="float" office:value="14.1833333333333" calcext:value-type="float">
            <text:p>14.1833333333333</text:p>
          </table:table-cell>
          <table:table-cell office:value-type="float" office:value="0.717519335212409" calcext:value-type="float">
            <text:p>0.717519335212409</text:p>
          </table:table-cell>
          <table:table-cell table:number-columns-repeated="1010"/>
        </table:table-row>
        <table:table-row table:style-name="ro1">
          <table:table-cell table:style-name="Default" office:value-type="float" office:value="19.812" calcext:value-type="float">
            <text:p>19.812</text:p>
          </table:table-cell>
          <table:table-cell table:formula="of:=([.A94]-15)/4.5" office:value-type="float" office:value="1.06933333333333" calcext:value-type="float">
            <text:p>1.06933333333333</text:p>
          </table:table-cell>
          <table:table-cell office:value-type="float" office:value="1.74743333333333" calcext:value-type="float">
            <text:p>1.74743333333333</text:p>
          </table:table-cell>
          <table:table-cell office:value-type="float" office:value="0.180963484026053" calcext:value-type="float">
            <text:p>0.180963484026053</text:p>
          </table:table-cell>
          <table:table-cell office:value-type="float" office:value="2.5329" calcext:value-type="float">
            <text:p>2.5329</text:p>
          </table:table-cell>
          <table:table-cell office:value-type="float" office:value="0.26177900373459" calcext:value-type="float">
            <text:p>0.26177900373459</text:p>
          </table:table-cell>
          <table:table-cell office:value-type="float" office:value="7.73166666666667" calcext:value-type="float">
            <text:p>7.73166666666667</text:p>
          </table:table-cell>
          <table:table-cell office:value-type="float" office:value="0.526049172300667" calcext:value-type="float">
            <text:p>0.526049172300667</text:p>
          </table:table-cell>
          <table:table-cell office:value-type="float" office:value="8.07243333333333" calcext:value-type="float">
            <text:p>8.07243333333333</text:p>
          </table:table-cell>
          <table:table-cell office:value-type="float" office:value="0.548960059450959" calcext:value-type="float">
            <text:p>0.548960059450959</text:p>
          </table:table-cell>
          <table:table-cell office:value-type="float" office:value="14.044" calcext:value-type="float">
            <text:p>14.044</text:p>
          </table:table-cell>
          <table:table-cell office:value-type="float" office:value="0.710565945477873" calcext:value-type="float">
            <text:p>0.710565945477873</text:p>
          </table:table-cell>
          <table:table-cell office:value-type="float" office:value="14.1733333333333" calcext:value-type="float">
            <text:p>14.1733333333333</text:p>
          </table:table-cell>
          <table:table-cell office:value-type="float" office:value="0.717013487585745" calcext:value-type="float">
            <text:p>0.717013487585745</text:p>
          </table:table-cell>
          <table:table-cell table:number-columns-repeated="1010"/>
        </table:table-row>
        <table:table-row table:style-name="ro1">
          <table:table-cell table:style-name="Default" office:value-type="float" office:value="19.912" calcext:value-type="float">
            <text:p>19.912</text:p>
          </table:table-cell>
          <table:table-cell table:formula="of:=([.A95]-15)/4.5" office:value-type="float" office:value="1.09155555555556" calcext:value-type="float">
            <text:p>1.09155555555556</text:p>
          </table:table-cell>
          <table:table-cell office:value-type="float" office:value="1.7515" calcext:value-type="float">
            <text:p>1.7515</text:p>
          </table:table-cell>
          <table:table-cell office:value-type="float" office:value="0.181384202592228" calcext:value-type="float">
            <text:p>0.181384202592228</text:p>
          </table:table-cell>
          <table:table-cell office:value-type="float" office:value="2.55276666666667" calcext:value-type="float">
            <text:p>2.55276666666667</text:p>
          </table:table-cell>
          <table:table-cell office:value-type="float" office:value="0.2638320698002" calcext:value-type="float">
            <text:p>0.2638320698002</text:p>
          </table:table-cell>
          <table:table-cell office:value-type="float" office:value="7.71373333333333" calcext:value-type="float">
            <text:p>7.71373333333333</text:p>
          </table:table-cell>
          <table:table-cell office:value-type="float" office:value="0.52482904156013" calcext:value-type="float">
            <text:p>0.52482904156013</text:p>
          </table:table-cell>
          <table:table-cell office:value-type="float" office:value="8.06506666666667" calcext:value-type="float">
            <text:p>8.06506666666667</text:p>
          </table:table-cell>
          <table:table-cell office:value-type="float" office:value="0.548459143742224" calcext:value-type="float">
            <text:p>0.548459143742224</text:p>
          </table:table-cell>
          <table:table-cell office:value-type="float" office:value="14.0306666666667" calcext:value-type="float">
            <text:p>14.0306666666667</text:p>
          </table:table-cell>
          <table:table-cell office:value-type="float" office:value="0.709891368505802" calcext:value-type="float">
            <text:p>0.709891368505802</text:p>
          </table:table-cell>
          <table:table-cell office:value-type="float" office:value="14.1646666666667" calcext:value-type="float">
            <text:p>14.1646666666667</text:p>
          </table:table-cell>
          <table:table-cell office:value-type="float" office:value="0.716575077096191" calcext:value-type="float">
            <text:p>0.716575077096191</text:p>
          </table:table-cell>
          <table:table-cell table:number-columns-repeated="1010"/>
        </table:table-row>
        <table:table-row table:style-name="ro1">
          <table:table-cell table:style-name="Default" office:value-type="float" office:value="20.013" calcext:value-type="float">
            <text:p>20.013</text:p>
          </table:table-cell>
          <table:table-cell table:formula="of:=([.A96]-15)/4.5" office:value-type="float" office:value="1.114" calcext:value-type="float">
            <text:p>1.114</text:p>
          </table:table-cell>
          <table:table-cell office:value-type="float" office:value="1.75486666666667" calcext:value-type="float">
            <text:p>1.75486666666667</text:p>
          </table:table-cell>
          <table:table-cell office:value-type="float" office:value="0.181732382391073" calcext:value-type="float">
            <text:p>0.181732382391073</text:p>
          </table:table-cell>
          <table:table-cell office:value-type="float" office:value="2.57206666666667" calcext:value-type="float">
            <text:p>2.57206666666667</text:p>
          </table:table-cell>
          <table:table-cell office:value-type="float" office:value="0.265826520306053" calcext:value-type="float">
            <text:p>0.265826520306053</text:p>
          </table:table-cell>
          <table:table-cell office:value-type="float" office:value="7.6958" calcext:value-type="float">
            <text:p>7.6958</text:p>
          </table:table-cell>
          <table:table-cell office:value-type="float" office:value="0.523608911900346" calcext:value-type="float">
            <text:p>0.523608911900346</text:p>
          </table:table-cell>
          <table:table-cell office:value-type="float" office:value="8.05776666666667" calcext:value-type="float">
            <text:p>8.05776666666667</text:p>
          </table:table-cell>
          <table:table-cell office:value-type="float" office:value="0.547962758094027" calcext:value-type="float">
            <text:p>0.547962758094027</text:p>
          </table:table-cell>
          <table:table-cell office:value-type="float" office:value="14.0183333333333" calcext:value-type="float">
            <text:p>14.0183333333333</text:p>
          </table:table-cell>
          <table:table-cell office:value-type="float" office:value="0.70926738772918" calcext:value-type="float">
            <text:p>0.70926738772918</text:p>
          </table:table-cell>
          <table:table-cell office:value-type="float" office:value="14.156" calcext:value-type="float">
            <text:p>14.156</text:p>
          </table:table-cell>
          <table:table-cell office:value-type="float" office:value="0.716136676843773" calcext:value-type="float">
            <text:p>0.716136676843773</text:p>
          </table:table-cell>
          <table:table-cell table:number-columns-repeated="1010"/>
        </table:table-row>
        <table:table-row table:style-name="ro1">
          <table:table-cell table:style-name="Default" office:value-type="float" office:value="20.113" calcext:value-type="float">
            <text:p>20.113</text:p>
          </table:table-cell>
          <table:table-cell table:formula="of:=([.A97]-15)/4.5" office:value-type="float" office:value="1.13622222222222" calcext:value-type="float">
            <text:p>1.13622222222222</text:p>
          </table:table-cell>
          <table:table-cell office:value-type="float" office:value="1.76113333333333" calcext:value-type="float">
            <text:p>1.76113333333333</text:p>
          </table:table-cell>
          <table:table-cell office:value-type="float" office:value="0.182380942339024" calcext:value-type="float">
            <text:p>0.182380942339024</text:p>
          </table:table-cell>
          <table:table-cell office:value-type="float" office:value="2.5942" calcext:value-type="float">
            <text:p>2.5942</text:p>
          </table:table-cell>
          <table:table-cell office:value-type="float" office:value="0.268113844881287" calcext:value-type="float">
            <text:p>0.268113844881287</text:p>
          </table:table-cell>
          <table:table-cell office:value-type="float" office:value="7.67983333333333" calcext:value-type="float">
            <text:p>7.67983333333333</text:p>
          </table:table-cell>
          <table:table-cell office:value-type="float" office:value="0.52252259950441" calcext:value-type="float">
            <text:p>0.52252259950441</text:p>
          </table:table-cell>
          <table:table-cell office:value-type="float" office:value="8.0524" calcext:value-type="float">
            <text:p>8.0524</text:p>
          </table:table-cell>
          <table:table-cell office:value-type="float" office:value="0.547597858122966" calcext:value-type="float">
            <text:p>0.547597858122966</text:p>
          </table:table-cell>
          <table:table-cell office:value-type="float" office:value="14.0066666666667" calcext:value-type="float">
            <text:p>14.0066666666667</text:p>
          </table:table-cell>
          <table:table-cell office:value-type="float" office:value="0.70867713831598" calcext:value-type="float">
            <text:p>0.70867713831598</text:p>
          </table:table-cell>
          <table:table-cell office:value-type="float" office:value="14.1483333333333" calcext:value-type="float">
            <text:p>14.1483333333333</text:p>
          </table:table-cell>
          <table:table-cell office:value-type="float" office:value="0.715748865960578" calcext:value-type="float">
            <text:p>0.715748865960578</text:p>
          </table:table-cell>
          <table:table-cell table:number-columns-repeated="1010"/>
        </table:table-row>
        <table:table-row table:style-name="ro1">
          <table:table-cell table:style-name="Default" office:value-type="float" office:value="20.213" calcext:value-type="float">
            <text:p>20.213</text:p>
          </table:table-cell>
          <table:table-cell table:formula="of:=([.A98]-15)/4.5" office:value-type="float" office:value="1.15844444444444" calcext:value-type="float">
            <text:p>1.15844444444444</text:p>
          </table:table-cell>
          <table:table-cell office:value-type="float" office:value="1.76813333333333" calcext:value-type="float">
            <text:p>1.76813333333333</text:p>
          </table:table-cell>
          <table:table-cell office:value-type="float" office:value="0.183105463336867" calcext:value-type="float">
            <text:p>0.183105463336867</text:p>
          </table:table-cell>
          <table:table-cell office:value-type="float" office:value="2.6171" calcext:value-type="float">
            <text:p>2.6171</text:p>
          </table:table-cell>
          <table:table-cell office:value-type="float" office:value="0.270480407384489" calcext:value-type="float">
            <text:p>0.270480407384489</text:p>
          </table:table-cell>
          <table:table-cell office:value-type="float" office:value="7.6644" calcext:value-type="float">
            <text:p>7.6644</text:p>
          </table:table-cell>
          <table:table-cell office:value-type="float" office:value="0.521472565209825" calcext:value-type="float">
            <text:p>0.521472565209825</text:p>
          </table:table-cell>
          <table:table-cell office:value-type="float" office:value="8.0477" calcext:value-type="float">
            <text:p>8.0477</text:p>
          </table:table-cell>
          <table:table-cell office:value-type="float" office:value="0.547278278340516" calcext:value-type="float">
            <text:p>0.547278278340516</text:p>
          </table:table-cell>
          <table:table-cell office:value-type="float" office:value="13.9953333333333" calcext:value-type="float">
            <text:p>13.9953333333333</text:p>
          </table:table-cell>
          <table:table-cell office:value-type="float" office:value="0.708103753734807" calcext:value-type="float">
            <text:p>0.708103753734807</text:p>
          </table:table-cell>
          <table:table-cell office:value-type="float" office:value="14.1416666666667" calcext:value-type="float">
            <text:p>14.1416666666667</text:p>
          </table:table-cell>
          <table:table-cell office:value-type="float" office:value="0.715411634209469" calcext:value-type="float">
            <text:p>0.715411634209469</text:p>
          </table:table-cell>
          <table:table-cell table:number-columns-repeated="1010"/>
        </table:table-row>
        <table:table-row table:style-name="ro1">
          <table:table-cell table:style-name="Default" office:value-type="float" office:value="20.314" calcext:value-type="float">
            <text:p>20.314</text:p>
          </table:table-cell>
          <table:table-cell table:formula="of:=([.A99]-15)/4.5" office:value-type="float" office:value="1.18088888888889" calcext:value-type="float">
            <text:p>1.18088888888889</text:p>
          </table:table-cell>
          <table:table-cell office:value-type="float" office:value="1.7755" calcext:value-type="float">
            <text:p>1.7755</text:p>
          </table:table-cell>
          <table:table-cell office:value-type="float" office:value="0.183867921974257" calcext:value-type="float">
            <text:p>0.183867921974257</text:p>
          </table:table-cell>
          <table:table-cell office:value-type="float" office:value="2.64063333333333" calcext:value-type="float">
            <text:p>2.64063333333333</text:p>
          </table:table-cell>
          <table:table-cell office:value-type="float" office:value="0.272912394375689" calcext:value-type="float">
            <text:p>0.272912394375689</text:p>
          </table:table-cell>
          <table:table-cell office:value-type="float" office:value="7.6501" calcext:value-type="float">
            <text:p>7.6501</text:p>
          </table:table-cell>
          <table:table-cell office:value-type="float" office:value="0.520499649877155" calcext:value-type="float">
            <text:p>0.520499649877155</text:p>
          </table:table-cell>
          <table:table-cell office:value-type="float" office:value="8.04393333333333" calcext:value-type="float">
            <text:p>8.04393333333333</text:p>
          </table:table-cell>
          <table:table-cell office:value-type="float" office:value="0.547022179986624" calcext:value-type="float">
            <text:p>0.547022179986624</text:p>
          </table:table-cell>
          <table:table-cell office:value-type="float" office:value="13.985" calcext:value-type="float">
            <text:p>13.985</text:p>
          </table:table-cell>
          <table:table-cell office:value-type="float" office:value="0.707580971320443" calcext:value-type="float">
            <text:p>0.707580971320443</text:p>
          </table:table-cell>
          <table:table-cell office:value-type="float" office:value="14.1356666666667" calcext:value-type="float">
            <text:p>14.1356666666667</text:p>
          </table:table-cell>
          <table:table-cell office:value-type="float" office:value="0.715108144059695" calcext:value-type="float">
            <text:p>0.715108144059695</text:p>
          </table:table-cell>
          <table:table-cell table:number-columns-repeated="1010"/>
        </table:table-row>
        <table:table-row table:style-name="ro1">
          <table:table-cell table:style-name="Default" office:value-type="float" office:value="20.414" calcext:value-type="float">
            <text:p>20.414</text:p>
          </table:table-cell>
          <table:table-cell table:formula="of:=([.A100]-15)/4.5" office:value-type="float" office:value="1.20311111111111" calcext:value-type="float">
            <text:p>1.20311111111111</text:p>
          </table:table-cell>
          <table:table-cell office:value-type="float" office:value="1.7851" calcext:value-type="float">
            <text:p>1.7851</text:p>
          </table:table-cell>
          <table:table-cell office:value-type="float" office:value="0.184861752606981" calcext:value-type="float">
            <text:p>0.184861752606981</text:p>
          </table:table-cell>
          <table:table-cell office:value-type="float" office:value="2.66643333333333" calcext:value-type="float">
            <text:p>2.66643333333333</text:p>
          </table:table-cell>
          <table:table-cell office:value-type="float" office:value="0.275578708872438" calcext:value-type="float">
            <text:p>0.275578708872438</text:p>
          </table:table-cell>
          <table:table-cell office:value-type="float" office:value="7.63726666666667" calcext:value-type="float">
            <text:p>7.63726666666667</text:p>
          </table:table-cell>
          <table:table-cell office:value-type="float" office:value="0.519626517525223" calcext:value-type="float">
            <text:p>0.519626517525223</text:p>
          </table:table-cell>
          <table:table-cell office:value-type="float" office:value="8.04163333333333" calcext:value-type="float">
            <text:p>8.04163333333333</text:p>
          </table:table-cell>
          <table:table-cell office:value-type="float" office:value="0.546865806329571" calcext:value-type="float">
            <text:p>0.546865806329571</text:p>
          </table:table-cell>
          <table:table-cell office:value-type="float" office:value="13.976" calcext:value-type="float">
            <text:p>13.976</text:p>
          </table:table-cell>
          <table:table-cell office:value-type="float" office:value="0.70712563371884" calcext:value-type="float">
            <text:p>0.70712563371884</text:p>
          </table:table-cell>
          <table:table-cell office:value-type="float" office:value="14.1303333333333" calcext:value-type="float">
            <text:p>14.1303333333333</text:p>
          </table:table-cell>
          <table:table-cell office:value-type="float" office:value="0.714838364799847" calcext:value-type="float">
            <text:p>0.714838364799847</text:p>
          </table:table-cell>
          <table:table-cell table:number-columns-repeated="1010"/>
        </table:table-row>
        <table:table-row table:style-name="ro1">
          <table:table-cell table:style-name="Default" office:value-type="float" office:value="20.514" calcext:value-type="float">
            <text:p>20.514</text:p>
          </table:table-cell>
          <table:table-cell table:formula="of:=([.A101]-15)/4.5" office:value-type="float" office:value="1.22533333333333" calcext:value-type="float">
            <text:p>1.22533333333333</text:p>
          </table:table-cell>
          <table:table-cell office:value-type="float" office:value="1.79393333333333" calcext:value-type="float">
            <text:p>1.79393333333333</text:p>
          </table:table-cell>
          <table:table-cell office:value-type="float" office:value="0.185776118359009" calcext:value-type="float">
            <text:p>0.185776118359009</text:p>
          </table:table-cell>
          <table:table-cell office:value-type="float" office:value="2.69163333333333" calcext:value-type="float">
            <text:p>2.69163333333333</text:p>
          </table:table-cell>
          <table:table-cell office:value-type="float" office:value="0.278182950580125" calcext:value-type="float">
            <text:p>0.278182950580125</text:p>
          </table:table-cell>
          <table:table-cell office:value-type="float" office:value="7.62446666666667" calcext:value-type="float">
            <text:p>7.62446666666667</text:p>
          </table:table-cell>
          <table:table-cell office:value-type="float" office:value="0.518755657064644" calcext:value-type="float">
            <text:p>0.518755657064644</text:p>
          </table:table-cell>
          <table:table-cell office:value-type="float" office:value="8.0393" calcext:value-type="float">
            <text:p>8.0393</text:p>
          </table:table-cell>
          <table:table-cell office:value-type="float" office:value="0.546707171569489" calcext:value-type="float">
            <text:p>0.546707171569489</text:p>
          </table:table-cell>
          <table:table-cell office:value-type="float" office:value="13.9666666666667" calcext:value-type="float">
            <text:p>13.9666666666667</text:p>
          </table:table-cell>
          <table:table-cell office:value-type="float" office:value="0.706653436406888" calcext:value-type="float">
            <text:p>0.706653436406888</text:p>
          </table:table-cell>
          <table:table-cell office:value-type="float" office:value="14.1253333333333" calcext:value-type="float">
            <text:p>14.1253333333333</text:p>
          </table:table-cell>
          <table:table-cell office:value-type="float" office:value="0.714585453782159" calcext:value-type="float">
            <text:p>0.714585453782159</text:p>
          </table:table-cell>
          <table:table-cell table:number-columns-repeated="1010"/>
        </table:table-row>
        <table:table-row table:style-name="ro1">
          <table:table-cell table:style-name="Default" office:value-type="float" office:value="20.615" calcext:value-type="float">
            <text:p>20.615</text:p>
          </table:table-cell>
          <table:table-cell table:formula="of:=([.A102]-15)/4.5" office:value-type="float" office:value="1.24777777777778" calcext:value-type="float">
            <text:p>1.24777777777778</text:p>
          </table:table-cell>
          <table:table-cell office:value-type="float" office:value="1.80573333333333" calcext:value-type="float">
            <text:p>1.80573333333333</text:p>
          </table:table-cell>
          <table:table-cell office:value-type="float" office:value="0.186997823613816" calcext:value-type="float">
            <text:p>0.186997823613816</text:p>
          </table:table-cell>
          <table:table-cell office:value-type="float" office:value="2.72" calcext:value-type="float">
            <text:p>2.72</text:p>
          </table:table-cell>
          <table:table-cell office:value-type="float" office:value="0.281114562322979" calcext:value-type="float">
            <text:p>0.281114562322979</text:p>
          </table:table-cell>
          <table:table-cell office:value-type="float" office:value="7.6141" calcext:value-type="float">
            <text:p>7.6141</text:p>
          </table:table-cell>
          <table:table-cell office:value-type="float" office:value="0.518050354662255" calcext:value-type="float">
            <text:p>0.518050354662255</text:p>
          </table:table-cell>
          <table:table-cell office:value-type="float" office:value="8.0391" calcext:value-type="float">
            <text:p>8.0391</text:p>
          </table:table-cell>
          <table:table-cell office:value-type="float" office:value="0.546693604813677" calcext:value-type="float">
            <text:p>0.546693604813677</text:p>
          </table:table-cell>
          <table:table-cell office:value-type="float" office:value="13.9586666666667" calcext:value-type="float">
            <text:p>13.9586666666667</text:p>
          </table:table-cell>
          <table:table-cell office:value-type="float" office:value="0.706248695000734" calcext:value-type="float">
            <text:p>0.706248695000734</text:p>
          </table:table-cell>
          <table:table-cell office:value-type="float" office:value="14.1216666666667" calcext:value-type="float">
            <text:p>14.1216666666667</text:p>
          </table:table-cell>
          <table:table-cell office:value-type="float" office:value="0.714399990138718" calcext:value-type="float">
            <text:p>0.714399990138718</text:p>
          </table:table-cell>
          <table:table-cell table:number-columns-repeated="1010"/>
        </table:table-row>
        <table:table-row table:style-name="ro1">
          <table:table-cell table:style-name="Default" office:value-type="float" office:value="20.715" calcext:value-type="float">
            <text:p>20.715</text:p>
          </table:table-cell>
          <table:table-cell table:formula="of:=([.A103]-15)/4.5" office:value-type="float" office:value="1.27" calcext:value-type="float">
            <text:p>1.27</text:p>
          </table:table-cell>
          <table:table-cell office:value-type="float" office:value="1.81706666666667" calcext:value-type="float">
            <text:p>1.81706666666667</text:p>
          </table:table-cell>
          <table:table-cell office:value-type="float" office:value="0.188171158601136" calcext:value-type="float">
            <text:p>0.188171158601136</text:p>
          </table:table-cell>
          <table:table-cell office:value-type="float" office:value="2.74793333333333" calcext:value-type="float">
            <text:p>2.74793333333333</text:p>
          </table:table-cell>
          <table:table-cell office:value-type="float" office:value="0.284001348241425" calcext:value-type="float">
            <text:p>0.284001348241425</text:p>
          </table:table-cell>
          <table:table-cell office:value-type="float" office:value="7.60353333333333" calcext:value-type="float">
            <text:p>7.60353333333333</text:p>
          </table:table-cell>
          <table:table-cell office:value-type="float" office:value="0.517331437555987" calcext:value-type="float">
            <text:p>0.517331437555987</text:p>
          </table:table-cell>
          <table:table-cell office:value-type="float" office:value="8.03886666666667" calcext:value-type="float">
            <text:p>8.03886666666667</text:p>
          </table:table-cell>
          <table:table-cell office:value-type="float" office:value="0.546677764008721" calcext:value-type="float">
            <text:p>0.546677764008721</text:p>
          </table:table-cell>
          <table:table-cell office:value-type="float" office:value="13.9503333333333" calcext:value-type="float">
            <text:p>13.9503333333333</text:p>
          </table:table-cell>
          <table:table-cell office:value-type="float" office:value="0.705827087912869" calcext:value-type="float">
            <text:p>0.705827087912869</text:p>
          </table:table-cell>
          <table:table-cell office:value-type="float" office:value="14.1173333333333" calcext:value-type="float">
            <text:p>14.1173333333333</text:p>
          </table:table-cell>
          <table:table-cell office:value-type="float" office:value="0.714180805368214" calcext:value-type="float">
            <text:p>0.714180805368214</text:p>
          </table:table-cell>
          <table:table-cell table:number-columns-repeated="1010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21:33:56.707000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6:56:30.657227149</meta:creation-date>
    <dc:date>2019-05-26T21:58:03.496269603</dc:date>
    <meta:editing-duration>PT41M59S</meta:editing-duration>
    <meta:editing-cycles>4</meta:editing-cycles>
    <meta:generator>LibreOffice/6.2.0.3$MacOSX_X86_64 LibreOffice_project/98c6a8a1c6c7b144ce3cc729e34964b47ce25d62</meta:generator>
    <meta:document-statistic meta:table-count="1" meta:cell-count="1431" meta:object-count="0"/>
  </office:meta>
</office:document-meta>
</file>